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2" text:style-name="WW_CharLFO2LVL2"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3" text:style-name="WW_CharLFO2LVL3"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4" text:style-name="WW_CharLFO2LVL4"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5" text:style-name="WW_CharLFO2LVL5"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6" text:style-name="WW_CharLFO2LVL6"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7" text:style-name="WW_CharLFO2LVL7"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8" text:style-name="WW_CharLFO2LVL8"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9" text:style-name="WW_CharLFO2LVL9"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style>
    <style:style style:name="P1" style:parent-style-name="Titre" style:master-page-name="MP0" style:family="paragraph">
      <style:paragraph-properties fo:break-before="page"/>
    </style:style>
    <style:style style:name="P16" style:parent-style-name="TM1" style:family="paragraph">
      <style:paragraph-properties>
        <style:tab-stops>
          <style:tab-stop style:type="right" style:leader-style="dotted" style:leader-text="." style:position="6.6861in"/>
        </style:tab-stops>
      </style:paragraph-properties>
    </style:style>
    <style:style style:name="P17" style:parent-style-name="TM1" style:family="paragraph">
      <style:paragraph-properties>
        <style:tab-stops>
          <style:tab-stop style:type="right" style:leader-style="dotted" style:leader-text="." style:position="6.6861in"/>
        </style:tab-stops>
      </style:paragraph-properties>
    </style:style>
    <style:style style:name="P18" style:parent-style-name="TM1" style:family="paragraph">
      <style:paragraph-properties>
        <style:tab-stops>
          <style:tab-stop style:type="right" style:leader-style="dotted" style:leader-text="." style:position="6.6861in"/>
        </style:tab-stops>
      </style:paragraph-properties>
    </style:style>
    <style:style style:name="P19" style:parent-style-name="TM1" style:family="paragraph">
      <style:paragraph-properties>
        <style:tab-stops>
          <style:tab-stop style:type="right" style:leader-style="dotted" style:leader-text="." style:position="6.6861in"/>
        </style:tab-stops>
      </style:paragraph-properties>
    </style:style>
    <style:style style:name="P20" style:parent-style-name="TM1" style:family="paragraph">
      <style:paragraph-properties>
        <style:tab-stops>
          <style:tab-stop style:type="right" style:leader-style="dotted" style:leader-text="." style:position="6.6861in"/>
        </style:tab-stops>
      </style:paragraph-properties>
    </style:style>
    <style:style style:name="P21" style:parent-style-name="TM1" style:family="paragraph">
      <style:paragraph-properties>
        <style:tab-stops>
          <style:tab-stop style:type="right" style:leader-style="dotted" style:leader-text="." style:position="6.6861in"/>
        </style:tab-stops>
      </style:paragraph-properties>
    </style:style>
    <style:style style:name="P22" style:parent-style-name="Paragraphedeliste" style:list-style-name="LFO1" style:family="paragraph"/>
    <style:style style:name="P23" style:parent-style-name="Paragraphedeliste" style:list-style-name="LFO1" style:family="paragraph"/>
    <style:style style:name="P24" style:parent-style-name="Paragraphedeliste" style:list-style-name="LFO1" style:family="paragraph"/>
    <style:style style:name="T25" style:parent-style-name="Policepardéfaut" style:family="text">
      <style:text-properties fo:color="#FF0000"/>
    </style:style>
    <style:style style:name="T26" style:parent-style-name="Policepardéfaut" style:family="text">
      <style:text-properties fo:color="#FF0000"/>
    </style:style>
    <style:style style:name="T27" style:parent-style-name="Policepardéfaut" style:family="text">
      <style:text-properties fo:color="#FF0000"/>
    </style:style>
    <style:style style:name="P28" style:parent-style-name="Paragraphedeliste" style:list-style-name="LFO1" style:family="paragraph"/>
    <style:style style:name="P29" style:parent-style-name="Paragraphedeliste" style:list-style-name="LFO1" style:family="paragraph"/>
    <style:style style:name="P30" style:parent-style-name="Paragraphedeliste" style:list-style-name="LFO1" style:family="paragraph"/>
    <style:style style:name="P31" style:parent-style-name="Paragraphedeliste" style:list-style-name="LFO1" style:family="paragraph"/>
    <style:style style:name="T32" style:parent-style-name="Policepardéfaut" style:family="text">
      <style:text-properties fo:font-style="italic" style:font-style-asian="italic" style:font-style-complex="italic"/>
    </style:style>
    <style:style style:name="P33" style:parent-style-name="Normal" style:family="paragraph">
      <style:paragraph-properties fo:break-before="page"/>
      <style:text-properties fo:font-size="1pt" style:font-size-asian="1pt" style:font-size-complex="1pt"/>
    </style:style>
    <style:style style:name="T34" style:parent-style-name="Policepardéfaut" style:family="text">
      <style:text-properties fo:color="#FF0000"/>
    </style:style>
    <style:style style:name="T35" style:parent-style-name="Policepardéfaut" style:family="text">
      <style:text-properties fo:color="#FF0000"/>
    </style:style>
    <style:style style:name="TableColumn37" style:family="table-column">
      <style:table-column-properties style:column-width="2.9465in" style:use-optimal-column-width="false"/>
    </style:style>
    <style:style style:name="TableColumn38" style:family="table-column">
      <style:table-column-properties style:column-width="7.0909in" style:use-optimal-column-width="false"/>
    </style:style>
    <style:style style:name="Table36" style:family="table">
      <style:table-properties style:width="10.0375in" fo:margin-left="0in" table:align="left"/>
    </style:style>
    <style:style style:name="TableRow39" style:family="table-row">
      <style:table-row-properties style:use-optimal-row-height="false" fo:keep-together="always"/>
    </style:style>
    <style:style style:name="TableCell4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1" style:parent-style-name="Policepardéfaut" style:family="text">
      <style:text-properties fo:font-weight="bold" style:font-weight-asian="bold" style:font-weight-complex="bold" fo:color="#FF0000"/>
    </style:style>
    <style:style style:name="T42" style:parent-style-name="Policepardéfaut" style:family="text">
      <style:text-properties fo:color="#FF0000"/>
    </style:style>
    <style:style style:name="TableCell43" style:family="table-cell">
      <style:table-cell-properties fo:border="0.0069in solid #BFBFBF" style:writing-mode="lr-tb" fo:padding-top="0in" fo:padding-left="0.075in" fo:padding-bottom="0in" fo:padding-right="0.075in"/>
    </style:style>
    <style:style style:name="T44" style:parent-style-name="Policepardéfaut" style:family="text">
      <style:text-properties fo:language="de" fo:country="CH"/>
    </style:style>
    <style:style style:name="T45" style:parent-style-name="Lienhypertexte" style:family="text">
      <style:text-properties fo:language="de" fo:country="CH"/>
    </style:style>
    <style:style style:name="P46" style:parent-style-name="Text_in_tables" style:family="paragraph">
      <style:text-properties fo:language="de" fo:country="CH"/>
    </style:style>
    <style:style style:name="TableRow47" style:family="table-row">
      <style:table-row-properties style:use-optimal-row-height="false" fo:keep-together="always"/>
    </style:style>
    <style:style style:name="TableCell4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9" style:parent-style-name="Policepardéfaut" style:family="text">
      <style:text-properties fo:font-weight="bold" style:font-weight-asian="bold" style:font-weight-complex="bold" fo:color="#FF0000"/>
    </style:style>
    <style:style style:name="T50" style:parent-style-name="Policepardéfaut" style:family="text">
      <style:text-properties fo:color="#FF0000"/>
    </style:style>
    <style:style style:name="TableCell51" style:family="table-cell">
      <style:table-cell-properties fo:border="0.0069in solid #BFBFBF" style:writing-mode="lr-tb" fo:padding-top="0in" fo:padding-left="0.075in" fo:padding-bottom="0in" fo:padding-right="0.075in"/>
    </style:style>
    <style:style style:name="TableRow52" style:family="table-row">
      <style:table-row-properties style:use-optimal-row-height="false" fo:keep-together="always"/>
    </style:style>
    <style:style style:name="TableCell5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4" style:parent-style-name="Policepardéfaut" style:family="text">
      <style:text-properties fo:font-weight="bold" style:font-weight-asian="bold" style:font-weight-complex="bold" fo:color="#FF0000"/>
    </style:style>
    <style:style style:name="TableCell55" style:family="table-cell">
      <style:table-cell-properties fo:border="0.0069in solid #BFBFBF" style:writing-mode="lr-tb" fo:padding-top="0in" fo:padding-left="0.075in" fo:padding-bottom="0in" fo:padding-right="0.075in"/>
    </style:style>
    <style:style style:name="P56" style:parent-style-name="Text_in_tables" style:family="paragraph">
      <style:text-properties fo:language="de" fo:country="CH"/>
    </style:style>
    <style:style style:name="P57" style:parent-style-name="Normal" style:family="paragraph">
      <style:text-properties fo:language="de" fo:country="CH"/>
    </style:style>
    <style:style style:name="T58" style:parent-style-name="Policepardéfaut" style:family="text">
      <style:text-properties fo:color="#FF0000"/>
    </style:style>
    <style:style style:name="TableColumn60" style:family="table-column">
      <style:table-column-properties style:column-width="2.9465in" style:use-optimal-column-width="false"/>
    </style:style>
    <style:style style:name="TableColumn61" style:family="table-column">
      <style:table-column-properties style:column-width="7.0909in" style:use-optimal-column-width="false"/>
    </style:style>
    <style:style style:name="Table59" style:family="table">
      <style:table-properties style:width="10.0375in" fo:margin-left="0in" table:align="left"/>
    </style:style>
    <style:style style:name="TableRow62" style:family="table-row">
      <style:table-row-properties style:min-row-height="0.0138in" style:use-optimal-row-height="false" fo:keep-together="always"/>
    </style:style>
    <style:style style:name="TableCell6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4" style:parent-style-name="Policepardéfaut" style:family="text">
      <style:text-properties fo:font-weight="bold" style:font-weight-asian="bold" style:font-weight-complex="bold" fo:color="#FF0000"/>
    </style:style>
    <style:style style:name="TableCell65" style:family="table-cell">
      <style:table-cell-properties fo:border="0.0069in solid #BFBFBF" style:writing-mode="lr-tb" fo:padding-top="0in" fo:padding-left="0.075in" fo:padding-bottom="0in" fo:padding-right="0.075in"/>
    </style:style>
    <style:style style:name="T66" style:parent-style-name="Policepardéfaut" style:family="text">
      <style:text-properties style:language-asian="fr" style:country-asian="CH"/>
    </style:style>
    <style:style style:name="TableRow67" style:family="table-row">
      <style:table-row-properties style:min-row-height="0.0138in" style:use-optimal-row-height="false" fo:keep-together="always"/>
    </style:style>
    <style:style style:name="TableCell6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9" style:parent-style-name="Policepardéfaut" style:family="text">
      <style:text-properties fo:font-weight="bold" style:font-weight-asian="bold" style:font-weight-complex="bold" fo:color="#FF0000"/>
    </style:style>
    <style:style style:name="T70" style:parent-style-name="Policepardéfaut" style:family="text">
      <style:text-properties fo:color="#FF0000"/>
    </style:style>
    <style:style style:name="TableCell71" style:family="table-cell">
      <style:table-cell-properties fo:border="0.0069in solid #BFBFBF" style:writing-mode="lr-tb" fo:padding-top="0in" fo:padding-left="0.075in" fo:padding-bottom="0in" fo:padding-right="0.075in"/>
    </style:style>
    <style:style style:name="T72" style:parent-style-name="Policepardéfaut" style:family="text">
      <style:text-properties style:language-asian="fr" style:country-asian="CH"/>
    </style:style>
    <style:style style:name="TableRow73" style:family="table-row">
      <style:table-row-properties style:min-row-height="0.0138in" style:use-optimal-row-height="false" fo:keep-together="always"/>
    </style:style>
    <style:style style:name="TableCell7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5" style:parent-style-name="Policepardéfaut" style:family="text">
      <style:text-properties fo:font-weight="bold" style:font-weight-asian="bold" style:font-weight-complex="bold" fo:color="#FF0000"/>
    </style:style>
    <style:style style:name="T76" style:parent-style-name="Policepardéfaut" style:family="text">
      <style:text-properties fo:color="#FF0000"/>
    </style:style>
    <style:style style:name="TableCell77" style:family="table-cell">
      <style:table-cell-properties fo:border="0.0069in solid #BFBFBF" style:writing-mode="lr-tb" fo:padding-top="0in" fo:padding-left="0.075in" fo:padding-bottom="0in" fo:padding-right="0.075in"/>
    </style:style>
    <style:style style:name="TableRow78" style:family="table-row">
      <style:table-row-properties style:min-row-height="0.0138in" style:use-optimal-row-height="false" fo:keep-together="always"/>
    </style:style>
    <style:style style:name="TableCell7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80" style:parent-style-name="Policepardéfaut" style:family="text">
      <style:text-properties fo:font-weight="bold" style:font-weight-asian="bold" style:font-weight-complex="bold" fo:color="#FF0000"/>
    </style:style>
    <style:style style:name="T81" style:parent-style-name="Policepardéfaut" style:family="text">
      <style:text-properties fo:color="#FF0000"/>
    </style:style>
    <style:style style:name="TableCell82" style:family="table-cell">
      <style:table-cell-properties fo:border="0.0069in solid #BFBFBF" style:writing-mode="lr-tb" fo:padding-top="0in" fo:padding-left="0.075in" fo:padding-bottom="0in" fo:padding-right="0.075in"/>
    </style:style>
    <style:style style:name="TableRow83" style:family="table-row">
      <style:table-row-properties style:min-row-height="0.0138in" style:use-optimal-row-height="false" fo:keep-together="always"/>
    </style:style>
    <style:style style:name="TableCell8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85" style:parent-style-name="Policepardéfaut" style:family="text">
      <style:text-properties fo:font-weight="bold" style:font-weight-asian="bold" style:font-weight-complex="bold" fo:color="#FF0000"/>
    </style:style>
    <style:style style:name="T86" style:parent-style-name="Policepardéfaut" style:family="text">
      <style:text-properties fo:color="#FF0000"/>
    </style:style>
    <style:style style:name="TableCell87" style:family="table-cell">
      <style:table-cell-properties fo:border="0.0069in solid #BFBFBF" style:writing-mode="lr-tb" fo:padding-top="0in" fo:padding-left="0.075in" fo:padding-bottom="0in" fo:padding-right="0.075in"/>
    </style:style>
    <style:style style:name="TableRow88" style:family="table-row">
      <style:table-row-properties style:min-row-height="0.0138in" style:use-optimal-row-height="false" fo:keep-together="always"/>
    </style:style>
    <style:style style:name="TableCell8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90" style:parent-style-name="Policepardéfaut" style:family="text">
      <style:text-properties fo:font-weight="bold" style:font-weight-asian="bold" style:font-weight-complex="bold" fo:color="#FF0000"/>
    </style:style>
    <style:style style:name="T91" style:parent-style-name="Policepardéfaut" style:family="text">
      <style:text-properties fo:color="#FF0000"/>
    </style:style>
    <style:style style:name="TableCell92" style:family="table-cell">
      <style:table-cell-properties fo:border="0.0069in solid #BFBFBF" style:writing-mode="lr-tb" fo:padding-top="0in" fo:padding-left="0.075in" fo:padding-bottom="0in" fo:padding-right="0.075in"/>
    </style:style>
    <style:style style:name="TableRow93" style:family="table-row">
      <style:table-row-properties style:min-row-height="0.0138in" style:use-optimal-row-height="false" fo:keep-together="always"/>
    </style:style>
    <style:style style:name="TableCell9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95" style:parent-style-name="Policepardéfaut" style:family="text">
      <style:text-properties fo:font-weight="bold" style:font-weight-asian="bold" style:font-weight-complex="bold" fo:color="#FF0000"/>
    </style:style>
    <style:style style:name="T96" style:parent-style-name="Policepardéfaut" style:family="text">
      <style:text-properties fo:color="#FF0000"/>
    </style:style>
    <style:style style:name="TableCell97" style:family="table-cell">
      <style:table-cell-properties fo:border="0.0069in solid #BFBFBF" style:writing-mode="lr-tb" fo:padding-top="0in" fo:padding-left="0.075in" fo:padding-bottom="0in" fo:padding-right="0.075in"/>
    </style:style>
    <style:style style:name="T98" style:parent-style-name="Policepardéfaut" style:family="text">
      <style:text-properties fo:color="#FF0000"/>
    </style:style>
    <style:style style:name="TableColumn100" style:family="table-column">
      <style:table-column-properties style:column-width="2.9465in" style:use-optimal-column-width="false"/>
    </style:style>
    <style:style style:name="TableColumn101" style:family="table-column">
      <style:table-column-properties style:column-width="6.7958in" style:use-optimal-column-width="false"/>
    </style:style>
    <style:style style:name="Table99" style:family="table">
      <style:table-properties style:width="9.7423in" fo:margin-left="0in" table:align="left"/>
    </style:style>
    <style:style style:name="TableRow102" style:family="table-row">
      <style:table-row-properties style:use-optimal-row-height="false" fo:keep-together="always"/>
    </style:style>
    <style:style style:name="TableCell10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04" style:parent-style-name="Policepardéfaut" style:family="text">
      <style:text-properties fo:font-weight="bold" style:font-weight-asian="bold" style:font-weight-complex="bold" fo:color="#FF0000"/>
    </style:style>
    <style:style style:name="T105" style:parent-style-name="Policepardéfaut" style:family="text">
      <style:text-properties fo:color="#FF0000"/>
    </style:style>
    <style:style style:name="P106" style:parent-style-name="Footnote" style:family="paragraph">
      <style:paragraph-properties fo:widows="0" fo:orphans="0"/>
    </style:style>
    <style:style style:name="T107" style:parent-style-name="Policepardéfaut" style:family="text">
      <style:text-properties style:font-size-complex="10pt" fo:language="en" fo:country="US"/>
    </style:style>
    <style:style style:name="T108" style:parent-style-name="Policepardéfaut" style:family="text">
      <style:text-properties style:font-size-complex="10pt" fo:language="en" fo:country="US"/>
    </style:style>
    <style:style style:name="T109" style:parent-style-name="Internetlink" style:family="text">
      <style:text-properties fo:font-weight="bold" style:font-weight-asian="bold" style:font-weight-complex="bold" style:font-size-complex="10pt" fo:language="en" fo:country="US"/>
    </style:style>
    <style:style style:name="T110" style:parent-style-name="Policepardéfaut" style:family="text">
      <style:text-properties style:font-size-complex="10pt" fo:language="en" fo:country="US"/>
    </style:style>
    <style:style style:name="TableCell111" style:family="table-cell">
      <style:table-cell-properties fo:border="0.0069in solid #BFBFBF" style:writing-mode="lr-tb" fo:padding-top="0in" fo:padding-left="0.075in" fo:padding-bottom="0in" fo:padding-right="0.075in"/>
    </style:style>
    <style:style style:name="T112" style:parent-style-name="Policepardéfaut" style:family="text">
      <style:text-properties style:font-name="Segoe UI Symbol" style:font-name-complex="Segoe UI Symbol"/>
    </style:style>
    <style:style style:name="T113" style:parent-style-name="Policepardéfaut" style:family="text">
      <style:text-properties fo:font-style="italic" style:font-style-asian="italic" style:font-style-complex="italic" fo:font-size="8pt" style:font-size-asian="8pt" style:font-size-complex="8pt"/>
    </style:style>
    <style:style style:name="T114" style:parent-style-name="Policepardéfaut" style:family="text">
      <style:text-properties style:font-name="Segoe UI Symbol" style:font-name-complex="Segoe UI Symbol"/>
    </style:style>
    <style:style style:name="TableRow115" style:family="table-row">
      <style:table-row-properties style:use-optimal-row-height="false" fo:keep-together="always"/>
    </style:style>
    <style:style style:name="TableCell11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17" style:parent-style-name="Policepardéfaut" style:family="text">
      <style:text-properties fo:font-weight="bold" style:font-weight-asian="bold" style:font-weight-complex="bold" fo:color="#FF0000"/>
    </style:style>
    <style:style style:name="T118" style:parent-style-name="Policepardéfaut" style:family="text">
      <style:text-properties fo:color="#FF0000"/>
    </style:style>
    <style:style style:name="P119" style:parent-style-name="Footnote" style:family="paragraph">
      <style:paragraph-properties fo:widows="0" fo:orphans="0"/>
    </style:style>
    <style:style style:name="T120" style:parent-style-name="Policepardéfaut" style:family="text">
      <style:text-properties fo:language="en" fo:country="US"/>
    </style:style>
    <style:style style:name="T121" style:parent-style-name="Policepardéfaut" style:family="text">
      <style:text-properties fo:language="en" fo:country="US"/>
    </style:style>
    <style:style style:name="T122" style:parent-style-name="Internetlink" style:family="text">
      <style:text-properties fo:font-weight="bold" style:font-weight-asian="bold" style:font-weight-complex="bold" fo:language="en" fo:country="US"/>
    </style:style>
    <style:style style:name="T123" style:parent-style-name="Policepardéfaut" style:family="text">
      <style:text-properties fo:language="en" fo:country="US"/>
    </style:style>
    <style:style style:name="TableCell124" style:family="table-cell">
      <style:table-cell-properties fo:border="0.0069in solid #BFBFBF" style:writing-mode="lr-tb" fo:padding-top="0in" fo:padding-left="0.075in" fo:padding-bottom="0in" fo:padding-right="0.075in"/>
    </style:style>
    <style:style style:name="T125" style:parent-style-name="Policepardéfaut" style:family="text">
      <style:text-properties style:font-name="Segoe UI Symbol" style:font-name-complex="Segoe UI Symbol"/>
    </style:style>
    <style:style style:name="T126" style:parent-style-name="Policepardéfaut" style:family="text">
      <style:text-properties fo:font-style="italic" style:font-style-asian="italic" style:font-style-complex="italic" fo:font-size="8pt" style:font-size-asian="8pt" style:font-size-complex="8pt"/>
    </style:style>
    <style:style style:name="T127" style:parent-style-name="Policepardéfaut" style:family="text">
      <style:text-properties style:font-name="Segoe UI Symbol" style:font-name-complex="Segoe UI Symbol"/>
    </style:style>
    <style:style style:name="TableRow128" style:family="table-row">
      <style:table-row-properties style:use-optimal-row-height="false" fo:keep-together="always"/>
    </style:style>
    <style:style style:name="TableCell12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30" style:parent-style-name="Policepardéfaut" style:family="text">
      <style:text-properties fo:font-weight="bold" style:font-weight-asian="bold" style:font-weight-complex="bold" fo:color="#FF0000"/>
    </style:style>
    <style:style style:name="T131" style:parent-style-name="Policepardéfaut" style:family="text">
      <style:text-properties fo:color="#FF0000"/>
    </style:style>
    <style:style style:name="TableCell132" style:family="table-cell">
      <style:table-cell-properties fo:border="0.0069in solid #BFBFBF" style:writing-mode="lr-tb" fo:padding-top="0in" fo:padding-left="0.075in" fo:padding-bottom="0in" fo:padding-right="0.075in"/>
    </style:style>
    <style:style style:name="T133" style:parent-style-name="Policepardéfaut" style:family="text">
      <style:text-properties style:font-name="Segoe UI Symbol" style:font-name-complex="Segoe UI Symbol"/>
    </style:style>
    <style:style style:name="T134" style:parent-style-name="Policepardéfaut" style:family="text">
      <style:text-properties style:font-name="Segoe UI Symbol" style:font-name-complex="Segoe UI Symbol"/>
    </style:style>
    <style:style style:name="TableRow135" style:family="table-row">
      <style:table-row-properties style:use-optimal-row-height="false" fo:keep-together="always"/>
    </style:style>
    <style:style style:name="TableCell13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37" style:parent-style-name="Policepardéfaut" style:family="text">
      <style:text-properties fo:font-weight="bold" style:font-weight-asian="bold" style:font-weight-complex="bold" fo:color="#FF0000"/>
    </style:style>
    <style:style style:name="T138" style:parent-style-name="Policepardéfaut" style:family="text">
      <style:text-properties fo:color="#FF0000"/>
    </style:style>
    <style:style style:name="P139" style:parent-style-name="Footnote" style:family="paragraph">
      <style:paragraph-properties fo:widows="0" fo:orphans="0"/>
    </style:style>
    <style:style style:name="T140" style:parent-style-name="Policepardéfaut" style:family="text">
      <style:text-properties fo:language="en" fo:country="US"/>
    </style:style>
    <style:style style:name="T141" style:parent-style-name="Policepardéfaut" style:family="text">
      <style:text-properties fo:language="en" fo:country="US"/>
    </style:style>
    <style:style style:name="T142" style:parent-style-name="Policepardéfaut" style:family="text">
      <style:text-properties style:font-size-complex="8pt" fo:language="en" fo:country="US"/>
    </style:style>
    <style:style style:name="TableCell143" style:family="table-cell">
      <style:table-cell-properties fo:border="0.0069in solid #BFBFBF" style:writing-mode="lr-tb" fo:padding-top="0in" fo:padding-left="0.075in" fo:padding-bottom="0in" fo:padding-right="0.075in"/>
    </style:style>
    <style:style style:name="T144" style:parent-style-name="Policepardéfaut" style:family="text">
      <style:text-properties style:font-name="Segoe UI Symbol" style:font-name-complex="Segoe UI Symbol"/>
    </style:style>
    <style:style style:name="T145" style:parent-style-name="Policepardéfaut" style:family="text">
      <style:text-properties fo:font-style="italic" style:font-style-asian="italic" style:font-style-complex="italic" fo:font-size="8pt" style:font-size-asian="8pt" style:font-size-complex="8pt"/>
    </style:style>
    <style:style style:name="T146" style:parent-style-name="Policepardéfaut" style:family="text">
      <style:text-properties style:font-name="Segoe UI Symbol" style:font-name-complex="Segoe UI Symbol"/>
    </style:style>
    <style:style style:name="TableRow147" style:family="table-row">
      <style:table-row-properties style:use-optimal-row-height="false" fo:keep-together="always"/>
    </style:style>
    <style:style style:name="TableCell14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49" style:parent-style-name="Policepardéfaut" style:family="text">
      <style:text-properties fo:font-weight="bold" style:font-weight-asian="bold" style:font-weight-complex="bold" fo:color="#FF0000"/>
    </style:style>
    <style:style style:name="T150" style:parent-style-name="Policepardéfaut" style:family="text">
      <style:text-properties fo:color="#FF0000"/>
    </style:style>
    <style:style style:name="T151" style:parent-style-name="Policepardéfaut" style:family="text">
      <style:text-properties style:font-name-asian="Arial"/>
    </style:style>
    <style:style style:name="T152" style:parent-style-name="Lienhypertexte" style:family="text">
      <style:text-properties style:font-name-asian="Arial"/>
    </style:style>
    <style:style style:name="T153" style:parent-style-name="Policepardéfaut" style:family="text">
      <style:text-properties style:font-name-asian="Arial"/>
    </style:style>
    <style:style style:name="TableCell154" style:family="table-cell">
      <style:table-cell-properties fo:border="0.0069in solid #BFBFBF" style:writing-mode="lr-tb" fo:padding-top="0in" fo:padding-left="0.075in" fo:padding-bottom="0in" fo:padding-right="0.075in"/>
    </style:style>
    <style:style style:name="T155" style:parent-style-name="Policepardéfaut" style:family="text">
      <style:text-properties style:font-name="Segoe UI Symbol" style:font-name-complex="Segoe UI Symbol"/>
    </style:style>
    <style:style style:name="T156" style:parent-style-name="Policepardéfaut" style:family="text">
      <style:text-properties fo:font-size="8pt" style:font-size-asian="8pt" style:font-size-complex="8pt"/>
    </style:style>
    <style:style style:name="T157" style:parent-style-name="Policepardéfaut" style:family="text">
      <style:text-properties style:font-name="Segoe UI Symbol" style:font-name-complex="Segoe UI Symbol"/>
    </style:style>
    <style:style style:name="T158" style:parent-style-name="Policepardéfaut" style:family="text">
      <style:text-properties style:font-name="Segoe UI Symbol" style:font-name-complex="Segoe UI Symbol"/>
    </style:style>
    <style:style style:name="T159" style:parent-style-name="Policepardéfaut" style:family="text">
      <style:text-properties fo:font-size="8pt" style:font-size-asian="8pt" style:font-size-complex="8pt"/>
    </style:style>
    <style:style style:name="T160" style:parent-style-name="Policepardéfaut" style:family="text">
      <style:text-properties style:font-name="Segoe UI Symbol" style:font-name-complex="Segoe UI Symbol"/>
    </style:style>
    <style:style style:name="P161" style:parent-style-name="Normal" style:family="paragraph">
      <style:paragraph-properties fo:break-before="page"/>
      <style:text-properties fo:font-size="1pt" style:font-size-asian="1pt" style:font-size-complex="1pt"/>
    </style:style>
    <style:style style:name="T162" style:parent-style-name="Policepardéfaut" style:family="text">
      <style:text-properties fo:color="#FF0000"/>
    </style:style>
    <style:style style:name="T163" style:parent-style-name="Policepardéfaut" style:family="text">
      <style:text-properties fo:language="en" fo:country="US"/>
    </style:style>
    <style:style style:name="T164" style:parent-style-name="Policepardéfaut" style:family="text">
      <style:text-properties fo:font-style="italic" style:font-style-asian="italic"/>
    </style:style>
    <style:style style:name="TableColumn166" style:family="table-column">
      <style:table-column-properties style:column-width="0.9666in" style:use-optimal-column-width="false"/>
    </style:style>
    <style:style style:name="TableColumn167" style:family="table-column">
      <style:table-column-properties style:column-width="1.2479in" style:use-optimal-column-width="false"/>
    </style:style>
    <style:style style:name="TableColumn168" style:family="table-column">
      <style:table-column-properties style:column-width="1.2486in" style:use-optimal-column-width="false"/>
    </style:style>
    <style:style style:name="TableColumn169" style:family="table-column">
      <style:table-column-properties style:column-width="1.3875in" style:use-optimal-column-width="false"/>
    </style:style>
    <style:style style:name="TableColumn170" style:family="table-column">
      <style:table-column-properties style:column-width="1.1097in" style:use-optimal-column-width="false"/>
    </style:style>
    <style:style style:name="TableColumn171" style:family="table-column">
      <style:table-column-properties style:column-width="1.527in" style:use-optimal-column-width="false"/>
    </style:style>
    <style:style style:name="TableColumn172" style:family="table-column">
      <style:table-column-properties style:column-width="1.2479in" style:use-optimal-column-width="false"/>
    </style:style>
    <style:style style:name="TableColumn173" style:family="table-column">
      <style:table-column-properties style:column-width="0.9708in" style:use-optimal-column-width="false"/>
    </style:style>
    <style:style style:name="Table165" style:family="table">
      <style:table-properties style:width="9.7062in" fo:margin-left="0in" table:align="left"/>
    </style:style>
    <style:style style:name="TableRow174" style:family="table-row">
      <style:table-row-properties style:min-row-height="0.8819in" style:use-optimal-row-height="false" fo:keep-together="always"/>
    </style:style>
    <style:style style:name="TableCell17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76" style:parent-style-name="Policepardéfaut" style:family="text">
      <style:text-properties fo:font-weight="bold" style:font-weight-asian="bold" style:font-weight-complex="bold" fo:color="#FF0000" fo:font-size="9pt" style:font-size-asian="9pt" style:font-size-complex="9pt"/>
    </style:style>
    <style:style style:name="T177" style:parent-style-name="Policepardéfaut" style:family="text">
      <style:text-properties fo:font-size="9pt" style:font-size-asian="9pt" style:font-size-complex="9pt"/>
    </style:style>
    <style:style style:name="T178" style:parent-style-name="Policepardéfaut" style:family="text">
      <style:text-properties fo:font-size="9pt" style:font-size-asian="9pt" style:font-size-complex="9pt"/>
    </style:style>
    <style:style style:name="TableCell17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80" style:parent-style-name="Policepardéfaut" style:family="text">
      <style:text-properties fo:font-weight="bold" style:font-weight-asian="bold" style:font-weight-complex="bold" fo:color="#FF0000" fo:font-size="9pt" style:font-size-asian="9pt" style:font-size-complex="9pt"/>
    </style:style>
    <style:style style:name="T181" style:parent-style-name="Policepardéfaut" style:family="text">
      <style:text-properties fo:font-size="9pt" style:font-size-asian="9pt" style:font-size-complex="9pt"/>
    </style:style>
    <style:style style:name="T182" style:parent-style-name="Policepardéfaut" style:family="text">
      <style:text-properties fo:font-size="9pt" style:font-size-asian="9pt" style:font-size-complex="9pt"/>
    </style:style>
    <style:style style:name="T183" style:parent-style-name="Policepardéfaut" style:family="text">
      <style:text-properties style:text-position="super 66.6%" fo:font-size="9pt" style:font-size-asian="9pt" style:font-size-complex="9pt"/>
    </style:style>
    <style:style style:name="T184" style:parent-style-name="Policepardéfaut" style:family="text">
      <style:text-properties fo:font-size="9pt" style:font-size-asian="9pt" style:font-size-complex="9pt"/>
    </style:style>
    <style:style style:name="TableCell18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86" style:parent-style-name="Policepardéfaut" style:family="text">
      <style:text-properties fo:font-weight="bold" style:font-weight-asian="bold" style:font-weight-complex="bold" fo:color="#FF0000" fo:font-size="9pt" style:font-size-asian="9pt" style:font-size-complex="9pt"/>
    </style:style>
    <style:style style:name="T187" style:parent-style-name="Policepardéfaut" style:family="text">
      <style:text-properties fo:font-size="9pt" style:font-size-asian="9pt" style:font-size-complex="9pt"/>
    </style:style>
    <style:style style:name="T188" style:parent-style-name="Policepardéfaut" style:family="text">
      <style:text-properties fo:font-size="9pt" style:font-size-asian="9pt" style:font-size-complex="9pt"/>
    </style:style>
    <style:style style:name="TableCell18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90" style:parent-style-name="Policepardéfaut" style:family="text">
      <style:text-properties fo:font-weight="bold" style:font-weight-asian="bold" style:font-weight-complex="bold" fo:color="#FF0000" fo:font-size="9pt" style:font-size-asian="9pt" style:font-size-complex="9pt"/>
    </style:style>
    <style:style style:name="T191" style:parent-style-name="Policepardéfaut" style:family="text">
      <style:text-properties fo:font-size="9pt" style:font-size-asian="9pt" style:font-size-complex="9pt"/>
    </style:style>
    <style:style style:name="T192" style:parent-style-name="Policepardéfaut" style:family="text">
      <style:text-properties fo:font-size="9pt" style:font-size-asian="9pt" style:font-size-complex="9pt"/>
    </style:style>
    <style:style style:name="TableCell19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94" style:parent-style-name="Policepardéfaut" style:family="text">
      <style:text-properties fo:font-weight="bold" style:font-weight-asian="bold" style:font-weight-complex="bold" fo:color="#FF0000" fo:font-size="9pt" style:font-size-asian="9pt" style:font-size-complex="9pt"/>
    </style:style>
    <style:style style:name="T195" style:parent-style-name="Policepardéfaut" style:family="text">
      <style:text-properties fo:font-size="9pt" style:font-size-asian="9pt" style:font-size-complex="9pt"/>
    </style:style>
    <style:style style:name="T196" style:parent-style-name="Policepardéfaut" style:family="text">
      <style:text-properties fo:font-size="9pt" style:font-size-asian="9pt" style:font-size-complex="9pt"/>
    </style:style>
    <style:style style:name="TableCell19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198" style:parent-style-name="Policepardéfaut" style:family="text">
      <style:text-properties fo:font-weight="bold" style:font-weight-asian="bold" style:font-weight-complex="bold" fo:color="#FF0000" fo:font-size="9pt" style:font-size-asian="9pt" style:font-size-complex="9pt"/>
    </style:style>
    <style:style style:name="T199" style:parent-style-name="Policepardéfaut" style:family="text">
      <style:text-properties fo:font-size="9pt" style:font-size-asian="9pt" style:font-size-complex="9pt"/>
    </style:style>
    <style:style style:name="T200" style:parent-style-name="Policepardéfaut" style:family="text">
      <style:text-properties fo:font-size="9pt" style:font-size-asian="9pt" style:font-size-complex="9pt"/>
    </style:style>
    <style:style style:name="TableCell20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02" style:parent-style-name="Policepardéfaut" style:family="text">
      <style:text-properties fo:font-weight="bold" style:font-weight-asian="bold" style:font-weight-complex="bold" fo:color="#FF0000" fo:font-size="9pt" style:font-size-asian="9pt" style:font-size-complex="9pt"/>
    </style:style>
    <style:style style:name="T203" style:parent-style-name="Policepardéfaut" style:family="text">
      <style:text-properties fo:font-size="9pt" style:font-size-asian="9pt" style:font-size-complex="9pt"/>
    </style:style>
    <style:style style:name="T204" style:parent-style-name="Policepardéfaut" style:family="text">
      <style:text-properties fo:font-size="9pt" style:font-size-asian="9pt" style:font-size-complex="9pt"/>
    </style:style>
    <style:style style:name="TableCell20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06" style:parent-style-name="Policepardéfaut" style:family="text">
      <style:text-properties fo:font-weight="bold" style:font-weight-asian="bold" style:font-weight-complex="bold" fo:color="#FF0000" fo:font-size="9pt" style:font-size-asian="9pt" style:font-size-complex="9pt"/>
    </style:style>
    <style:style style:name="T207" style:parent-style-name="Policepardéfaut" style:family="text">
      <style:text-properties fo:font-size="9pt" style:font-size-asian="9pt" style:font-size-complex="9pt"/>
    </style:style>
    <style:style style:name="T208" style:parent-style-name="Policepardéfaut" style:family="text">
      <style:text-properties fo:font-size="9pt" style:font-size-asian="9pt" style:font-size-complex="9pt"/>
    </style:style>
    <style:style style:name="TableRow209" style:family="table-row">
      <style:table-row-properties style:min-row-height="0.6041in" style:use-optimal-row-height="false" fo:keep-together="always"/>
    </style:style>
    <style:style style:name="TableCell210" style:family="table-cell">
      <style:table-cell-properties fo:border="0.0069in solid #BFBFBF" style:writing-mode="lr-tb" fo:padding-top="0in" fo:padding-left="0.075in" fo:padding-bottom="0in" fo:padding-right="0.075in"/>
    </style:style>
    <style:style style:name="P211" style:parent-style-name="Text_in_tables" style:family="paragraph">
      <style:text-properties fo:font-size="9pt" style:font-size-asian="9pt" style:font-size-complex="9pt"/>
    </style:style>
    <style:style style:name="TableCell212" style:family="table-cell">
      <style:table-cell-properties fo:border="0.0069in solid #BFBFBF" style:writing-mode="lr-tb" fo:padding-top="0in" fo:padding-left="0.075in" fo:padding-bottom="0in" fo:padding-right="0.075in"/>
    </style:style>
    <style:style style:name="P213" style:parent-style-name="Text_in_tables" style:family="paragraph">
      <style:text-properties fo:font-size="9pt" style:font-size-asian="9pt" style:font-size-complex="9pt"/>
    </style:style>
    <style:style style:name="TableCell214" style:family="table-cell">
      <style:table-cell-properties fo:border="0.0069in solid #BFBFBF" style:writing-mode="lr-tb" fo:padding-top="0in" fo:padding-left="0.075in" fo:padding-bottom="0in" fo:padding-right="0.075in"/>
    </style:style>
    <style:style style:name="P215" style:parent-style-name="Text_in_tables" style:family="paragraph">
      <style:text-properties fo:font-size="9pt" style:font-size-asian="9pt" style:font-size-complex="9pt"/>
    </style:style>
    <style:style style:name="TableCell216" style:family="table-cell">
      <style:table-cell-properties fo:border="0.0069in solid #BFBFBF" style:writing-mode="lr-tb" fo:padding-top="0in" fo:padding-left="0.075in" fo:padding-bottom="0in" fo:padding-right="0.075in"/>
    </style:style>
    <style:style style:name="T217" style:parent-style-name="Policepardéfaut" style:family="text">
      <style:text-properties fo:font-size="9pt" style:font-size-asian="9pt" style:font-size-complex="9pt"/>
    </style:style>
    <style:style style:name="TableCell218" style:family="table-cell">
      <style:table-cell-properties fo:border="0.0069in solid #BFBFBF" style:writing-mode="lr-tb" fo:padding-top="0in" fo:padding-left="0.075in" fo:padding-bottom="0in" fo:padding-right="0.075in"/>
    </style:style>
    <style:style style:name="P219" style:parent-style-name="Text_in_tables" style:family="paragraph">
      <style:text-properties fo:font-size="9pt" style:font-size-asian="9pt" style:font-size-complex="9pt"/>
    </style:style>
    <style:style style:name="TableCell220" style:family="table-cell">
      <style:table-cell-properties fo:border="0.0069in solid #BFBFBF" style:writing-mode="lr-tb" fo:padding-top="0in" fo:padding-left="0.075in" fo:padding-bottom="0in" fo:padding-right="0.075in"/>
    </style:style>
    <style:style style:name="P221" style:parent-style-name="Text_in_tables" style:family="paragraph">
      <style:text-properties fo:font-size="9pt" style:font-size-asian="9pt" style:font-size-complex="9pt"/>
    </style:style>
    <style:style style:name="TableCell222" style:family="table-cell">
      <style:table-cell-properties fo:border="0.0069in solid #BFBFBF" style:writing-mode="lr-tb" fo:padding-top="0in" fo:padding-left="0.075in" fo:padding-bottom="0in" fo:padding-right="0.075in"/>
    </style:style>
    <style:style style:name="P223" style:parent-style-name="Text_in_tables" style:family="paragraph">
      <style:text-properties fo:font-size="9pt" style:font-size-asian="9pt" style:font-size-complex="9pt"/>
    </style:style>
    <style:style style:name="TableCell224" style:family="table-cell">
      <style:table-cell-properties fo:border="0.0069in solid #BFBFBF" style:writing-mode="lr-tb" fo:padding-top="0in" fo:padding-left="0.075in" fo:padding-bottom="0in" fo:padding-right="0.075in"/>
    </style:style>
    <style:style style:name="P225" style:parent-style-name="Text_in_tables" style:family="paragraph">
      <style:text-properties fo:font-size="9pt" style:font-size-asian="9pt" style:font-size-complex="9pt"/>
    </style:style>
    <style:style style:name="TableColumn227" style:family="table-column">
      <style:table-column-properties style:column-width="2.9465in" style:use-optimal-column-width="false"/>
    </style:style>
    <style:style style:name="TableColumn228" style:family="table-column">
      <style:table-column-properties style:column-width="6.7958in" style:use-optimal-column-width="false"/>
    </style:style>
    <style:style style:name="Table226" style:family="table">
      <style:table-properties style:width="9.7423in" fo:margin-left="0in" table:align="left"/>
    </style:style>
    <style:style style:name="TableRow229" style:family="table-row">
      <style:table-row-properties style:use-optimal-row-height="false" fo:keep-together="always"/>
    </style:style>
    <style:style style:name="TableCell23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31" style:parent-style-name="Policepardéfaut" style:family="text">
      <style:text-properties fo:font-weight="bold" style:font-weight-asian="bold" style:font-weight-complex="bold" fo:color="#FF0000"/>
    </style:style>
    <style:style style:name="T232" style:parent-style-name="Policepardéfaut" style:family="text">
      <style:text-properties fo:color="#FF0000"/>
    </style:style>
    <style:style style:name="TableCell233" style:family="table-cell">
      <style:table-cell-properties fo:border="0.0069in solid #BFBFBF" style:writing-mode="lr-tb" fo:padding-top="0in" fo:padding-left="0.075in" fo:padding-bottom="0in" fo:padding-right="0.075in"/>
    </style:style>
    <style:style style:name="T234" style:parent-style-name="Policepardéfaut" style:family="text">
      <style:text-properties style:font-name="Segoe UI Symbol" style:font-name-complex="Segoe UI Symbol"/>
    </style:style>
    <style:style style:name="T235" style:parent-style-name="Policepardéfaut" style:family="text">
      <style:text-properties fo:font-style="italic" style:font-style-asian="italic" style:font-style-complex="italic"/>
    </style:style>
    <style:style style:name="T236" style:parent-style-name="Policepardéfaut" style:family="text">
      <style:text-properties fo:font-style="italic" style:font-style-asian="italic" style:font-style-complex="italic" fo:font-size="8pt" style:font-size-asian="8pt" style:font-size-complex="8pt"/>
    </style:style>
    <style:style style:name="T237" style:parent-style-name="Policepardéfaut" style:family="text">
      <style:text-properties style:font-name="Segoe UI Symbol" style:font-name-complex="Segoe UI Symbol"/>
    </style:style>
    <style:style style:name="TableRow238" style:family="table-row">
      <style:table-row-properties style:use-optimal-row-height="false" fo:keep-together="always"/>
    </style:style>
    <style:style style:name="TableCell23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40" style:parent-style-name="Text_in_tables" style:family="paragraph">
      <style:text-properties fo:font-size="9pt" style:font-size-asian="9pt" style:font-size-complex="9pt"/>
    </style:style>
    <style:style style:name="T241" style:parent-style-name="Policepardéfaut" style:family="text">
      <style:text-properties fo:font-style="italic" style:font-style-asian="italic" style:font-style-complex="italic" fo:font-size="8pt" style:font-size-asian="8pt" style:font-size-complex="8pt"/>
    </style:style>
    <style:style style:name="T242" style:parent-style-name="Policepardéfaut" style:family="text">
      <style:text-properties fo:font-style="italic" style:font-style-asian="italic" style:font-style-complex="italic" fo:font-size="9pt" style:font-size-asian="9pt" style:font-size-complex="9pt"/>
    </style:style>
    <style:style style:name="TableCell243" style:family="table-cell">
      <style:table-cell-properties fo:border="0.0069in solid #BFBFBF" style:writing-mode="lr-tb" fo:padding-top="0in" fo:padding-left="0.075in" fo:padding-bottom="0in" fo:padding-right="0.075in"/>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fo:color="#434391"/>
    </style:style>
    <style:style style:name="T246" style:parent-style-name="CommentReference" style:family="text">
      <style:text-properties fo:font-size="10pt" style:font-size-asian="10pt" style:font-size-complex="10pt"/>
    </style:style>
    <style:style style:name="T247" style:parent-style-name="Policepardéfaut" style:family="text">
      <style:text-properties fo:font-style="italic" style:font-style-asian="italic"/>
    </style:style>
    <style:style style:name="TableColumn249" style:family="table-column">
      <style:table-column-properties style:column-width="2.9465in" style:use-optimal-column-width="false"/>
    </style:style>
    <style:style style:name="TableColumn250" style:family="table-column">
      <style:table-column-properties style:column-width="6.9923in" style:use-optimal-column-width="false"/>
    </style:style>
    <style:style style:name="Table248" style:family="table">
      <style:table-properties style:width="9.9388in" fo:margin-left="0in" table:align="left"/>
    </style:style>
    <style:style style:name="TableRow251" style:family="table-row">
      <style:table-row-properties style:min-row-height="0.0138in" style:use-optimal-row-height="false" fo:keep-together="always"/>
    </style:style>
    <style:style style:name="TableCell25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53" style:parent-style-name="Policepardéfaut" style:family="text">
      <style:text-properties fo:font-weight="bold" style:font-weight-asian="bold" style:font-weight-complex="bold" fo:color="#FF0000"/>
    </style:style>
    <style:style style:name="T254" style:parent-style-name="Policepardéfaut" style:family="text">
      <style:text-properties fo:color="#FF0000"/>
    </style:style>
    <style:style style:name="T255" style:parent-style-name="Policepardéfaut" style:family="text">
      <style:text-properties style:text-position="super 65%"/>
    </style:style>
    <style:style style:name="TableCell256" style:family="table-cell">
      <style:table-cell-properties fo:border="0.0069in solid #BFBFBF" style:writing-mode="lr-tb" fo:padding-top="0in" fo:padding-left="0.075in" fo:padding-bottom="0in" fo:padding-right="0.075in"/>
    </style:style>
    <style:style style:name="TableRow257" style:family="table-row">
      <style:table-row-properties style:min-row-height="0.0138in" style:use-optimal-row-height="false" fo:keep-together="always"/>
    </style:style>
    <style:style style:name="TableCell25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59" style:parent-style-name="Policepardéfaut" style:family="text">
      <style:text-properties fo:font-weight="bold" style:font-weight-asian="bold" style:font-weight-complex="bold" fo:color="#FF0000"/>
    </style:style>
    <style:style style:name="T260" style:parent-style-name="Policepardéfaut" style:family="text">
      <style:text-properties fo:color="#FF0000"/>
    </style:style>
    <style:style style:name="TableCell261" style:family="table-cell">
      <style:table-cell-properties fo:border="0.0069in solid #BFBFBF" style:writing-mode="lr-tb" fo:padding-top="0in" fo:padding-left="0.075in" fo:padding-bottom="0in" fo:padding-right="0.075in"/>
    </style:style>
    <style:style style:name="TableRow262" style:family="table-row">
      <style:table-row-properties style:min-row-height="0.0138in" style:use-optimal-row-height="false" fo:keep-together="always"/>
    </style:style>
    <style:style style:name="TableCell26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64" style:parent-style-name="Policepardéfaut" style:family="text">
      <style:text-properties fo:font-weight="bold" style:font-weight-asian="bold" style:font-weight-complex="bold" fo:color="#FF0000"/>
    </style:style>
    <style:style style:name="T265" style:parent-style-name="Policepardéfaut" style:family="text">
      <style:text-properties fo:color="#FF0000"/>
    </style:style>
    <style:style style:name="TableCell266" style:family="table-cell">
      <style:table-cell-properties fo:border="0.0069in solid #BFBFBF" style:writing-mode="lr-tb" fo:padding-top="0in" fo:padding-left="0.075in" fo:padding-bottom="0in" fo:padding-right="0.075in"/>
    </style:style>
    <style:style style:name="T267" style:parent-style-name="CommentReference" style:family="text">
      <style:text-properties fo:font-size="10pt" style:font-size-asian="10pt" style:font-size-complex="10pt"/>
    </style:style>
    <style:style style:name="P268" style:parent-style-name="Normal" style:family="paragraph">
      <style:paragraph-properties fo:break-before="page"/>
      <style:text-properties fo:font-size="1pt" style:font-size-asian="1pt" style:font-size-complex="1pt"/>
    </style:style>
    <style:style style:name="T269" style:parent-style-name="Policepardéfaut" style:family="text">
      <style:text-properties fo:color="#FF0000"/>
    </style:style>
    <style:style style:name="T270" style:parent-style-name="Policepardéfaut" style:family="text">
      <style:text-properties fo:color="#000000"/>
    </style:style>
    <style:style style:name="T271" style:parent-style-name="Policepardéfaut" style:family="text">
      <style:text-properties fo:font-style="italic" style:font-style-asian="italic" style:font-style-complex="italic" fo:color="#000000"/>
    </style:style>
    <style:style style:name="T272" style:parent-style-name="Policepardéfaut" style:family="text">
      <style:text-properties fo:color="#000000"/>
    </style:style>
    <style:style style:name="T273" style:parent-style-name="Policepardéfaut" style:family="text">
      <style:text-properties style:font-style-complex="italic" fo:color="#000000"/>
    </style:style>
    <style:style style:name="T274" style:parent-style-name="Policepardéfaut" style:family="text">
      <style:text-properties fo:font-style="italic" style:font-style-asian="italic" style:font-style-complex="italic"/>
    </style:style>
    <style:style style:name="T275" style:parent-style-name="Policepardéfaut" style:family="text">
      <style:text-properties fo:font-style="italic" style:font-style-asian="italic"/>
    </style:style>
    <style:style style:name="TableColumn277" style:family="table-column">
      <style:table-column-properties style:column-width="1.7687in" style:use-optimal-column-width="false"/>
    </style:style>
    <style:style style:name="TableColumn278" style:family="table-column">
      <style:table-column-properties style:column-width="2.0673in" style:use-optimal-column-width="false"/>
    </style:style>
    <style:style style:name="TableColumn279" style:family="table-column">
      <style:table-column-properties style:column-width="1.1812in" style:use-optimal-column-width="false"/>
    </style:style>
    <style:style style:name="TableColumn280" style:family="table-column">
      <style:table-column-properties style:column-width="1.4763in" style:use-optimal-column-width="false"/>
    </style:style>
    <style:style style:name="TableColumn281" style:family="table-column">
      <style:table-column-properties style:column-width="1.6736in" style:use-optimal-column-width="false"/>
    </style:style>
    <style:style style:name="TableColumn282" style:family="table-column">
      <style:table-column-properties style:column-width="0.984in" style:use-optimal-column-width="false"/>
    </style:style>
    <style:style style:name="TableColumn283" style:family="table-column">
      <style:table-column-properties style:column-width="0.7701in" style:use-optimal-column-width="false"/>
    </style:style>
    <style:style style:name="Table276" style:family="table">
      <style:table-properties style:width="9.9215in" fo:margin-left="0in" table:align="left"/>
    </style:style>
    <style:style style:name="TableRow284" style:family="table-row">
      <style:table-row-properties style:min-row-height="0.7423in" style:use-optimal-row-height="false" fo:keep-together="always"/>
    </style:style>
    <style:style style:name="TableCell28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86" style:parent-style-name="Policepardéfaut" style:family="text">
      <style:text-properties fo:font-weight="bold" style:font-weight-asian="bold" style:font-weight-complex="bold" fo:color="#FF0000" fo:font-size="9pt" style:font-size-asian="9pt" style:font-size-complex="9pt"/>
    </style:style>
    <style:style style:name="T287" style:parent-style-name="Policepardéfaut" style:family="text">
      <style:text-properties fo:font-size="9pt" style:font-size-asian="9pt" style:font-size-complex="9pt"/>
    </style:style>
    <style:style style:name="T288" style:parent-style-name="Policepardéfaut" style:family="text">
      <style:text-properties fo:font-size="9pt" style:font-size-asian="9pt" style:font-size-complex="9pt"/>
    </style:style>
    <style:style style:name="TableCell28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90" style:parent-style-name="Policepardéfaut" style:family="text">
      <style:text-properties fo:font-weight="bold" style:font-weight-asian="bold" style:font-weight-complex="bold" fo:color="#FF0000" fo:font-size="9pt" style:font-size-asian="9pt" style:font-size-complex="9pt"/>
    </style:style>
    <style:style style:name="T291" style:parent-style-name="Policepardéfaut" style:family="text">
      <style:text-properties fo:font-size="9pt" style:font-size-asian="9pt" style:font-size-complex="9pt"/>
    </style:style>
    <style:style style:name="T292" style:parent-style-name="Policepardéfaut" style:family="text">
      <style:text-properties fo:font-size="9pt" style:font-size-asian="9pt" style:font-size-complex="9pt"/>
    </style:style>
    <style:style style:name="TableCell29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94" style:parent-style-name="Policepardéfaut" style:family="text">
      <style:text-properties fo:font-weight="bold" style:font-weight-asian="bold" style:font-weight-complex="bold" fo:color="#FF0000" fo:font-size="9pt" style:font-size-asian="9pt" style:font-size-complex="9pt"/>
    </style:style>
    <style:style style:name="T295" style:parent-style-name="Policepardéfaut" style:family="text">
      <style:text-properties fo:font-size="9pt" style:font-size-asian="9pt" style:font-size-complex="9pt"/>
    </style:style>
    <style:style style:name="T296" style:parent-style-name="Policepardéfaut" style:family="text">
      <style:text-properties fo:font-size="9pt" style:font-size-asian="9pt" style:font-size-complex="9pt"/>
    </style:style>
    <style:style style:name="TableCell29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298" style:parent-style-name="Policepardéfaut" style:family="text">
      <style:text-properties fo:font-weight="bold" style:font-weight-asian="bold" style:font-weight-complex="bold" fo:color="#FF0000" fo:font-size="9pt" style:font-size-asian="9pt" style:font-size-complex="9pt"/>
    </style:style>
    <style:style style:name="T299" style:parent-style-name="Policepardéfaut" style:family="text">
      <style:text-properties fo:font-size="9pt" style:font-size-asian="9pt" style:font-size-complex="9pt"/>
    </style:style>
    <style:style style:name="T300" style:parent-style-name="Policepardéfaut" style:family="text">
      <style:text-properties fo:font-size="9pt" style:font-size-asian="9pt" style:font-size-complex="9pt"/>
    </style:style>
    <style:style style:name="TableCell30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02" style:parent-style-name="Policepardéfaut" style:family="text">
      <style:text-properties fo:font-weight="bold" style:font-weight-asian="bold" style:font-weight-complex="bold" fo:color="#FF0000" fo:font-size="9pt" style:font-size-asian="9pt" style:font-size-complex="9pt"/>
    </style:style>
    <style:style style:name="T303" style:parent-style-name="Policepardéfaut" style:family="text">
      <style:text-properties fo:font-size="9pt" style:font-size-asian="9pt" style:font-size-complex="9pt"/>
    </style:style>
    <style:style style:name="T304" style:parent-style-name="Policepardéfaut" style:family="text">
      <style:text-properties fo:font-size="9pt" style:font-size-asian="9pt" style:font-size-complex="9pt"/>
    </style:style>
    <style:style style:name="TableCell30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06" style:parent-style-name="Policepardéfaut" style:family="text">
      <style:text-properties fo:font-weight="bold" style:font-weight-asian="bold" style:font-weight-complex="bold" fo:color="#FF0000" fo:font-size="9pt" style:font-size-asian="9pt" style:font-size-complex="9pt"/>
    </style:style>
    <style:style style:name="T307" style:parent-style-name="Policepardéfaut" style:family="text">
      <style:text-properties fo:font-size="9pt" style:font-size-asian="9pt" style:font-size-complex="9pt"/>
    </style:style>
    <style:style style:name="T308" style:parent-style-name="Policepardéfaut" style:family="text">
      <style:text-properties fo:font-size="9pt" style:font-size-asian="9pt" style:font-size-complex="9pt"/>
    </style:style>
    <style:style style:name="T309" style:parent-style-name="Policepardéfaut" style:family="text">
      <style:text-properties fo:font-size="9pt" style:font-size-asian="9pt" style:font-size-complex="9pt"/>
    </style:style>
    <style:style style:name="T310" style:parent-style-name="Policepardéfaut" style:family="text">
      <style:text-properties fo:font-size="9pt" style:font-size-asian="9pt" style:font-size-complex="9pt"/>
    </style:style>
    <style:style style:name="TableCell31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12" style:parent-style-name="Policepardéfaut" style:family="text">
      <style:text-properties fo:font-weight="bold" style:font-weight-asian="bold" style:font-weight-complex="bold" fo:color="#FF0000" fo:font-size="9pt" style:font-size-asian="9pt" style:font-size-complex="9pt"/>
    </style:style>
    <style:style style:name="T313" style:parent-style-name="Policepardéfaut" style:family="text">
      <style:text-properties fo:font-size="9pt" style:font-size-asian="9pt" style:font-size-complex="9pt"/>
    </style:style>
    <style:style style:name="T314" style:parent-style-name="Policepardéfaut" style:family="text">
      <style:text-properties fo:font-size="9pt" style:font-size-asian="9pt" style:font-size-complex="9pt"/>
    </style:style>
    <style:style style:name="TableRow315" style:family="table-row">
      <style:table-row-properties style:min-row-height="1.884in" style:use-optimal-row-height="false" fo:keep-together="always"/>
    </style:style>
    <style:style style:name="TableCell316" style:family="table-cell">
      <style:table-cell-properties fo:border="0.0069in solid #BFBFBF" style:writing-mode="lr-tb" fo:padding-top="0in" fo:padding-left="0.075in" fo:padding-bottom="0in" fo:padding-right="0.075in"/>
    </style:style>
    <style:style style:name="T317" style:parent-style-name="CommentReference" style:family="text">
      <style:text-properties fo:font-size="10pt" style:font-size-asian="10pt" style:font-size-complex="10pt"/>
    </style:style>
    <style:style style:name="TableCell318" style:family="table-cell">
      <style:table-cell-properties fo:border="0.0069in solid #BFBFBF" style:writing-mode="lr-tb" fo:padding-top="0in" fo:padding-left="0.075in" fo:padding-bottom="0in" fo:padding-right="0.075in"/>
    </style:style>
    <style:style style:name="T319" style:parent-style-name="Policepardéfaut" style:family="text">
      <style:text-properties style:language-asian="en" style:country-asian="US"/>
    </style:style>
    <style:style style:name="T320" style:parent-style-name="Policepardéfaut" style:family="text">
      <style:text-properties style:language-asian="en" style:country-asian="US"/>
    </style:style>
    <style:style style:name="T321" style:parent-style-name="CommentReference" style:family="text">
      <style:text-properties fo:font-size="10pt" style:font-size-asian="10pt" style:font-size-complex="10pt"/>
    </style:style>
    <style:style style:name="T322" style:parent-style-name="Policepardéfaut" style:family="text">
      <style:text-properties style:language-asian="en" style:country-asian="US"/>
    </style:style>
    <style:style style:name="TableCell323" style:family="table-cell">
      <style:table-cell-properties fo:border="0.0069in solid #BFBFBF" style:writing-mode="lr-tb" fo:padding-top="0in" fo:padding-left="0.075in" fo:padding-bottom="0in" fo:padding-right="0.075in"/>
    </style:style>
    <style:style style:name="P324" style:parent-style-name="Examples" style:family="paragraph">
      <style:text-properties style:font-name-asian="Calibri" fo:font-style="normal" style:font-style-asian="normal" fo:font-size="10pt" style:font-size-asian="10pt" style:font-size-complex="10pt" style:language-asian="en" style:country-asian="US"/>
    </style:style>
    <style:style style:name="T325" style:parent-style-name="Policepardéfaut" style:family="text">
      <style:text-properties style:language-asian="en" style:country-asian="US"/>
    </style:style>
    <style:style style:name="T326" style:parent-style-name="CommentReference" style:family="text">
      <style:text-properties fo:font-size="10pt" style:font-size-asian="10pt" style:font-size-complex="10pt"/>
    </style:style>
    <style:style style:name="TableCell327" style:family="table-cell">
      <style:table-cell-properties fo:border="0.0069in solid #BFBFBF" style:writing-mode="lr-tb" fo:padding-top="0in" fo:padding-left="0.075in" fo:padding-bottom="0in" fo:padding-right="0.075in"/>
    </style:style>
    <style:style style:name="T328" style:parent-style-name="Policepardéfaut" style:family="text">
      <style:text-properties style:language-asian="en" style:country-asian="US"/>
    </style:style>
    <style:style style:name="TableCell329" style:family="table-cell">
      <style:table-cell-properties fo:border="0.0069in solid #BFBFBF" style:writing-mode="lr-tb" fo:padding-top="0in" fo:padding-left="0.075in" fo:padding-bottom="0in" fo:padding-right="0.075in"/>
    </style:style>
    <style:style style:name="T330" style:parent-style-name="Policepardéfaut" style:family="text">
      <style:text-properties fo:color="#000000"/>
    </style:style>
    <style:style style:name="TableCell331" style:family="table-cell">
      <style:table-cell-properties fo:border="0.0069in solid #BFBFBF" style:writing-mode="lr-tb" fo:padding-top="0in" fo:padding-left="0.075in" fo:padding-bottom="0in" fo:padding-right="0.075in"/>
    </style:style>
    <style:style style:name="TableCell332" style:family="table-cell">
      <style:table-cell-properties fo:border="0.0069in solid #BFBFBF" style:writing-mode="lr-tb" fo:padding-top="0in" fo:padding-left="0.075in" fo:padding-bottom="0in" fo:padding-right="0.075in"/>
    </style:style>
    <style:style style:name="P333" style:parent-style-name="Normal" style:family="paragraph">
      <style:paragraph-properties fo:break-before="page"/>
      <style:text-properties fo:font-size="1pt" style:font-size-asian="1pt" style:font-size-complex="1pt"/>
    </style:style>
    <style:style style:name="T334" style:parent-style-name="Policepardéfaut" style:family="text">
      <style:text-properties fo:color="#FF0000"/>
    </style:style>
    <style:style style:name="T335" style:parent-style-name="Internetlink" style:family="text">
      <style:text-properties fo:language="en" fo:country="GB"/>
    </style:style>
    <style:style style:name="T336" style:parent-style-name="Policepardéfaut" style:family="text">
      <style:text-properties fo:font-style="italic" style:font-style-asian="italic" style:font-style-complex="italic"/>
    </style:style>
    <style:style style:name="T337" style:parent-style-name="Policepardéfaut" style:family="text">
      <style:text-properties fo:font-style="italic" style:font-style-asian="italic" style:font-style-complex="italic"/>
    </style:style>
    <style:style style:name="T338" style:parent-style-name="Policepardéfaut" style:family="text">
      <style:text-properties fo:font-style="italic" style:font-style-asian="italic" style:font-style-complex="italic"/>
    </style:style>
    <style:style style:name="TableColumn340" style:family="table-column">
      <style:table-column-properties style:column-width="1.1104in" style:use-optimal-column-width="false"/>
    </style:style>
    <style:style style:name="TableColumn341" style:family="table-column">
      <style:table-column-properties style:column-width="1.1152in" style:use-optimal-column-width="false"/>
    </style:style>
    <style:style style:name="TableColumn342" style:family="table-column">
      <style:table-column-properties style:column-width="1.2548in" style:use-optimal-column-width="false"/>
    </style:style>
    <style:style style:name="TableColumn343" style:family="table-column">
      <style:table-column-properties style:column-width="1.2548in" style:use-optimal-column-width="false"/>
    </style:style>
    <style:style style:name="TableColumn344" style:family="table-column">
      <style:table-column-properties style:column-width="1.3937in" style:use-optimal-column-width="false"/>
    </style:style>
    <style:style style:name="TableColumn345" style:family="table-column">
      <style:table-column-properties style:column-width="1.3958in" style:use-optimal-column-width="false"/>
    </style:style>
    <style:style style:name="TableColumn346" style:family="table-column">
      <style:table-column-properties style:column-width="1.2541in" style:use-optimal-column-width="false"/>
    </style:style>
    <style:style style:name="TableColumn347" style:family="table-column">
      <style:table-column-properties style:column-width="0.9756in" style:use-optimal-column-width="false"/>
    </style:style>
    <style:style style:name="Table339" style:family="table">
      <style:table-properties style:width="9.7548in" fo:margin-left="0in" table:align="left"/>
    </style:style>
    <style:style style:name="TableRow348" style:family="table-row">
      <style:table-row-properties style:min-row-height="0.8694in" style:use-optimal-row-height="false" fo:keep-together="always"/>
    </style:style>
    <style:style style:name="TableCell34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50" style:parent-style-name="Policepardéfaut" style:family="text">
      <style:text-properties fo:font-weight="bold" style:font-weight-asian="bold" style:font-weight-complex="bold" fo:color="#FF0000" fo:font-size="9pt" style:font-size-asian="9pt" style:font-size-complex="9pt"/>
    </style:style>
    <style:style style:name="T351" style:parent-style-name="Policepardéfaut" style:family="text">
      <style:text-properties fo:font-size="9pt" style:font-size-asian="9pt" style:font-size-complex="9pt"/>
    </style:style>
    <style:style style:name="T352" style:parent-style-name="Policepardéfaut" style:family="text">
      <style:text-properties fo:font-size="9pt" style:font-size-asian="9pt" style:font-size-complex="9pt"/>
    </style:style>
    <style:style style:name="TableCell35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54" style:parent-style-name="Policepardéfaut" style:family="text">
      <style:text-properties fo:font-weight="bold" style:font-weight-asian="bold" style:font-weight-complex="bold" fo:color="#FF0000" fo:font-size="9pt" style:font-size-asian="9pt" style:font-size-complex="9pt"/>
    </style:style>
    <style:style style:name="T355" style:parent-style-name="Policepardéfaut" style:family="text">
      <style:text-properties fo:font-size="9pt" style:font-size-asian="9pt" style:font-size-complex="9pt"/>
    </style:style>
    <style:style style:name="T356" style:parent-style-name="Policepardéfaut" style:family="text">
      <style:text-properties fo:font-size="9pt" style:font-size-asian="9pt" style:font-size-complex="9pt"/>
    </style:style>
    <style:style style:name="TableCell35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58" style:parent-style-name="Policepardéfaut" style:family="text">
      <style:text-properties fo:font-weight="bold" style:font-weight-asian="bold" style:font-weight-complex="bold" fo:color="#FF0000" fo:font-size="9pt" style:font-size-asian="9pt" style:font-size-complex="9pt"/>
    </style:style>
    <style:style style:name="T359" style:parent-style-name="Policepardéfaut" style:family="text">
      <style:text-properties fo:font-weight="bold" style:font-weight-asian="bold" style:font-weight-complex="bold" fo:color="#FF0000" fo:font-size="9pt" style:font-size-asian="9pt" style:font-size-complex="9pt"/>
    </style:style>
    <style:style style:name="T360" style:parent-style-name="Policepardéfaut" style:family="text">
      <style:text-properties fo:font-size="9pt" style:font-size-asian="9pt" style:font-size-complex="9pt"/>
    </style:style>
    <style:style style:name="T361" style:parent-style-name="Policepardéfaut" style:family="text">
      <style:text-properties fo:font-size="9pt" style:font-size-asian="9pt" style:font-size-complex="9pt"/>
    </style:style>
    <style:style style:name="TableCell36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63" style:parent-style-name="Policepardéfaut" style:family="text">
      <style:text-properties fo:font-weight="bold" style:font-weight-asian="bold" style:font-weight-complex="bold" fo:color="#FF0000" fo:font-size="9pt" style:font-size-asian="9pt" style:font-size-complex="9pt"/>
    </style:style>
    <style:style style:name="T364" style:parent-style-name="Policepardéfaut" style:family="text">
      <style:text-properties fo:font-size="9pt" style:font-size-asian="9pt" style:font-size-complex="9pt"/>
    </style:style>
    <style:style style:name="T365" style:parent-style-name="Policepardéfaut" style:family="text">
      <style:text-properties fo:font-size="9pt" style:font-size-asian="9pt" style:font-size-complex="9pt"/>
    </style:style>
    <style:style style:name="TableCell36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67" style:parent-style-name="Policepardéfaut" style:family="text">
      <style:text-properties fo:font-weight="bold" style:font-weight-asian="bold" style:font-weight-complex="bold" fo:color="#FF0000" fo:font-size="9pt" style:font-size-asian="9pt" style:font-size-complex="9pt"/>
    </style:style>
    <style:style style:name="T368" style:parent-style-name="Policepardéfaut" style:family="text">
      <style:text-properties fo:font-size="9pt" style:font-size-asian="9pt" style:font-size-complex="9pt"/>
    </style:style>
    <style:style style:name="T369" style:parent-style-name="Policepardéfaut" style:family="text">
      <style:text-properties fo:font-size="9pt" style:font-size-asian="9pt" style:font-size-complex="9pt"/>
    </style:style>
    <style:style style:name="TableCell37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71" style:parent-style-name="Policepardéfaut" style:family="text">
      <style:text-properties fo:font-weight="bold" style:font-weight-asian="bold" style:font-weight-complex="bold" fo:color="#FF0000" fo:font-size="9pt" style:font-size-asian="9pt" style:font-size-complex="9pt"/>
    </style:style>
    <style:style style:name="T372" style:parent-style-name="Policepardéfaut" style:family="text">
      <style:text-properties fo:font-size="9pt" style:font-size-asian="9pt" style:font-size-complex="9pt"/>
    </style:style>
    <style:style style:name="T373" style:parent-style-name="Policepardéfaut" style:family="text">
      <style:text-properties fo:font-size="9pt" style:font-size-asian="9pt" style:font-size-complex="9pt"/>
    </style:style>
    <style:style style:name="T374" style:parent-style-name="CommentReference" style:family="text">
      <style:text-properties fo:font-size="10pt" style:font-size-asian="10pt" style:font-size-complex="10pt"/>
    </style:style>
    <style:style style:name="TableCell37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76" style:parent-style-name="Policepardéfaut" style:family="text">
      <style:text-properties fo:font-weight="bold" style:font-weight-asian="bold" style:font-weight-complex="bold" fo:color="#FF0000" fo:font-size="9pt" style:font-size-asian="9pt" style:font-size-complex="9pt"/>
    </style:style>
    <style:style style:name="T377" style:parent-style-name="Policepardéfaut" style:family="text">
      <style:text-properties fo:font-size="9pt" style:font-size-asian="9pt" style:font-size-complex="9pt"/>
    </style:style>
    <style:style style:name="T378" style:parent-style-name="Policepardéfaut" style:family="text">
      <style:text-properties fo:font-size="9pt" style:font-size-asian="9pt" style:font-size-complex="9pt"/>
    </style:style>
    <style:style style:name="TableCell37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380" style:parent-style-name="Policepardéfaut" style:family="text">
      <style:text-properties fo:font-weight="bold" style:font-weight-asian="bold" style:font-weight-complex="bold" fo:color="#FF0000" fo:font-size="9pt" style:font-size-asian="9pt" style:font-size-complex="9pt"/>
    </style:style>
    <style:style style:name="T381" style:parent-style-name="Policepardéfaut" style:family="text">
      <style:text-properties fo:font-size="9pt" style:font-size-asian="9pt" style:font-size-complex="9pt"/>
    </style:style>
    <style:style style:name="T382" style:parent-style-name="Policepardéfaut" style:family="text">
      <style:text-properties fo:font-size="9pt" style:font-size-asian="9pt" style:font-size-complex="9pt"/>
    </style:style>
    <style:style style:name="TableRow383" style:family="table-row">
      <style:table-row-properties style:min-row-height="1.1576in" style:use-optimal-row-height="false" fo:keep-together="always"/>
    </style:style>
    <style:style style:name="TableCell384" style:family="table-cell">
      <style:table-cell-properties fo:border="0.0069in solid #BFBFBF" style:writing-mode="lr-tb" fo:padding-top="0in" fo:padding-left="0.075in" fo:padding-bottom="0in" fo:padding-right="0.075in"/>
    </style:style>
    <style:style style:name="P385" style:parent-style-name="Text_in_tables" style:family="paragraph">
      <style:text-properties fo:font-size="9pt" style:font-size-asian="9pt" style:font-size-complex="9pt"/>
    </style:style>
    <style:style style:name="TableCell386" style:family="table-cell">
      <style:table-cell-properties fo:border="0.0069in solid #BFBFBF" style:writing-mode="lr-tb" fo:padding-top="0in" fo:padding-left="0.075in" fo:padding-bottom="0in" fo:padding-right="0.075in"/>
    </style:style>
    <style:style style:name="P387" style:parent-style-name="Text_in_tables" style:family="paragraph">
      <style:text-properties fo:font-size="9pt" style:font-size-asian="9pt" style:font-size-complex="9pt"/>
    </style:style>
    <style:style style:name="TableCell388" style:family="table-cell">
      <style:table-cell-properties fo:border="0.0069in solid #BFBFBF" style:writing-mode="lr-tb" fo:padding-top="0in" fo:padding-left="0.075in" fo:padding-bottom="0in" fo:padding-right="0.075in"/>
    </style:style>
    <style:style style:name="T389" style:parent-style-name="DefaultParagraphFont" style:family="text">
      <style:text-properties fo:font-size="9pt" style:font-size-asian="9pt" style:font-size-complex="9pt"/>
    </style:style>
    <style:style style:name="T390" style:parent-style-name="DefaultParagraphFont" style:family="text">
      <style:text-properties fo:font-size="9pt" style:font-size-asian="9pt" style:font-size-complex="9pt"/>
    </style:style>
    <style:style style:name="T391" style:parent-style-name="CommentReference" style:family="text">
      <style:text-properties fo:font-size="9pt" style:font-size-asian="9pt" style:font-size-complex="9pt"/>
    </style:style>
    <style:style style:name="TableCell392" style:family="table-cell">
      <style:table-cell-properties fo:border="0.0069in solid #BFBFBF" style:writing-mode="lr-tb" fo:padding-top="0in" fo:padding-left="0.075in" fo:padding-bottom="0in" fo:padding-right="0.075in"/>
    </style:style>
    <style:style style:name="P393" style:parent-style-name="Text_in_tables" style:family="paragraph">
      <style:text-properties fo:font-size="9pt" style:font-size-asian="9pt" style:font-size-complex="9pt"/>
    </style:style>
    <style:style style:name="TableCell394" style:family="table-cell">
      <style:table-cell-properties fo:border="0.0069in solid #BFBFBF" style:writing-mode="lr-tb" fo:padding-top="0in" fo:padding-left="0.075in" fo:padding-bottom="0in" fo:padding-right="0.075in"/>
    </style:style>
    <style:style style:name="P395" style:parent-style-name="Text_in_tables" style:family="paragraph">
      <style:text-properties fo:font-size="9pt" style:font-size-asian="9pt" style:font-size-complex="9pt"/>
    </style:style>
    <style:style style:name="TableCell396" style:family="table-cell">
      <style:table-cell-properties fo:border="0.0069in solid #BFBFBF" style:writing-mode="lr-tb" fo:padding-top="0in" fo:padding-left="0.075in" fo:padding-bottom="0in" fo:padding-right="0.075in"/>
    </style:style>
    <style:style style:name="P397" style:parent-style-name="Text_in_tables" style:family="paragraph">
      <style:text-properties fo:font-size="9pt" style:font-size-asian="9pt" style:font-size-complex="9pt"/>
    </style:style>
    <style:style style:name="TableCell398" style:family="table-cell">
      <style:table-cell-properties fo:border="0.0069in solid #BFBFBF" style:writing-mode="lr-tb" fo:padding-top="0in" fo:padding-left="0.075in" fo:padding-bottom="0in" fo:padding-right="0.075in"/>
    </style:style>
    <style:style style:name="P399" style:parent-style-name="Text_in_tables" style:family="paragraph">
      <style:text-properties fo:font-size="9pt" style:font-size-asian="9pt" style:font-size-complex="9pt"/>
    </style:style>
    <style:style style:name="TableCell400" style:family="table-cell">
      <style:table-cell-properties fo:border="0.0069in solid #BFBFBF" style:writing-mode="lr-tb" fo:padding-top="0in" fo:padding-left="0.075in" fo:padding-bottom="0in" fo:padding-right="0.075in"/>
    </style:style>
    <style:style style:name="P401" style:parent-style-name="Text_in_tables" style:family="paragraph">
      <style:text-properties fo:font-size="9pt" style:font-size-asian="9pt" style:font-size-complex="9pt"/>
    </style:style>
    <style:style style:name="T402" style:parent-style-name="Policepardéfaut" style:family="text">
      <style:text-properties fo:color="#FF0000"/>
    </style:style>
    <style:style style:name="TableColumn404" style:family="table-column">
      <style:table-column-properties style:column-width="4.1888in" style:use-optimal-column-width="false"/>
    </style:style>
    <style:style style:name="TableColumn405" style:family="table-column">
      <style:table-column-properties style:column-width="5.5979in" style:use-optimal-column-width="false"/>
    </style:style>
    <style:style style:name="Table403" style:family="table">
      <style:table-properties style:width="9.7868in" fo:margin-left="0in" table:align="left"/>
    </style:style>
    <style:style style:name="TableRow406" style:family="table-row">
      <style:table-row-properties style:min-row-height="0.7916in" style:use-optimal-row-height="false" fo:keep-together="always"/>
    </style:style>
    <style:style style:name="TableCell40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08" style:parent-style-name="Policepardéfaut" style:family="text">
      <style:text-properties fo:font-weight="bold" style:font-weight-asian="bold" style:font-weight-complex="bold" fo:color="#FF0000"/>
    </style:style>
    <style:style style:name="T409" style:parent-style-name="Policepardéfaut" style:family="text">
      <style:text-properties fo:color="#000000"/>
    </style:style>
    <style:style style:name="T410" style:parent-style-name="Policepardéfaut" style:family="text">
      <style:text-properties fo:color="#000000"/>
    </style:style>
    <style:style style:name="P411" style:parent-style-name="CommentText" style:list-style-name="LFO2" style:family="paragraph"/>
    <style:style style:name="P412" style:parent-style-name="CommentText" style:list-style-name="LFO2" style:family="paragraph"/>
    <style:style style:name="P413" style:parent-style-name="CommentText" style:list-style-name="LFO2" style:family="paragraph"/>
    <style:style style:name="P414" style:parent-style-name="CommentText" style:list-style-name="LFO2" style:family="paragraph"/>
    <style:style style:name="P415" style:parent-style-name="CommentText" style:list-style-name="LFO2" style:family="paragraph"/>
    <style:style style:name="P416" style:parent-style-name="CommentText" style:list-style-name="LFO2" style:family="paragraph"/>
    <style:style style:name="P417" style:parent-style-name="CommentText" style:list-style-name="LFO2" style:family="paragraph"/>
    <style:style style:name="T418" style:parent-style-name="CommentReference" style:family="text">
      <style:text-properties fo:font-size="10pt" style:font-size-asian="10pt" style:font-size-complex="10pt"/>
    </style:style>
    <style:style style:name="TableCell419" style:family="table-cell">
      <style:table-cell-properties fo:border="0.0069in solid #BFBFBF" style:writing-mode="lr-tb" fo:padding-top="0in" fo:padding-left="0.075in" fo:padding-bottom="0in" fo:padding-right="0.075in"/>
    </style:style>
    <style:style style:name="P420" style:parent-style-name="Normal" style:family="paragraph">
      <style:paragraph-properties fo:break-before="page"/>
      <style:text-properties fo:font-size="1pt" style:font-size-asian="1pt" style:font-size-complex="1pt"/>
    </style:style>
    <style:style style:name="T421" style:parent-style-name="Policepardéfaut" style:family="text">
      <style:text-properties fo:color="#FF0000"/>
    </style:style>
    <style:style style:name="P422" style:parent-style-name="Notedebasdepage" style:family="paragraph">
      <style:paragraph-properties fo:margin-bottom="0.0833in"/>
    </style:style>
    <style:style style:name="P423" style:parent-style-name="Notedebasdepage" style:family="paragraph">
      <style:paragraph-properties fo:margin-bottom="0.0833in"/>
    </style:style>
    <style:style style:name="T424" style:parent-style-name="Policepardéfaut" style:family="text">
      <style:text-properties fo:font-size="9pt" style:font-size-asian="9pt" style:font-size-complex="9pt"/>
    </style:style>
    <style:style style:name="T425" style:parent-style-name="Policepardéfaut" style:family="text">
      <style:text-properties fo:color="#FF0000"/>
    </style:style>
    <style:style style:name="TableColumn427" style:family="table-column">
      <style:table-column-properties style:column-width="2.9465in" style:use-optimal-column-width="false"/>
    </style:style>
    <style:style style:name="TableColumn428" style:family="table-column">
      <style:table-column-properties style:column-width="6.7958in" style:use-optimal-column-width="false"/>
    </style:style>
    <style:style style:name="Table426" style:family="table">
      <style:table-properties style:width="9.7423in" fo:margin-left="0in" table:align="left"/>
    </style:style>
    <style:style style:name="TableRow429" style:family="table-row">
      <style:table-row-properties style:use-optimal-row-height="false" fo:keep-together="always"/>
    </style:style>
    <style:style style:name="TableCell43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31" style:parent-style-name="Policepardéfaut" style:family="text">
      <style:text-properties fo:font-weight="bold" style:font-weight-asian="bold" style:font-weight-complex="bold" fo:color="#FF0000"/>
    </style:style>
    <style:style style:name="T432" style:parent-style-name="Policepardéfaut" style:family="text">
      <style:text-properties fo:color="#000000"/>
    </style:style>
    <style:style style:name="T433" style:parent-style-name="Policepardéfaut" style:family="text">
      <style:text-properties fo:color="#000000"/>
    </style:style>
    <style:style style:name="TableCell434" style:family="table-cell">
      <style:table-cell-properties fo:border="0.0069in solid #BFBFBF" style:writing-mode="lr-tb" fo:padding-top="0in" fo:padding-left="0.075in" fo:padding-bottom="0in" fo:padding-right="0.075in"/>
    </style:style>
    <style:style style:name="P435" style:parent-style-name="Text_in_tables" style:family="paragraph">
      <style:text-properties fo:font-style="italic" style:font-style-asian="italic" style:font-style-complex="italic"/>
    </style:style>
    <style:style style:name="T436" style:parent-style-name="Policepardéfaut" style:family="text">
      <style:text-properties fo:font-style="italic" style:font-style-asian="italic" style:font-style-complex="italic"/>
    </style:style>
    <style:style style:name="T437" style:parent-style-name="Policepardéfaut" style:family="text">
      <style:text-properties fo:font-style="italic" style:font-style-asian="italic" style:font-style-complex="italic"/>
    </style:style>
    <style:style style:name="TableColumn439" style:family="table-column">
      <style:table-column-properties style:column-width="1.2347in" style:use-optimal-column-width="false"/>
    </style:style>
    <style:style style:name="TableColumn440" style:family="table-column">
      <style:table-column-properties style:column-width="0.9965in" style:use-optimal-column-width="false"/>
    </style:style>
    <style:style style:name="TableColumn441" style:family="table-column">
      <style:table-column-properties style:column-width="1.093in" style:use-optimal-column-width="false"/>
    </style:style>
    <style:style style:name="TableColumn442" style:family="table-column">
      <style:table-column-properties style:column-width="1.3854in" style:use-optimal-column-width="false"/>
    </style:style>
    <style:style style:name="TableColumn443" style:family="table-column">
      <style:table-column-properties style:column-width="1.8062in" style:use-optimal-column-width="false"/>
    </style:style>
    <style:style style:name="TableColumn444" style:family="table-column">
      <style:table-column-properties style:column-width="1.3138in" style:use-optimal-column-width="false"/>
    </style:style>
    <style:style style:name="TableColumn445" style:family="table-column">
      <style:table-column-properties style:column-width="1.7993in" style:use-optimal-column-width="false"/>
    </style:style>
    <style:style style:name="Table438" style:family="table">
      <style:table-properties style:width="9.6291in" fo:margin-left="0in" table:align="left"/>
    </style:style>
    <style:style style:name="TableRow446" style:family="table-row">
      <style:table-row-properties style:min-row-height="0.9597in" style:use-optimal-row-height="false" fo:keep-together="always"/>
    </style:style>
    <style:style style:name="TableCell44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48" style:parent-style-name="Policepardéfaut" style:family="text">
      <style:text-properties fo:font-weight="bold" style:font-weight-asian="bold" style:font-weight-complex="bold" fo:color="#FF0000"/>
    </style:style>
    <style:style style:name="T449" style:parent-style-name="Policepardéfaut" style:family="text">
      <style:text-properties fo:color="#FF0000"/>
    </style:style>
    <style:style style:name="TableCell45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51" style:parent-style-name="Policepardéfaut" style:family="text">
      <style:text-properties fo:font-weight="bold" style:font-weight-asian="bold" style:font-weight-complex="bold" fo:color="#FF0000"/>
    </style:style>
    <style:style style:name="T452" style:parent-style-name="Policepardéfaut" style:family="text">
      <style:text-properties fo:font-weight="bold" style:font-weight-asian="bold" style:font-weight-complex="bold"/>
    </style:style>
    <style:style style:name="TableCell45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54" style:parent-style-name="Policepardéfaut" style:family="text">
      <style:text-properties fo:font-weight="bold" style:font-weight-asian="bold" style:font-weight-complex="bold" fo:color="#FF0000"/>
    </style:style>
    <style:style style:name="TableCell45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56" style:parent-style-name="Policepardéfaut" style:family="text">
      <style:text-properties fo:font-weight="bold" style:font-weight-asian="bold" style:font-weight-complex="bold" fo:color="#FF0000"/>
    </style:style>
    <style:style style:name="TableCell45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58" style:parent-style-name="Policepardéfaut" style:family="text">
      <style:text-properties fo:font-weight="bold" style:font-weight-asian="bold" style:font-weight-complex="bold" fo:color="#FF0000"/>
    </style:style>
    <style:style style:name="TableCell45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60" style:parent-style-name="Policepardéfaut" style:family="text">
      <style:text-properties fo:font-weight="bold" style:font-weight-asian="bold" style:font-weight-complex="bold" fo:color="#FF0000"/>
    </style:style>
    <style:style style:name="TableCell46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62" style:parent-style-name="Policepardéfaut" style:family="text">
      <style:text-properties fo:font-weight="bold" style:font-weight-asian="bold" style:font-weight-complex="bold" fo:color="#FF0000" fo:font-size="9pt" style:font-size-asian="9pt" style:font-size-complex="9pt"/>
    </style:style>
    <style:style style:name="T463" style:parent-style-name="Policepardéfaut" style:family="text">
      <style:text-properties fo:font-size="9pt" style:font-size-asian="9pt" style:font-size-complex="9pt"/>
    </style:style>
    <style:style style:name="T464" style:parent-style-name="Policepardéfaut" style:family="text">
      <style:text-properties fo:font-size="9pt" style:font-size-asian="9pt" style:font-size-complex="9pt"/>
    </style:style>
    <style:style style:name="T465" style:parent-style-name="Appelnotedebasdep." style:family="text">
      <style:text-properties fo:font-size="9pt" style:font-size-asian="9pt" style:font-size-complex="9pt"/>
    </style:style>
    <style:style style:name="P466" style:parent-style-name="Notedebasdepage" style:family="paragraph">
      <style:paragraph-properties fo:margin-bottom="0.0833in"/>
    </style:style>
    <style:style style:name="T467" style:parent-style-name="Policepardéfaut" style:family="text">
      <style:text-properties fo:font-size="9pt" style:font-size-asian="9pt" style:font-size-complex="9pt"/>
    </style:style>
    <style:style style:name="TableRow468" style:family="table-row">
      <style:table-row-properties style:min-row-height="0.3243in" style:use-optimal-row-height="false" fo:keep-together="always"/>
    </style:style>
    <style:style style:name="TableCell469" style:family="table-cell">
      <style:table-cell-properties fo:border="0.0069in solid #BFBFBF" style:writing-mode="lr-tb" fo:padding-top="0in" fo:padding-left="0.075in" fo:padding-bottom="0in" fo:padding-right="0.075in"/>
    </style:style>
    <style:style style:name="TableCell470" style:family="table-cell">
      <style:table-cell-properties fo:border="0.0069in solid #BFBFBF" style:writing-mode="lr-tb" fo:padding-top="0in" fo:padding-left="0.075in" fo:padding-bottom="0in" fo:padding-right="0.075in"/>
    </style:style>
    <style:style style:name="P471" style:parent-style-name="Text_in_tables" style:family="paragraph">
      <style:text-properties fo:font-size="9pt" style:font-size-asian="9pt" style:font-size-complex="9pt"/>
    </style:style>
    <style:style style:name="TableCell472" style:family="table-cell">
      <style:table-cell-properties fo:border="0.0069in solid #BFBFBF" style:writing-mode="lr-tb" fo:padding-top="0in" fo:padding-left="0.075in" fo:padding-bottom="0in" fo:padding-right="0.075in"/>
    </style:style>
    <style:style style:name="P473" style:parent-style-name="Text_in_tables" style:family="paragraph">
      <style:text-properties fo:font-size="9pt" style:font-size-asian="9pt" style:font-size-complex="9pt"/>
    </style:style>
    <style:style style:name="TableCell474" style:family="table-cell">
      <style:table-cell-properties fo:border="0.0069in solid #BFBFBF" style:writing-mode="lr-tb" fo:padding-top="0in" fo:padding-left="0.075in" fo:padding-bottom="0in" fo:padding-right="0.075in"/>
    </style:style>
    <style:style style:name="P475" style:parent-style-name="Text_in_tables" style:family="paragraph">
      <style:text-properties fo:font-size="9pt" style:font-size-asian="9pt" style:font-size-complex="9pt"/>
    </style:style>
    <style:style style:name="TableCell476" style:family="table-cell">
      <style:table-cell-properties fo:border="0.0069in solid #BFBFBF" style:writing-mode="lr-tb" fo:padding-top="0in" fo:padding-left="0.075in" fo:padding-bottom="0in" fo:padding-right="0.075in"/>
    </style:style>
    <style:style style:name="P477" style:parent-style-name="Text_in_tables" style:family="paragraph">
      <style:text-properties fo:font-size="9pt" style:font-size-asian="9pt" style:font-size-complex="9pt"/>
    </style:style>
    <style:style style:name="TableCell478" style:family="table-cell">
      <style:table-cell-properties fo:border="0.0069in solid #BFBFBF" style:writing-mode="lr-tb" fo:padding-top="0in" fo:padding-left="0.075in" fo:padding-bottom="0in" fo:padding-right="0.075in"/>
    </style:style>
    <style:style style:name="P479" style:parent-style-name="Text_in_tables" style:family="paragraph">
      <style:text-properties fo:font-size="9pt" style:font-size-asian="9pt" style:font-size-complex="9pt"/>
    </style:style>
    <style:style style:name="TableCell480" style:family="table-cell">
      <style:table-cell-properties fo:border="0.0069in solid #BFBFBF" style:writing-mode="lr-tb" fo:padding-top="0in" fo:padding-left="0.075in" fo:padding-bottom="0in" fo:padding-right="0.075in"/>
    </style:style>
    <style:style style:name="P481" style:parent-style-name="Text_in_tables" style:family="paragraph">
      <style:text-properties fo:font-size="9pt" style:font-size-asian="9pt" style:font-size-complex="9pt"/>
    </style:style>
    <style:style style:name="T482" style:parent-style-name="Policepardéfaut" style:family="text">
      <style:text-properties fo:color="#FF0000"/>
    </style:style>
    <style:style style:name="TableColumn484" style:family="table-column">
      <style:table-column-properties style:column-width="4.1118in" style:use-optimal-column-width="false"/>
    </style:style>
    <style:style style:name="TableColumn485" style:family="table-column">
      <style:table-column-properties style:column-width="5.4944in" style:use-optimal-column-width="false"/>
    </style:style>
    <style:style style:name="Table483" style:family="table">
      <style:table-properties style:width="9.6062in" fo:margin-left="0in" table:align="left"/>
    </style:style>
    <style:style style:name="TableRow486" style:family="table-row">
      <style:table-row-properties style:min-row-height="0.5701in" style:use-optimal-row-height="false" fo:keep-together="always"/>
    </style:style>
    <style:style style:name="TableCell48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488" style:parent-style-name="Policepardéfaut" style:family="text">
      <style:text-properties fo:font-weight="bold" style:font-weight-asian="bold" style:font-weight-complex="bold" fo:color="#FF0000"/>
    </style:style>
    <style:style style:name="T489" style:parent-style-name="Policepardéfaut" style:family="text">
      <style:text-properties fo:color="#000000"/>
    </style:style>
    <style:style style:name="TableCell490" style:family="table-cell">
      <style:table-cell-properties fo:border="0.0069in solid #BFBFBF" style:writing-mode="lr-tb" fo:padding-top="0in" fo:padding-left="0.075in" fo:padding-bottom="0in" fo:padding-right="0.075in"/>
    </style:style>
    <style:style style:name="P491" style:parent-style-name="Titre1" style:family="paragraph">
      <style:paragraph-properties fo:break-before="page"/>
      <style:text-properties fo:font-weight="normal" style:font-weight-asian="normal" style:font-weight-complex="normal" fo:font-size="1pt" style:font-size-asian="1pt" style:font-size-complex="1pt"/>
    </style:style>
    <style:style style:name="T492" style:parent-style-name="Policepardéfaut" style:family="text">
      <style:text-properties fo:color="#FF0000"/>
    </style:style>
    <style:style style:name="T493" style:parent-style-name="Policepardéfaut" style:family="text">
      <style:text-properties fo:color="#FF0000"/>
    </style:style>
    <style:style style:name="TableColumn495" style:family="table-column">
      <style:table-column-properties style:column-width="2.9465in" style:use-optimal-column-width="false"/>
    </style:style>
    <style:style style:name="TableColumn496" style:family="table-column">
      <style:table-column-properties style:column-width="0.5937in" style:use-optimal-column-width="false"/>
    </style:style>
    <style:style style:name="TableColumn497" style:family="table-column">
      <style:table-column-properties style:column-width="6.202in" style:use-optimal-column-width="false"/>
    </style:style>
    <style:style style:name="Table494" style:family="table">
      <style:table-properties style:width="9.7423in" fo:margin-left="0in" table:align="left"/>
    </style:style>
    <style:style style:name="TableRow498" style:family="table-row">
      <style:table-row-properties style:use-optimal-row-height="false" fo:keep-together="always"/>
    </style:style>
    <style:style style:name="TableCell49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00" style:parent-style-name="Policepardéfaut" style:family="text">
      <style:text-properties fo:font-weight="bold" style:font-weight-asian="bold" style:font-weight-complex="bold" fo:color="#FF0000"/>
    </style:style>
    <style:style style:name="T501" style:parent-style-name="Policepardéfaut" style:family="text">
      <style:text-properties fo:color="#000000"/>
    </style:style>
    <style:style style:name="TableCell502" style:family="table-cell">
      <style:table-cell-properties fo:border="0.0069in solid #BFBFBF" style:writing-mode="lr-tb" fo:padding-top="0in" fo:padding-left="0.075in" fo:padding-bottom="0in" fo:padding-right="0.075in"/>
    </style:style>
    <style:style style:name="TableRow503" style:family="table-row">
      <style:table-row-properties style:use-optimal-row-height="false" fo:keep-together="always"/>
    </style:style>
    <style:style style:name="TableCell50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05" style:parent-style-name="Policepardéfaut" style:family="text">
      <style:text-properties fo:font-weight="bold" style:font-weight-asian="bold" style:font-weight-complex="bold" fo:color="#FF0000"/>
    </style:style>
    <style:style style:name="T506" style:parent-style-name="Policepardéfaut" style:family="text">
      <style:text-properties fo:color="#000000"/>
    </style:style>
    <style:style style:name="T507" style:parent-style-name="Policepardéfaut" style:family="text">
      <style:text-properties fo:color="#000000"/>
    </style:style>
    <style:style style:name="TableCell508" style:family="table-cell">
      <style:table-cell-properties fo:border="0.0069in solid #BFBFBF" style:writing-mode="lr-tb" fo:padding-top="0in" fo:padding-left="0.075in" fo:padding-bottom="0in" fo:padding-right="0.075in"/>
    </style:style>
    <style:style style:name="P509" style:parent-style-name="Text_in_tables" style:family="paragraph">
      <style:text-properties style:font-size-complex="11pt"/>
    </style:style>
    <style:style style:name="TableRow510" style:family="table-row">
      <style:table-row-properties style:use-optimal-row-height="false" fo:keep-together="always"/>
    </style:style>
    <style:style style:name="TableCell51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12" style:parent-style-name="Policepardéfaut" style:family="text">
      <style:text-properties fo:font-weight="bold" style:font-weight-asian="bold" style:font-weight-complex="bold" fo:color="#FF0000"/>
    </style:style>
    <style:style style:name="T513" style:parent-style-name="Policepardéfaut" style:family="text">
      <style:text-properties fo:color="#FF0000"/>
    </style:style>
    <style:style style:name="TableCell514" style:family="table-cell">
      <style:table-cell-properties fo:border="0.0069in solid #BFBFBF" style:writing-mode="lr-tb" fo:padding-top="0in" fo:padding-left="0.075in" fo:padding-bottom="0in" fo:padding-right="0.075in"/>
    </style:style>
    <style:style style:name="T515" style:parent-style-name="Policepardéfaut" style:family="text">
      <style:text-properties style:font-name="Segoe UI Symbol" style:font-name-asian="MS Gothic" style:font-name-complex="Segoe UI Symbol" style:font-style-complex="italic" style:font-size-complex="14pt"/>
    </style:style>
    <style:style style:name="T516" style:parent-style-name="Policepardéfaut" style:family="text">
      <style:text-properties style:font-style-complex="italic" style:font-size-complex="14pt"/>
    </style:style>
    <style:style style:name="T517" style:parent-style-name="Policepardéfaut" style:family="text">
      <style:text-properties style:font-name="Segoe UI Symbol" style:font-name-asian="MS Gothic" style:font-name-complex="Segoe UI Symbol" style:font-style-complex="italic" style:font-size-complex="14pt"/>
    </style:style>
    <style:style style:name="T518" style:parent-style-name="Policepardéfaut" style:family="text">
      <style:text-properties style:font-style-complex="italic" style:font-size-complex="14pt"/>
    </style:style>
    <style:style style:name="TableCell519" style:family="table-cell">
      <style:table-cell-properties fo:border="0.0069in solid #BFBFBF" style:writing-mode="lr-tb" fo:padding-top="0in" fo:padding-left="0.075in" fo:padding-bottom="0in" fo:padding-right="0.075in"/>
    </style:style>
    <style:style style:name="T520" style:parent-style-name="Policepardéfaut" style:family="text">
      <style:text-properties style:font-size-complex="11pt"/>
    </style:style>
    <style:style style:name="T521" style:parent-style-name="Policepardéfaut" style:family="text">
      <style:text-properties fo:color="#FF0000"/>
    </style:style>
    <style:style style:name="TableColumn523" style:family="table-column">
      <style:table-column-properties style:column-width="2.95in" style:use-optimal-column-width="false"/>
    </style:style>
    <style:style style:name="TableColumn524" style:family="table-column">
      <style:table-column-properties style:column-width="0.5902in" style:use-optimal-column-width="false"/>
    </style:style>
    <style:style style:name="TableColumn525" style:family="table-column">
      <style:table-column-properties style:column-width="6.202in" style:use-optimal-column-width="false"/>
    </style:style>
    <style:style style:name="Table522" style:family="table">
      <style:table-properties style:width="9.7423in" fo:margin-left="0in" table:align="left"/>
    </style:style>
    <style:style style:name="TableRow526" style:family="table-row">
      <style:table-row-properties style:use-optimal-row-height="false" fo:keep-together="always"/>
    </style:style>
    <style:style style:name="TableCell52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28" style:parent-style-name="Policepardéfaut" style:family="text">
      <style:text-properties fo:font-weight="bold" style:font-weight-asian="bold" style:font-weight-complex="bold" fo:color="#FF0000"/>
    </style:style>
    <style:style style:name="T529" style:parent-style-name="Policepardéfaut" style:family="text">
      <style:text-properties fo:color="#FF0000"/>
    </style:style>
    <style:style style:name="P530" style:parent-style-name="Footnote" style:family="paragraph">
      <style:paragraph-properties fo:widows="0" fo:orphans="0"/>
    </style:style>
    <style:style style:name="T531" style:parent-style-name="Policepardéfaut" style:family="text">
      <style:text-properties fo:language="en" fo:country="US"/>
    </style:style>
    <style:style style:name="T532" style:parent-style-name="Policepardéfaut" style:family="text">
      <style:text-properties style:font-name-asian="Calibri" fo:language="en" fo:country="US"/>
    </style:style>
    <style:style style:name="TableCell533" style:family="table-cell">
      <style:table-cell-properties fo:border="0.0069in solid #BFBFBF" style:writing-mode="lr-tb" fo:padding-top="0in" fo:padding-left="0.075in" fo:padding-bottom="0in" fo:padding-right="0.075in"/>
    </style:style>
    <style:style style:name="T534" style:parent-style-name="Policepardéfaut" style:family="text">
      <style:text-properties style:font-name="Segoe UI Symbol" style:font-name-complex="Segoe UI Symbol" fo:color="#000000"/>
    </style:style>
    <style:style style:name="T535" style:parent-style-name="Policepardéfaut" style:family="text">
      <style:text-properties fo:color="#000000"/>
    </style:style>
    <style:style style:name="T536" style:parent-style-name="Policepardéfaut" style:family="text">
      <style:text-properties style:font-name="Segoe UI Symbol" style:font-name-complex="Segoe UI Symbol" fo:color="#000000"/>
    </style:style>
    <style:style style:name="T537" style:parent-style-name="Policepardéfaut" style:family="text">
      <style:text-properties fo:color="#000000"/>
    </style:style>
    <style:style style:name="TableCell538" style:family="table-cell">
      <style:table-cell-properties fo:border="0.0069in solid #BFBFBF" style:writing-mode="lr-tb" fo:padding-top="0in" fo:padding-left="0.075in" fo:padding-bottom="0in" fo:padding-right="0.075in"/>
    </style:style>
    <style:style style:name="TableRow539" style:family="table-row">
      <style:table-row-properties style:use-optimal-row-height="false" fo:keep-together="always"/>
    </style:style>
    <style:style style:name="TableCell54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41" style:parent-style-name="Policepardéfaut" style:family="text">
      <style:text-properties fo:font-weight="bold" style:font-weight-asian="bold" style:font-weight-complex="bold" fo:color="#FF0000"/>
    </style:style>
    <style:style style:name="T542" style:parent-style-name="Policepardéfaut" style:family="text">
      <style:text-properties fo:color="#FF0000"/>
    </style:style>
    <style:style style:name="P543" style:parent-style-name="Footnote" style:family="paragraph">
      <style:paragraph-properties fo:widows="0" fo:orphans="0"/>
    </style:style>
    <style:style style:name="T544" style:parent-style-name="Policepardéfaut" style:family="text">
      <style:text-properties fo:language="en" fo:country="US"/>
    </style:style>
    <style:style style:name="T545" style:parent-style-name="Policepardéfaut" style:family="text">
      <style:text-properties style:font-name-asian="Calibri" fo:language="en" fo:country="US"/>
    </style:style>
    <style:style style:name="TableCell546" style:family="table-cell">
      <style:table-cell-properties fo:border="0.0069in solid #BFBFBF" style:writing-mode="lr-tb" fo:padding-top="0in" fo:padding-left="0.075in" fo:padding-bottom="0in" fo:padding-right="0.075in"/>
    </style:style>
    <style:style style:name="T547" style:parent-style-name="Policepardéfaut" style:family="text">
      <style:text-properties style:font-name="Segoe UI Symbol" style:font-name-asian="MS Gothic" style:font-name-complex="Segoe UI Symbol" fo:color="#000000"/>
    </style:style>
    <style:style style:name="T548" style:parent-style-name="Policepardéfaut" style:family="text">
      <style:text-properties fo:color="#000000"/>
    </style:style>
    <style:style style:name="T549" style:parent-style-name="Policepardéfaut" style:family="text">
      <style:text-properties style:font-name="Segoe UI Symbol" style:font-name-complex="Segoe UI Symbol" fo:color="#000000"/>
    </style:style>
    <style:style style:name="T550" style:parent-style-name="Policepardéfaut" style:family="text">
      <style:text-properties fo:color="#000000"/>
    </style:style>
    <style:style style:name="TableCell551" style:family="table-cell">
      <style:table-cell-properties fo:border="0.0069in solid #BFBFBF" style:writing-mode="lr-tb" fo:padding-top="0in" fo:padding-left="0.075in" fo:padding-bottom="0in" fo:padding-right="0.075in"/>
    </style:style>
    <style:style style:name="P552" style:parent-style-name="Text_in_tables" style:family="paragraph">
      <style:text-properties fo:font-style="italic" style:font-style-asian="italic" style:language-asian="fr" style:country-asian="CH"/>
    </style:style>
    <style:style style:name="TableRow553" style:family="table-row">
      <style:table-row-properties style:use-optimal-row-height="false" fo:keep-together="always"/>
    </style:style>
    <style:style style:name="TableCell55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55" style:parent-style-name="Policepardéfaut" style:family="text">
      <style:text-properties fo:font-weight="bold" style:font-weight-asian="bold" style:font-weight-complex="bold" fo:color="#FF0000"/>
    </style:style>
    <style:style style:name="T556" style:parent-style-name="Policepardéfaut" style:family="text">
      <style:text-properties fo:color="#FF0000"/>
    </style:style>
    <style:style style:name="P557" style:parent-style-name="Footnote" style:family="paragraph">
      <style:paragraph-properties fo:widows="0" fo:orphans="0"/>
    </style:style>
    <style:style style:name="T558" style:parent-style-name="Policepardéfaut" style:family="text">
      <style:text-properties fo:language="en" fo:country="US"/>
    </style:style>
    <style:style style:name="T559" style:parent-style-name="Policepardéfaut" style:family="text">
      <style:text-properties style:font-name-asian="Calibri" fo:language="en" fo:country="US"/>
    </style:style>
    <style:style style:name="TableCell560" style:family="table-cell">
      <style:table-cell-properties fo:border="0.0069in solid #BFBFBF" style:writing-mode="lr-tb" fo:padding-top="0in" fo:padding-left="0.075in" fo:padding-bottom="0in" fo:padding-right="0.075in"/>
    </style:style>
    <style:style style:name="T561" style:parent-style-name="Policepardéfaut" style:family="text">
      <style:text-properties style:font-name="Segoe UI Symbol" style:font-name-complex="Segoe UI Symbol" fo:color="#000000"/>
    </style:style>
    <style:style style:name="T562" style:parent-style-name="Policepardéfaut" style:family="text">
      <style:text-properties fo:color="#000000"/>
    </style:style>
    <style:style style:name="T563" style:parent-style-name="Policepardéfaut" style:family="text">
      <style:text-properties style:font-name="Segoe UI Symbol" style:font-name-complex="Segoe UI Symbol" fo:color="#000000"/>
    </style:style>
    <style:style style:name="T564" style:parent-style-name="Policepardéfaut" style:family="text">
      <style:text-properties fo:color="#000000"/>
    </style:style>
    <style:style style:name="TableCell565" style:family="table-cell">
      <style:table-cell-properties fo:border="0.0069in solid #BFBFBF" style:writing-mode="lr-tb" fo:padding-top="0in" fo:padding-left="0.075in" fo:padding-bottom="0in" fo:padding-right="0.075in"/>
    </style:style>
    <style:style style:name="P566" style:parent-style-name="Text_in_tables" style:family="paragraph">
      <style:text-properties fo:font-style="italic" style:font-style-asian="italic" style:language-asian="fr" style:country-asian="CH"/>
    </style:style>
    <style:style style:name="TableRow567" style:family="table-row">
      <style:table-row-properties style:use-optimal-row-height="false" fo:keep-together="always"/>
    </style:style>
    <style:style style:name="TableCell56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69" style:parent-style-name="Policepardéfaut" style:family="text">
      <style:text-properties fo:font-weight="bold" style:font-weight-asian="bold" style:font-weight-complex="bold" fo:color="#FF0000"/>
    </style:style>
    <style:style style:name="T570" style:parent-style-name="Policepardéfaut" style:family="text">
      <style:text-properties fo:color="#FF0000"/>
    </style:style>
    <style:style style:name="TableCell571" style:family="table-cell">
      <style:table-cell-properties fo:border="0.0069in solid #BFBFBF" style:writing-mode="lr-tb" fo:padding-top="0in" fo:padding-left="0.075in" fo:padding-bottom="0in" fo:padding-right="0.075in"/>
    </style:style>
    <style:style style:name="T572" style:parent-style-name="Policepardéfaut" style:family="text">
      <style:text-properties style:font-name="Segoe UI Symbol" style:font-name-complex="Segoe UI Symbol" fo:color="#000000"/>
    </style:style>
    <style:style style:name="T573" style:parent-style-name="Policepardéfaut" style:family="text">
      <style:text-properties fo:color="#000000"/>
    </style:style>
    <style:style style:name="T574" style:parent-style-name="Policepardéfaut" style:family="text">
      <style:text-properties style:font-name="Segoe UI Symbol" style:font-name-complex="Segoe UI Symbol" fo:color="#000000"/>
    </style:style>
    <style:style style:name="T575" style:parent-style-name="Policepardéfaut" style:family="text">
      <style:text-properties fo:color="#000000"/>
    </style:style>
    <style:style style:name="TableCell576" style:family="table-cell">
      <style:table-cell-properties fo:border="0.0069in solid #BFBFBF" style:writing-mode="lr-tb" fo:padding-top="0in" fo:padding-left="0.075in" fo:padding-bottom="0in" fo:padding-right="0.075in"/>
    </style:style>
    <style:style style:name="P577" style:parent-style-name="Text_in_tables" style:family="paragraph">
      <style:text-properties style:font-style-complex="italic" style:language-asian="fr" style:country-asian="CH"/>
    </style:style>
    <style:style style:name="TableRow578" style:family="table-row">
      <style:table-row-properties style:use-optimal-row-height="false" fo:keep-together="always"/>
    </style:style>
    <style:style style:name="TableCell57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80" style:parent-style-name="Policepardéfaut" style:family="text">
      <style:text-properties fo:font-weight="bold" style:font-weight-asian="bold" style:font-weight-complex="bold" fo:color="#FF0000"/>
    </style:style>
    <style:style style:name="T581" style:parent-style-name="Policepardéfaut" style:family="text">
      <style:text-properties fo:color="#FF0000"/>
    </style:style>
    <style:style style:name="TableCell582" style:family="table-cell">
      <style:table-cell-properties fo:border="0.0069in solid #BFBFBF" style:writing-mode="lr-tb" fo:padding-top="0in" fo:padding-left="0.075in" fo:padding-bottom="0in" fo:padding-right="0.075in"/>
    </style:style>
    <style:style style:name="T583" style:parent-style-name="Policepardéfaut" style:family="text">
      <style:text-properties style:font-name="Segoe UI Symbol" style:font-name-complex="Segoe UI Symbol" fo:color="#000000"/>
    </style:style>
    <style:style style:name="T584" style:parent-style-name="Policepardéfaut" style:family="text">
      <style:text-properties fo:color="#000000"/>
    </style:style>
    <style:style style:name="T585" style:parent-style-name="Policepardéfaut" style:family="text">
      <style:text-properties style:font-name="Segoe UI Symbol" style:font-name-complex="Segoe UI Symbol" fo:color="#000000"/>
    </style:style>
    <style:style style:name="T586" style:parent-style-name="Policepardéfaut" style:family="text">
      <style:text-properties fo:color="#000000"/>
    </style:style>
    <style:style style:name="TableCell587" style:family="table-cell">
      <style:table-cell-properties fo:border="0.0069in solid #BFBFBF" style:writing-mode="lr-tb" fo:padding-top="0in" fo:padding-left="0.075in" fo:padding-bottom="0in" fo:padding-right="0.075in"/>
    </style:style>
    <style:style style:name="P588" style:parent-style-name="Text_in_tables" style:family="paragraph">
      <style:text-properties style:font-style-complex="italic" style:language-asian="fr" style:country-asian="CH"/>
    </style:style>
    <style:style style:name="TableRow589" style:family="table-row">
      <style:table-row-properties style:use-optimal-row-height="false" fo:keep-together="always"/>
    </style:style>
    <style:style style:name="TableCell59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591" style:parent-style-name="Policepardéfaut" style:family="text">
      <style:text-properties fo:font-weight="bold" style:font-weight-asian="bold" style:font-weight-complex="bold" fo:color="#FF0000"/>
    </style:style>
    <style:style style:name="T592" style:parent-style-name="Policepardéfaut" style:family="text">
      <style:text-properties fo:color="#FF0000"/>
    </style:style>
    <style:style style:name="TableCell593" style:family="table-cell">
      <style:table-cell-properties fo:border="0.0069in solid #BFBFBF" style:writing-mode="lr-tb" fo:padding-top="0in" fo:padding-left="0.075in" fo:padding-bottom="0in" fo:padding-right="0.075in"/>
    </style:style>
    <style:style style:name="T594" style:parent-style-name="Policepardéfaut" style:family="text">
      <style:text-properties style:font-name="Segoe UI Symbol" style:font-name-complex="Segoe UI Symbol" fo:color="#000000"/>
    </style:style>
    <style:style style:name="T595" style:parent-style-name="Policepardéfaut" style:family="text">
      <style:text-properties fo:color="#000000"/>
    </style:style>
    <style:style style:name="T596" style:parent-style-name="Policepardéfaut" style:family="text">
      <style:text-properties style:font-name="Segoe UI Symbol" style:font-name-complex="Segoe UI Symbol" fo:color="#000000"/>
    </style:style>
    <style:style style:name="T597" style:parent-style-name="Policepardéfaut" style:family="text">
      <style:text-properties fo:color="#000000"/>
    </style:style>
    <style:style style:name="TableCell598" style:family="table-cell">
      <style:table-cell-properties fo:border="0.0069in solid #BFBFBF" style:writing-mode="lr-tb" fo:padding-top="0in" fo:padding-left="0.075in" fo:padding-bottom="0in" fo:padding-right="0.075in"/>
    </style:style>
    <style:style style:name="P599" style:parent-style-name="Text_in_tables" style:family="paragraph">
      <style:text-properties fo:font-style="italic" style:font-style-asian="italic" style:language-asian="fr" style:country-asian="CH"/>
    </style:style>
    <style:style style:name="TableRow600" style:family="table-row">
      <style:table-row-properties style:use-optimal-row-height="false" fo:keep-together="always"/>
    </style:style>
    <style:style style:name="TableCell60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02" style:parent-style-name="Policepardéfaut" style:family="text">
      <style:text-properties fo:font-weight="bold" style:font-weight-asian="bold" style:font-weight-complex="bold" fo:color="#FF0000"/>
    </style:style>
    <style:style style:name="TableCell603" style:family="table-cell">
      <style:table-cell-properties fo:border="0.0069in solid #BFBFBF" style:writing-mode="lr-tb" fo:padding-top="0in" fo:padding-left="0.075in" fo:padding-bottom="0in" fo:padding-right="0.075in"/>
    </style:style>
    <style:style style:name="T604" style:parent-style-name="Policepardéfaut" style:family="text">
      <style:text-properties style:font-name="Segoe UI Symbol" style:font-name-complex="Segoe UI Symbol" fo:color="#000000"/>
    </style:style>
    <style:style style:name="T605" style:parent-style-name="Policepardéfaut" style:family="text">
      <style:text-properties fo:color="#000000"/>
    </style:style>
    <style:style style:name="T606" style:parent-style-name="Policepardéfaut" style:family="text">
      <style:text-properties style:font-name="Segoe UI Symbol" style:font-name-complex="Segoe UI Symbol" fo:color="#000000"/>
    </style:style>
    <style:style style:name="T607" style:parent-style-name="Policepardéfaut" style:family="text">
      <style:text-properties fo:color="#000000"/>
    </style:style>
    <style:style style:name="TableCell608" style:family="table-cell">
      <style:table-cell-properties fo:border="0.0069in solid #BFBFBF" style:writing-mode="lr-tb" fo:padding-top="0in" fo:padding-left="0.075in" fo:padding-bottom="0in" fo:padding-right="0.075in"/>
    </style:style>
    <style:style style:name="T609" style:parent-style-name="DefaultParagraphFont" style:family="text">
      <style:text-properties style:font-style-complex="italic" style:language-asian="fr" style:country-asian="CH"/>
    </style:style>
    <style:style style:name="T610" style:parent-style-name="DefaultParagraphFont" style:family="text">
      <style:text-properties style:font-style-complex="italic" style:language-asian="fr" style:country-asian="CH"/>
    </style:style>
    <style:style style:name="T611" style:parent-style-name="DefaultParagraphFont" style:family="text">
      <style:text-properties style:font-style-complex="italic" style:language-asian="fr" style:country-asian="CH"/>
    </style:style>
    <style:style style:name="T612" style:parent-style-name="DefaultParagraphFont" style:family="text">
      <style:text-properties style:font-style-complex="italic" style:language-asian="fr" style:country-asian="CH"/>
    </style:style>
    <style:style style:name="T613" style:parent-style-name="DefaultParagraphFont" style:family="text">
      <style:text-properties style:font-style-complex="italic" style:language-asian="fr" style:country-asian="CH"/>
    </style:style>
    <style:style style:name="T614" style:parent-style-name="CommentReference" style:family="text">
      <style:text-properties style:font-style-complex="italic" fo:font-size="10pt" style:font-size-asian="10pt" style:font-size-complex="10pt" style:language-asian="fr" style:country-asian="CH"/>
    </style:style>
    <style:style style:name="TableRow615" style:family="table-row">
      <style:table-row-properties style:use-optimal-row-height="false" fo:keep-together="always"/>
    </style:style>
    <style:style style:name="TableCell61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17" style:parent-style-name="Policepardéfaut" style:family="text">
      <style:text-properties fo:font-weight="bold" style:font-weight-asian="bold" style:font-weight-complex="bold" fo:color="#FF0000"/>
    </style:style>
    <style:style style:name="T618" style:parent-style-name="Policepardéfaut" style:family="text">
      <style:text-properties fo:color="#FF0000"/>
    </style:style>
    <style:style style:name="TableCell619" style:family="table-cell">
      <style:table-cell-properties fo:border="0.0069in solid #BFBFBF" style:writing-mode="lr-tb" fo:padding-top="0in" fo:padding-left="0.075in" fo:padding-bottom="0in" fo:padding-right="0.075in"/>
    </style:style>
    <style:style style:name="T620" style:parent-style-name="Policepardéfaut" style:family="text">
      <style:text-properties style:font-name="Segoe UI Symbol" style:font-name-complex="Segoe UI Symbol" fo:color="#000000"/>
    </style:style>
    <style:style style:name="T621" style:parent-style-name="Policepardéfaut" style:family="text">
      <style:text-properties fo:color="#000000"/>
    </style:style>
    <style:style style:name="T622" style:parent-style-name="Policepardéfaut" style:family="text">
      <style:text-properties style:font-name="Segoe UI Symbol" style:font-name-complex="Segoe UI Symbol" fo:color="#000000"/>
    </style:style>
    <style:style style:name="T623" style:parent-style-name="Policepardéfaut" style:family="text">
      <style:text-properties fo:color="#000000"/>
    </style:style>
    <style:style style:name="TableCell624" style:family="table-cell">
      <style:table-cell-properties fo:border="0.0069in solid #BFBFBF" style:writing-mode="lr-tb" fo:padding-top="0in" fo:padding-left="0.075in" fo:padding-bottom="0in" fo:padding-right="0.075in"/>
    </style:style>
    <style:style style:name="P625" style:parent-style-name="Text_in_tables" style:family="paragraph">
      <style:text-properties fo:font-style="italic" style:font-style-asian="italic" style:language-asian="fr" style:country-asian="CH"/>
    </style:style>
    <style:style style:name="TableRow626" style:family="table-row">
      <style:table-row-properties style:use-optimal-row-height="false" fo:keep-together="always"/>
    </style:style>
    <style:style style:name="TableCell62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28" style:parent-style-name="Policepardéfaut" style:family="text">
      <style:text-properties fo:font-weight="bold" style:font-weight-asian="bold" style:font-weight-complex="bold" fo:color="#FF0000"/>
    </style:style>
    <style:style style:name="T629" style:parent-style-name="Policepardéfaut" style:family="text">
      <style:text-properties fo:color="#FF0000"/>
    </style:style>
    <style:style style:name="TableCell630" style:family="table-cell">
      <style:table-cell-properties fo:border="0.0069in solid #BFBFBF" style:writing-mode="lr-tb" fo:padding-top="0in" fo:padding-left="0.075in" fo:padding-bottom="0in" fo:padding-right="0.075in"/>
    </style:style>
    <style:style style:name="T631" style:parent-style-name="Policepardéfaut" style:family="text">
      <style:text-properties style:font-name="Segoe UI Symbol" style:font-name-complex="Segoe UI Symbol"/>
    </style:style>
    <style:style style:name="T632" style:parent-style-name="Policepardéfaut" style:family="text">
      <style:text-properties style:font-name="Segoe UI Symbol" style:font-name-complex="Segoe UI Symbol"/>
    </style:style>
    <style:style style:name="TableCell633" style:family="table-cell">
      <style:table-cell-properties fo:border="0.0069in solid #BFBFBF" style:writing-mode="lr-tb" fo:padding-top="0in" fo:padding-left="0.075in" fo:padding-bottom="0in" fo:padding-right="0.075in"/>
    </style:style>
    <style:style style:name="P634" style:parent-style-name="Text_in_tables" style:family="paragraph">
      <style:text-properties fo:font-style="italic" style:font-style-asian="italic" style:language-asian="fr" style:country-asian="CH"/>
    </style:style>
    <style:style style:name="T635" style:parent-style-name="Policepardéfaut" style:family="text">
      <style:text-properties fo:color="#FF0000"/>
    </style:style>
    <style:style style:name="TableColumn637" style:family="table-column">
      <style:table-column-properties style:column-width="2.95in" style:use-optimal-column-width="false"/>
    </style:style>
    <style:style style:name="TableColumn638" style:family="table-column">
      <style:table-column-properties style:column-width="0.5902in" style:use-optimal-column-width="false"/>
    </style:style>
    <style:style style:name="TableColumn639" style:family="table-column">
      <style:table-column-properties style:column-width="6.202in" style:use-optimal-column-width="false"/>
    </style:style>
    <style:style style:name="Table636" style:family="table">
      <style:table-properties style:width="9.7423in" fo:margin-left="0in" table:align="left"/>
    </style:style>
    <style:style style:name="TableRow640" style:family="table-row">
      <style:table-row-properties style:use-optimal-row-height="false" fo:keep-together="always"/>
    </style:style>
    <style:style style:name="TableCell64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42" style:parent-style-name="Policepardéfaut" style:family="text">
      <style:text-properties fo:font-weight="bold" style:font-weight-asian="bold" style:font-weight-complex="bold" fo:color="#FF0000"/>
    </style:style>
    <style:style style:name="T643" style:parent-style-name="Policepardéfaut" style:family="text">
      <style:text-properties fo:color="#FF0000"/>
    </style:style>
    <style:style style:name="P644" style:parent-style-name="Footnote" style:family="paragraph">
      <style:paragraph-properties fo:widows="0" fo:orphans="0"/>
    </style:style>
    <style:style style:name="T645" style:parent-style-name="Policepardéfaut" style:family="text">
      <style:text-properties fo:language="en" fo:country="US"/>
    </style:style>
    <style:style style:name="T646" style:parent-style-name="Policepardéfaut" style:family="text">
      <style:text-properties style:font-name-asian="Calibri" fo:language="en" fo:country="US"/>
    </style:style>
    <style:style style:name="TableCell647" style:family="table-cell">
      <style:table-cell-properties fo:border="0.0069in solid #BFBFBF" style:writing-mode="lr-tb" fo:padding-top="0in" fo:padding-left="0.075in" fo:padding-bottom="0in" fo:padding-right="0.075in"/>
    </style:style>
    <style:style style:name="T648" style:parent-style-name="Policepardéfaut" style:family="text">
      <style:text-properties style:font-name="Segoe UI Symbol" style:font-name-asian="MS Gothic" style:font-name-complex="Segoe UI Symbol" style:font-style-complex="italic" style:font-size-complex="14pt"/>
    </style:style>
    <style:style style:name="T649" style:parent-style-name="Policepardéfaut" style:family="text">
      <style:text-properties style:font-style-complex="italic" style:font-size-complex="14pt"/>
    </style:style>
    <style:style style:name="T650" style:parent-style-name="Policepardéfaut" style:family="text">
      <style:text-properties style:font-name="Segoe UI Symbol" style:font-name-asian="MS Gothic" style:font-name-complex="Segoe UI Symbol" style:font-style-complex="italic" style:font-size-complex="14pt"/>
    </style:style>
    <style:style style:name="T651" style:parent-style-name="Policepardéfaut" style:family="text">
      <style:text-properties style:font-style-complex="italic" style:font-size-complex="14pt"/>
    </style:style>
    <style:style style:name="TableCell652" style:family="table-cell">
      <style:table-cell-properties fo:border="0.0069in solid #BFBFBF" style:writing-mode="lr-tb" fo:padding-top="0in" fo:padding-left="0.075in" fo:padding-bottom="0in" fo:padding-right="0.075in"/>
    </style:style>
    <style:style style:name="T653" style:parent-style-name="Policepardéfaut" style:family="text">
      <style:text-properties style:font-style-complex="italic" style:language-asian="fr" style:country-asian="CH"/>
    </style:style>
    <style:style style:name="TableRow654" style:family="table-row">
      <style:table-row-properties style:use-optimal-row-height="false" fo:keep-together="always"/>
    </style:style>
    <style:style style:name="TableCell65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56" style:parent-style-name="Policepardéfaut" style:family="text">
      <style:text-properties fo:font-weight="bold" style:font-weight-asian="bold" style:font-weight-complex="bold" fo:color="#FF0000"/>
    </style:style>
    <style:style style:name="TableCell657" style:family="table-cell">
      <style:table-cell-properties fo:border="0.0069in solid #BFBFBF" style:writing-mode="lr-tb" fo:padding-top="0in" fo:padding-left="0.075in" fo:padding-bottom="0in" fo:padding-right="0.075in"/>
    </style:style>
    <style:style style:name="T658" style:parent-style-name="Policepardéfaut" style:family="text">
      <style:text-properties style:font-size-complex="11pt"/>
    </style:style>
    <style:style style:name="T659" style:parent-style-name="Policepardéfaut" style:family="text">
      <style:text-properties style:font-name="Times New Roman" style:font-name-complex="Times New Roman" style:font-size-complex="11pt" style:language-asian="en" style:country-asian="US"/>
    </style:style>
    <style:style style:name="T660" style:parent-style-name="Policepardéfaut" style:family="text">
      <style:text-properties style:font-size-complex="11pt"/>
    </style:style>
    <style:style style:name="T661" style:parent-style-name="Policepardéfaut" style:family="text">
      <style:text-properties style:font-size-complex="11pt"/>
    </style:style>
    <style:style style:name="T662" style:parent-style-name="CommentReference" style:family="text">
      <style:text-properties fo:font-size="10pt" style:font-size-asian="10pt" style:font-size-complex="11pt"/>
    </style:style>
    <style:style style:name="T663" style:parent-style-name="Policepardéfaut" style:family="text">
      <style:text-properties style:font-size-complex="11pt"/>
    </style:style>
    <style:style style:name="T664" style:parent-style-name="Policepardéfaut" style:family="text">
      <style:text-properties style:font-size-complex="11pt"/>
    </style:style>
    <style:style style:name="T665" style:parent-style-name="CommentReference" style:family="text">
      <style:text-properties fo:font-size="10pt" style:font-size-asian="10pt" style:font-size-complex="11pt"/>
    </style:style>
    <style:style style:name="T666" style:parent-style-name="Policepardéfaut" style:family="text">
      <style:text-properties style:font-size-complex="11pt"/>
    </style:style>
    <style:style style:name="TableRow667" style:family="table-row">
      <style:table-row-properties style:use-optimal-row-height="false" fo:keep-together="always"/>
    </style:style>
    <style:style style:name="TableCell66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69" style:parent-style-name="Policepardéfaut" style:family="text">
      <style:text-properties fo:font-weight="bold" style:font-weight-asian="bold" style:font-weight-complex="bold" fo:color="#FF0000"/>
    </style:style>
    <style:style style:name="T670" style:parent-style-name="Policepardéfaut" style:family="text">
      <style:text-properties fo:color="#FF0000"/>
    </style:style>
    <style:style style:name="TableCell671" style:family="table-cell">
      <style:table-cell-properties fo:border="0.0069in solid #BFBFBF" style:writing-mode="lr-tb" fo:padding-top="0in" fo:padding-left="0.075in" fo:padding-bottom="0in" fo:padding-right="0.075in"/>
    </style:style>
    <style:style style:name="T672" style:parent-style-name="Policepardéfaut" style:family="text">
      <style:text-properties style:font-size-complex="11pt"/>
    </style:style>
    <style:style style:name="T673" style:parent-style-name="Policepardéfaut" style:family="text">
      <style:text-properties style:font-size-complex="11pt"/>
    </style:style>
    <style:style style:name="T674" style:parent-style-name="CommentReference" style:family="text">
      <style:text-properties fo:font-size="10pt" style:font-size-asian="10pt" style:font-size-complex="11pt"/>
    </style:style>
    <style:style style:name="T675" style:parent-style-name="Policepardéfaut" style:family="text">
      <style:text-properties style:font-size-complex="11pt"/>
    </style:style>
    <style:style style:name="TableRow676" style:family="table-row">
      <style:table-row-properties style:use-optimal-row-height="false" fo:keep-together="always"/>
    </style:style>
    <style:style style:name="TableCell67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78" style:parent-style-name="Policepardéfaut" style:family="text">
      <style:text-properties fo:font-weight="bold" style:font-weight-asian="bold" style:font-weight-complex="bold" fo:color="#FF0000"/>
    </style:style>
    <style:style style:name="TableCell679" style:family="table-cell">
      <style:table-cell-properties fo:border="0.0069in solid #BFBFBF" style:writing-mode="lr-tb" fo:padding-top="0in" fo:padding-left="0.075in" fo:padding-bottom="0in" fo:padding-right="0.075in"/>
    </style:style>
    <style:style style:name="T680" style:parent-style-name="Policepardéfaut" style:family="text">
      <style:text-properties style:font-name="Segoe UI Symbol" style:font-name-asian="MS Gothic" style:font-name-complex="Segoe UI Symbol" style:font-style-complex="italic" style:font-size-complex="14pt"/>
    </style:style>
    <style:style style:name="T681" style:parent-style-name="Policepardéfaut" style:family="text">
      <style:text-properties style:font-style-complex="italic" style:font-size-complex="14pt"/>
    </style:style>
    <style:style style:name="T682" style:parent-style-name="Policepardéfaut" style:family="text">
      <style:text-properties style:font-style-complex="italic" style:font-size-complex="14pt"/>
    </style:style>
    <style:style style:name="T683" style:parent-style-name="Policepardéfaut" style:family="text">
      <style:text-properties style:font-name="Segoe UI Symbol" style:font-name-asian="MS Gothic" style:font-name-complex="Segoe UI Symbol" style:font-style-complex="italic" style:font-size-complex="14pt"/>
    </style:style>
    <style:style style:name="T684" style:parent-style-name="Policepardéfaut" style:family="text">
      <style:text-properties style:font-style-complex="italic" style:font-size-complex="14pt"/>
    </style:style>
    <style:style style:name="TableCell685" style:family="table-cell">
      <style:table-cell-properties fo:border="0.0069in solid #BFBFBF" style:writing-mode="lr-tb" fo:padding-top="0in" fo:padding-left="0.075in" fo:padding-bottom="0in" fo:padding-right="0.075in"/>
    </style:style>
    <style:style style:name="TableRow686" style:family="table-row">
      <style:table-row-properties style:use-optimal-row-height="false" fo:keep-together="always"/>
    </style:style>
    <style:style style:name="TableCell68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688" style:parent-style-name="Policepardéfaut" style:family="text">
      <style:text-properties fo:font-weight="bold" style:font-weight-asian="bold" style:font-weight-complex="bold" fo:color="#FF0000"/>
    </style:style>
    <style:style style:name="T689" style:parent-style-name="Policepardéfaut" style:family="text">
      <style:text-properties fo:color="#FF0000"/>
    </style:style>
    <style:style style:name="T690" style:parent-style-name="Policepardéfaut" style:family="text">
      <style:text-properties fo:color="#000000"/>
    </style:style>
    <style:style style:name="TableCell691" style:family="table-cell">
      <style:table-cell-properties fo:border="0.0069in solid #BFBFBF" style:writing-mode="lr-tb" fo:padding-top="0in" fo:padding-left="0.075in" fo:padding-bottom="0in" fo:padding-right="0.075in"/>
    </style:style>
    <style:style style:name="T692" style:parent-style-name="Policepardéfaut" style:family="text">
      <style:text-properties style:font-name="Segoe UI Symbol" style:font-name-asian="MS Gothic" style:font-name-complex="Segoe UI Symbol" style:font-style-complex="italic" style:font-size-complex="14pt"/>
    </style:style>
    <style:style style:name="T693" style:parent-style-name="Policepardéfaut" style:family="text">
      <style:text-properties style:font-style-complex="italic" style:font-size-complex="14pt"/>
    </style:style>
    <style:style style:name="T694" style:parent-style-name="Policepardéfaut" style:family="text">
      <style:text-properties style:font-name="MS Gothic" style:font-name-asian="MS Gothic" style:font-name-complex="Segoe UI Symbol" style:font-style-complex="italic" style:font-size-complex="14pt"/>
    </style:style>
    <style:style style:name="T695" style:parent-style-name="Policepardéfaut" style:family="text">
      <style:text-properties style:font-style-complex="italic" style:font-size-complex="14pt"/>
    </style:style>
    <style:style style:name="TableCell696" style:family="table-cell">
      <style:table-cell-properties fo:border="0.0069in solid #BFBFBF" style:writing-mode="lr-tb" fo:padding-top="0in" fo:padding-left="0.075in" fo:padding-bottom="0in" fo:padding-right="0.075in"/>
    </style:style>
    <style:style style:name="P697" style:parent-style-name="Text_in_tables" style:family="paragraph">
      <style:text-properties fo:font-style="italic" style:font-style-asian="italic" style:font-style-complex="italic" style:font-size-complex="11pt"/>
    </style:style>
    <style:style style:name="TableRow698" style:family="table-row">
      <style:table-row-properties style:use-optimal-row-height="false" fo:keep-together="always"/>
    </style:style>
    <style:style style:name="TableCell69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00" style:parent-style-name="Policepardéfaut" style:family="text">
      <style:text-properties fo:font-weight="bold" style:font-weight-asian="bold" style:font-weight-complex="bold" fo:color="#FF0000"/>
    </style:style>
    <style:style style:name="T701" style:parent-style-name="Policepardéfaut" style:family="text">
      <style:text-properties fo:color="#FF0000"/>
    </style:style>
    <style:style style:name="P702" style:parent-style-name="Footnote" style:family="paragraph">
      <style:paragraph-properties fo:widows="0" fo:orphans="0"/>
    </style:style>
    <style:style style:name="T703" style:parent-style-name="Policepardéfaut" style:family="text">
      <style:text-properties fo:language="en" fo:country="US"/>
    </style:style>
    <style:style style:name="T704" style:parent-style-name="Policepardéfaut" style:family="text">
      <style:text-properties style:font-name-asian="Calibri" fo:language="en" fo:country="US"/>
    </style:style>
    <style:style style:name="T705" style:parent-style-name="Policepardéfaut" style:family="text">
      <style:text-properties style:font-name-asian="Calibri" fo:language="en" fo:country="US"/>
    </style:style>
    <style:style style:name="TableCell706" style:family="table-cell">
      <style:table-cell-properties fo:border="0.0069in solid #BFBFBF" style:writing-mode="lr-tb" fo:padding-top="0in" fo:padding-left="0.075in" fo:padding-bottom="0in" fo:padding-right="0.075in"/>
    </style:style>
    <style:style style:name="T707" style:parent-style-name="Policepardéfaut" style:family="text">
      <style:text-properties style:font-name="Segoe UI Symbol" style:font-name-asian="MS Gothic" style:font-name-complex="Segoe UI Symbol" style:font-style-complex="italic" style:font-size-complex="14pt"/>
    </style:style>
    <style:style style:name="T708" style:parent-style-name="Policepardéfaut" style:family="text">
      <style:text-properties style:font-style-complex="italic" style:font-size-complex="14pt"/>
    </style:style>
    <style:style style:name="T709" style:parent-style-name="Policepardéfaut" style:family="text">
      <style:text-properties style:font-name="Segoe UI Symbol" style:font-name-asian="MS Gothic" style:font-name-complex="Segoe UI Symbol" style:font-style-complex="italic" style:font-size-complex="14pt"/>
    </style:style>
    <style:style style:name="T710" style:parent-style-name="Policepardéfaut" style:family="text">
      <style:text-properties style:font-style-complex="italic" style:font-size-complex="14pt"/>
    </style:style>
    <style:style style:name="TableCell711" style:family="table-cell">
      <style:table-cell-properties fo:border="0.0069in solid #BFBFBF" style:writing-mode="lr-tb" fo:padding-top="0in" fo:padding-left="0.075in" fo:padding-bottom="0in" fo:padding-right="0.075in"/>
    </style:style>
    <style:style style:name="P712" style:parent-style-name="Text_in_tables" style:family="paragraph">
      <style:text-properties fo:font-style="italic" style:font-style-asian="italic" style:font-style-complex="italic" style:font-size-complex="11pt"/>
    </style:style>
    <style:style style:name="TableRow713" style:family="table-row">
      <style:table-row-properties style:use-optimal-row-height="false" fo:keep-together="always"/>
    </style:style>
    <style:style style:name="TableCell71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15" style:parent-style-name="Policepardéfaut" style:family="text">
      <style:text-properties fo:font-weight="bold" style:font-weight-asian="bold" style:font-weight-complex="bold" fo:color="#FF0000"/>
    </style:style>
    <style:style style:name="T716" style:parent-style-name="Policepardéfaut" style:family="text">
      <style:text-properties fo:color="#FF0000"/>
    </style:style>
    <style:style style:name="TableCell717" style:family="table-cell">
      <style:table-cell-properties fo:border="0.0069in solid #BFBFBF" style:writing-mode="lr-tb" fo:padding-top="0in" fo:padding-left="0.075in" fo:padding-bottom="0in" fo:padding-right="0.075in"/>
    </style:style>
    <style:style style:name="T718" style:parent-style-name="Policepardéfaut" style:family="text">
      <style:text-properties style:font-name="Segoe UI Symbol" style:font-name-asian="MS Gothic" style:font-name-complex="Segoe UI Symbol" style:font-style-complex="italic" style:font-size-complex="14pt"/>
    </style:style>
    <style:style style:name="T719" style:parent-style-name="Policepardéfaut" style:family="text">
      <style:text-properties style:font-style-complex="italic" style:font-size-complex="14pt"/>
    </style:style>
    <style:style style:name="T720" style:parent-style-name="Policepardéfaut" style:family="text">
      <style:text-properties style:font-name="Segoe UI Symbol" style:font-name-asian="MS Gothic" style:font-name-complex="Segoe UI Symbol" style:font-style-complex="italic" style:font-size-complex="14pt"/>
    </style:style>
    <style:style style:name="T721" style:parent-style-name="Policepardéfaut" style:family="text">
      <style:text-properties style:font-style-complex="italic" style:font-size-complex="14pt"/>
    </style:style>
    <style:style style:name="TableCell722" style:family="table-cell">
      <style:table-cell-properties fo:border="0.0069in solid #BFBFBF" style:writing-mode="lr-tb" fo:padding-top="0in" fo:padding-left="0.075in" fo:padding-bottom="0in" fo:padding-right="0.075in"/>
    </style:style>
    <style:style style:name="T723" style:parent-style-name="DefaultParagraphFont" style:family="text">
      <style:text-properties style:font-size-complex="11pt"/>
    </style:style>
    <style:style style:name="T724" style:parent-style-name="DefaultParagraphFont" style:family="text">
      <style:text-properties style:font-size-complex="11pt"/>
    </style:style>
    <style:style style:name="T725" style:parent-style-name="CommentReference" style:family="text">
      <style:text-properties fo:font-size="10pt" style:font-size-asian="10pt" style:font-size-complex="11pt"/>
    </style:style>
    <style:style style:name="TableRow726" style:family="table-row">
      <style:table-row-properties style:use-optimal-row-height="false" fo:keep-together="always"/>
    </style:style>
    <style:style style:name="TableCell72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28" style:parent-style-name="Policepardéfaut" style:family="text">
      <style:text-properties fo:font-weight="bold" style:font-weight-asian="bold" style:font-weight-complex="bold" fo:color="#FF0000"/>
    </style:style>
    <style:style style:name="TableCell729" style:family="table-cell">
      <style:table-cell-properties fo:border="0.0069in solid #BFBFBF" style:writing-mode="lr-tb" fo:padding-top="0in" fo:padding-left="0.075in" fo:padding-bottom="0in" fo:padding-right="0.075in"/>
    </style:style>
    <style:style style:name="T730" style:parent-style-name="Policepardéfaut" style:family="text">
      <style:text-properties style:font-name="Segoe UI Symbol" style:font-name-asian="MS Gothic" style:font-name-complex="Segoe UI Symbol" style:font-style-complex="italic" style:font-size-complex="14pt"/>
    </style:style>
    <style:style style:name="T731" style:parent-style-name="Policepardéfaut" style:family="text">
      <style:text-properties style:font-style-complex="italic" style:font-size-complex="14pt"/>
    </style:style>
    <style:style style:name="T732" style:parent-style-name="Policepardéfaut" style:family="text">
      <style:text-properties style:font-name="Segoe UI Symbol" style:font-name-asian="MS Gothic" style:font-name-complex="Segoe UI Symbol" style:font-style-complex="italic" style:font-size-complex="14pt"/>
    </style:style>
    <style:style style:name="T733" style:parent-style-name="Policepardéfaut" style:family="text">
      <style:text-properties style:font-style-complex="italic" style:font-size-complex="14pt"/>
    </style:style>
    <style:style style:name="TableCell734" style:family="table-cell">
      <style:table-cell-properties fo:border="0.0069in solid #BFBFBF" style:writing-mode="lr-tb" fo:padding-top="0in" fo:padding-left="0.075in" fo:padding-bottom="0in" fo:padding-right="0.075in"/>
    </style:style>
    <style:style style:name="T735" style:parent-style-name="Policepardéfaut" style:family="text">
      <style:text-properties style:font-size-complex="11pt"/>
    </style:style>
    <style:style style:name="TableRow736" style:family="table-row">
      <style:table-row-properties style:use-optimal-row-height="false" fo:keep-together="always"/>
    </style:style>
    <style:style style:name="TableCell73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38" style:parent-style-name="Policepardéfaut" style:family="text">
      <style:text-properties fo:font-weight="bold" style:font-weight-asian="bold" style:font-weight-complex="bold" fo:color="#FF0000"/>
    </style:style>
    <style:style style:name="T739" style:parent-style-name="Policepardéfaut" style:family="text">
      <style:text-properties fo:color="#FF0000"/>
    </style:style>
    <style:style style:name="P740" style:parent-style-name="Notedebasdepage" style:family="paragraph">
      <style:paragraph-properties fo:margin-bottom="0.0833in"/>
    </style:style>
    <style:style style:name="TableCell741" style:family="table-cell">
      <style:table-cell-properties fo:border="0.0069in solid #BFBFBF" style:writing-mode="lr-tb" fo:padding-top="0in" fo:padding-left="0.075in" fo:padding-bottom="0in" fo:padding-right="0.075in"/>
    </style:style>
    <style:style style:name="T742" style:parent-style-name="Policepardéfaut" style:family="text">
      <style:text-properties style:font-name="Segoe UI Symbol" style:font-name-asian="MS Gothic" style:font-name-complex="Segoe UI Symbol" style:font-style-complex="italic" style:font-size-complex="14pt"/>
    </style:style>
    <style:style style:name="T743" style:parent-style-name="Policepardéfaut" style:family="text">
      <style:text-properties style:font-style-complex="italic" style:font-size-complex="14pt"/>
    </style:style>
    <style:style style:name="T744" style:parent-style-name="Policepardéfaut" style:family="text">
      <style:text-properties style:font-name="Segoe UI Symbol" style:font-name-asian="MS Gothic" style:font-name-complex="Segoe UI Symbol" style:font-style-complex="italic" style:font-size-complex="14pt"/>
    </style:style>
    <style:style style:name="T745" style:parent-style-name="Policepardéfaut" style:family="text">
      <style:text-properties style:font-style-complex="italic" style:font-size-complex="14pt"/>
    </style:style>
    <style:style style:name="TableCell746" style:family="table-cell">
      <style:table-cell-properties fo:border="0.0069in solid #BFBFBF" style:writing-mode="lr-tb" fo:padding-top="0in" fo:padding-left="0.075in" fo:padding-bottom="0in" fo:padding-right="0.075in"/>
    </style:style>
    <style:style style:name="T747" style:parent-style-name="Policepardéfaut" style:family="text">
      <style:text-properties style:font-size-complex="11pt"/>
    </style:style>
    <style:style style:name="T748" style:parent-style-name="Policepardéfaut" style:family="text">
      <style:text-properties style:font-size-complex="11pt"/>
    </style:style>
    <style:style style:name="T749" style:parent-style-name="CommentReference" style:family="text">
      <style:text-properties fo:font-size="10pt" style:font-size-asian="10pt" style:font-size-complex="10pt"/>
    </style:style>
    <style:style style:name="TableRow750" style:family="table-row">
      <style:table-row-properties style:use-optimal-row-height="false" fo:keep-together="always"/>
    </style:style>
    <style:style style:name="TableCell75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752" style:parent-style-name="Policepardéfaut" style:family="text">
      <style:text-properties fo:font-weight="bold" style:font-weight-asian="bold" style:font-weight-complex="bold" fo:color="#FF0000"/>
    </style:style>
    <style:style style:name="T753" style:parent-style-name="Policepardéfaut" style:family="text">
      <style:text-properties fo:color="#FF0000"/>
    </style:style>
    <style:style style:name="P754" style:parent-style-name="Footnote" style:family="paragraph">
      <style:paragraph-properties fo:widows="0" fo:orphans="0"/>
    </style:style>
    <style:style style:name="T755" style:parent-style-name="Policepardéfaut" style:family="text">
      <style:text-properties fo:language="en" fo:country="US"/>
    </style:style>
    <style:style style:name="T756" style:parent-style-name="Policepardéfaut" style:family="text">
      <style:text-properties style:font-name-asian="Calibri" fo:language="en" fo:country="US"/>
    </style:style>
    <style:style style:name="TableCell757" style:family="table-cell">
      <style:table-cell-properties fo:border="0.0069in solid #BFBFBF" style:writing-mode="lr-tb" fo:padding-top="0in" fo:padding-left="0.075in" fo:padding-bottom="0in" fo:padding-right="0.075in"/>
    </style:style>
    <style:style style:name="T758" style:parent-style-name="Policepardéfaut" style:family="text">
      <style:text-properties style:font-size-complex="11pt" fo:background-color="#FFFF00"/>
    </style:style>
    <style:style style:name="T759" style:parent-style-name="CommentReference" style:family="text">
      <style:text-properties fo:font-size="10pt" style:font-size-asian="10pt" style:font-size-complex="10pt"/>
    </style:style>
  </office:automatic-styles>
  <office:body>
    <office:text text:use-soft-page-breaks="true">
      <text:p text:style-name="P1">EPFL Data Management Plan (DMP) Template</text:p>
      <text:p text:style-name="En-têtedetabledesmatières"/>
      <text:table-of-content text:name="_TOC0">
        <text:table-of-content-source text:outline-level="1"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source>
        <text:index-body>
          <text:p text:style-name="P16"><text:a xlink:href="#_Toc185095990" office:target-frame-name="_top" xlink:show="replace"><text:span text:style-name="Lienhypertexte">Part 1. General Information</text:span><text:tab/>2</text:a></text:p>
          <text:p text:style-name="P17"><text:a xlink:href="#_Toc185095991" office:target-frame-name="_top" xlink:show="replace"><text:span text:style-name="Lienhypertexte">Part 2. Data &amp; Code Collection</text:span><text:tab/>4</text:a></text:p>
          <text:p text:style-name="P18"><text:a xlink:href="#_Toc185095992" office:target-frame-name="_top" xlink:show="replace"><text:span text:style-name="Lienhypertexte">Part 3. Data &amp; Code Storage or Management Infrastructure</text:span><text:tab/>5</text:a></text:p>
          <text:p text:style-name="P19"><text:a xlink:href="#_Toc185095993" office:target-frame-name="_top" xlink:show="replace"><text:span text:style-name="Lienhypertexte">Part 4. Data &amp; Code Long Term Preservation</text:span><text:tab/>6</text:a></text:p>
          <text:p text:style-name="P20"><text:a xlink:href="#_Toc185095994" office:target-frame-name="_top" xlink:show="replace"><text:span text:style-name="Lienhypertexte">Annex 1. Open Research Data &amp; Code (ORD)</text:span><text:tab/>7</text:a></text:p>
          <text:p text:style-name="P21"><text:a xlink:href="#_Toc185095995" office:target-frame-name="_top" xlink:show="replace"><text:span text:style-name="Lienhypertexte">Annex 2. Data Protection Analysis</text:span><text:tab/>8</text:a></text:p>
        </text:index-body>
      </text:table-of-content>
      <text:p text:style-name="Normal"/>
      <text:h text:style-name="Titre2" text:outline-level="2">Goal of a Data Management Plan (DMP)</text:h>
      <text:p text:style-name="Normal">The main objective of a DMP is to anticipate the project needs and requirements in terms of:</text:p>
      <text:list text:style-name="LFO1" text:continue-numbering="true">
        <text:list-item>
          <text:p text:style-name="P22">resources (e.g., servers, hard drives, data curation and preservation, software tools, etc.)</text:p>
        </text:list-item>
        <text:list-item>
          <text:p text:style-name="P23">good practices (e.g., standardized documentation, metadata sharing, naming convention, data security, open formats, regular backup, etc.)</text:p>
        </text:list-item>
        <text:list-item>
          <text:p text:style-name="P24">data protection and ethics authorizations (e.g., submission to the cantonal ethics commission, or to the HREC)</text:p>
        </text:list-item>
      </text:list>
      <text:p text:style-name="Normal">A DMP is a live document supposed to be updated to reflect the actual data management. At the end of a research project, the associated DMP becomes a precious document that enables research<text:s/>reproducibility, allowing other researchers to understand your processes.</text:p>
      <text:h text:style-name="Titre2" text:outline-level="2">Scope of this document</text:h>
      <text:p text:style-name="Normal">This DMP template applies to any EPFL research project that produces, collects or processes research data that does not already have a DMP from a funder or publisher. Develop a single DMP for each project to cover its overall approach. When specific issues arise for individual datasets (e.g., openness), clearly identify them. However, depending on the project and research field, some of those issues may not need to be addressed in the DMP.</text:p>
      <text:h text:style-name="Titre2" text:outline-level="2">How to use of this document – READ CAREFULLY</text:h>
      <text:p text:style-name="Normal">Throughout the DMP, the required information is indicated as Mandatory<text:s/><text:span text:style-name="T25">[M]</text:span>, Mandatory if applicable<text:s/><text:span text:style-name="T26">[MA]</text:span>, or Recommended<text:s/><text:span text:style-name="T27">[R]</text:span>. In the fields for the answers, if present, replace the text in italic with your own answer or description.</text:p>
      <text:list text:style-name="LFO1" text:continue-numbering="true">
        <text:list-item>
          <text:p text:style-name="P28">For DMP review or relevant information on the DMP: contact<text:s/><text:a xlink:href="mailto:researchdata@epfl.ch" office:target-frame-name="_top" xlink:show="replace"><text:span text:style-name="Lienhypertexte">researchdata@epfl.ch</text:span></text:a></text:p>
        </text:list-item>
        <text:list-item>
          <text:p text:style-name="P29">For data privacy issues and information on EPFL privacy policy: contact<text:s/><text:a xlink:href="mailto:dpo@epfl.ch" office:target-frame-name="_top" xlink:show="replace"><text:span text:style-name="Lienhypertexte">dpo@epfl.ch</text:span></text:a></text:p>
        </text:list-item>
        <text:list-item>
          <text:p text:style-name="P30">For ethics authorizations or funding information: contact<text:s/><text:a xlink:href="mailto:research@epfl.ch" office:target-frame-name="_top" xlink:show="replace"><text:span text:style-name="Lienhypertexte">research@epfl.ch</text:span></text:a><text:s text:c="2"/></text:p>
        </text:list-item>
        <text:list-item>
          <text:p text:style-name="P31">For industrial collaboration and patent issues: contact<text:s/><text:a xlink:href="mailto:tto@epfl.ch" office:target-frame-name="_top" xlink:show="replace"><text:span text:style-name="Lienhypertexte">tto@epfl.ch</text:span></text:a><text:s text:c="2"/></text:p>
        </text:list-item>
      </text:list>
      <text:soft-page-break/>
      <text:p text:style-name="Normal">If sharing this DMP file with the previous services, please save/rename its shared copy as:<text:s/><text:span text:style-name="T32">SURNAME_Firstname_DMP.odt</text:span>. All personal information contained in the DMP will be treated as confidential, as per EPFL Privacy Policy.</text:p>
      <text:p text:style-name="P33"/>
      <text:h text:style-name="Titre1" text:outline-level="1"><text:bookmark-start text:name="_Toc185095990"/><text:span text:style-name="T34">Part 1.<text:s/></text:span>General Information<text:bookmark-end text:name="_Toc185095990"/></text:h>
      <text:h text:style-name="Titre2" text:outline-level="2"><text:span text:style-name="T35">[M]<text:s/></text:span>Personal Information</text:h>
      <table:table table:style-name="Table36">
        <table:table-columns>
          <table:table-column table:style-name="TableColumn37"/>
          <table:table-column table:style-name="TableColumn38"/>
        </table:table-columns>
        <table:table-row table:style-name="TableRow39">
          <table:table-cell table:style-name="TableCell40">
            <text:p text:style-name="Text_in_tables"><text:span text:style-name="T41">P1a.</text:span><text:span text:style-name="T42"><text:s/></text:span>Fellow/PI’s full name(s) and email(s)</text:p>
          </table:table-cell>
          <table:table-cell table:style-name="TableCell43">
            <text:p text:style-name="Text_in_tables"><text:span text:style-name="T44">Franziska Zollner,<text:s/></text:span><text:a xlink:href="mailto:franziska.zollner@epfl.ch" office:target-frame-name="_top" xlink:show="replace"><text:span text:style-name="T45">franziska.zollner@epfl.ch</text:span></text:a></text:p>
            <text:p text:style-name="P46">Michaël Aklin, michael.aklin@epfl.ch</text:p>
          </table:table-cell>
        </table:table-row>
        <table:table-row table:style-name="TableRow47">
          <table:table-cell table:style-name="TableCell48">
            <text:p text:style-name="Text_in_tables"><text:span text:style-name="T49">P1b.</text:span><text:span text:style-name="T50"><text:s/></text:span>Fellow/PI’s ORCID(s)</text:p>
          </table:table-cell>
          <table:table-cell table:style-name="TableCell51">
            <text:p text:style-name="Text_in_tables"><text:a xlink:href="https://orcid.org/0009-0005-2766-1890" office:target-frame-name="_top" xlink:show="replace"><text:span text:style-name="Lienhypertexte">https://orcid.org/0009-0005-2766-1890</text:span></text:a></text:p>
            <text:p text:style-name="Text_in_tables"><text:a xlink:href="https://orcid.org/0000-0003-3912-082X" office:target-frame-name="_top" xlink:show="replace"><text:span text:style-name="Lienhypertexte">https://orcid.org/0000-0003-3912-082X</text:span></text:a></text:p>
          </table:table-cell>
        </table:table-row>
        <table:table-row table:style-name="TableRow52">
          <table:table-cell table:style-name="TableCell53">
            <text:p text:style-name="Text_in_tables"><text:span text:style-name="T54">P1c.<text:s/></text:span>DMP contact person’s full name and email</text:p>
          </table:table-cell>
          <table:table-cell table:style-name="TableCell55">
            <text:p text:style-name="P56">Franziska Zollner, franziska.zollner@epfl.ch</text:p>
          </table:table-cell>
        </table:table-row>
      </table:table>
      <text:p text:style-name="P57"/>
      <text:h text:style-name="Titre2" text:outline-level="2"><text:span text:style-name="T58">[M]<text:s/></text:span>Project and Fellowship</text:h>
      <table:table table:style-name="Table59">
        <table:table-columns>
          <table:table-column table:style-name="TableColumn60"/>
          <table:table-column table:style-name="TableColumn61"/>
        </table:table-columns>
        <table:table-row table:style-name="TableRow62">
          <table:table-cell table:style-name="TableCell63">
            <text:p text:style-name="Text_in_tables"><text:span text:style-name="T64">P1d.<text:s/></text:span>Project title</text:p>
          </table:table-cell>
          <table:table-cell table:style-name="TableCell65">
            <text:p text:style-name="Text_in_tables"><text:span text:style-name="T66">Impact of the Tanzanian Standard Gauge Rail on Economic Development</text:span></text:p>
          </table:table-cell>
        </table:table-row>
        <table:table-row table:style-name="TableRow67">
          <table:table-cell table:style-name="TableCell68">
            <text:p text:style-name="Text_in_tables"><text:span text:style-name="T69">P1e.</text:span><text:span text:style-name="T70"><text:s/></text:span>Project description (short, max 2-3 lines)</text:p>
          </table:table-cell>
          <table:table-cell table:style-name="TableCell71">
            <text:p text:style-name="Text_in_tables">Using a dataset of mobile phone location data, this project evaluates the impact of the<text:s/><text:span text:style-name="T72">Tanzanian Standard Gauge Railway on regional mobility flows. Coupled with publicly available remote sensing data on built-up, this project will analyze how public transport shapes urban development.</text:span></text:p>
          </table:table-cell>
        </table:table-row>
        <table:table-row table:style-name="TableRow73">
          <table:table-cell table:style-name="TableCell74">
            <text:p text:style-name="Text_in_tables"><text:span text:style-name="T75">P1f.</text:span><text:span text:style-name="T76"><text:s/></text:span>Name of fellowship/funding programme</text:p>
          </table:table-cell>
          <table:table-cell table:style-name="TableCell77">
            <text:p text:style-name="Text_in_tables">Funding of Chair</text:p>
          </table:table-cell>
        </table:table-row>
        <table:table-row table:style-name="TableRow78">
          <table:table-cell table:style-name="TableCell79">
            <text:p text:style-name="Text_in_tables"><text:span text:style-name="T80">P1g.</text:span><text:span text:style-name="T81"><text:s/></text:span>Institution(s) involved</text:p>
          </table:table-cell>
          <table:table-cell table:style-name="TableCell82">
            <text:p text:style-name="Text_in_tables">EPFL</text:p>
          </table:table-cell>
        </table:table-row>
        <table:table-row table:style-name="TableRow83">
          <table:table-cell table:style-name="TableCell84">
            <text:p text:style-name="Text_in_tables"><text:span text:style-name="T85">P1h.</text:span><text:span text:style-name="T86"><text:s/></text:span>Laboratory(s) involved</text:p>
          </table:table-cell>
          <table:table-cell table:style-name="TableCell87">
            <text:p text:style-name="Text_in_tables">PASU</text:p>
          </table:table-cell>
        </table:table-row>
        <table:table-row table:style-name="TableRow88">
          <table:table-cell table:style-name="TableCell89">
            <text:p text:style-name="Text_in_tables"><text:span text:style-name="T90">P1i.</text:span><text:span text:style-name="T91"><text:s/></text:span>Starting date of the project (estimated if unknown)</text:p>
          </table:table-cell>
          <table:table-cell table:style-name="TableCell92">
            <text:p text:style-name="Text_in_tables">01.03.2026</text:p>
          </table:table-cell>
        </table:table-row>
        <table:table-row table:style-name="TableRow93">
          <table:table-cell table:style-name="TableCell94">
            <text:p text:style-name="Text_in_tables"><text:span text:style-name="T95">P1j.</text:span><text:span text:style-name="T96"><text:s/></text:span>How much of the funding will be allocated for data management activities? (Estimated if unknown)</text:p>
          </table:table-cell>
          <table:table-cell table:style-name="TableCell97">
            <text:p text:style-name="Text_in_tables">200 CHF (40CHF/Tb/year of storage)</text:p>
          </table:table-cell>
        </table:table-row>
      </table:table>
      <text:p text:style-name="Normal"/>
      <text:soft-page-break/>
      <text:h text:style-name="Titre2" text:outline-level="2"><text:span text:style-name="T98">[M]<text:s/></text:span>Global context of Research Data</text:h>
      <table:table table:style-name="Table99">
        <table:table-columns>
          <table:table-column table:style-name="TableColumn100"/>
          <table:table-column table:style-name="TableColumn101"/>
        </table:table-columns>
        <table:table-row table:style-name="TableRow102">
          <table:table-cell table:style-name="TableCell103">
            <text:p text:style-name="Text_in_tables"><text:span text:style-name="T104">P1k.</text:span><text:span text:style-name="T105"><text:s/></text:span>Could any of the data/code that you create, produce, collect or process contain personal data<text:span text:style-name="Appelnotedebasdep."><text:note text:note-class="footnote" text:id="_ftn0"><text:note-citation>1</text:note-citation><text:note-body><text:p text:style-name="P106"><text:span text:style-name="T107"><text:s/>Personal data: information that relates to an identified or identifiable<text:s/></text:span><text:span text:style-name="T108">individual. Not only data that can directly identify a person (e.g., name) is considered personal data, but also data that can make a person identifiable through the combination of data (e.g., combining age, e-mail address and information related to usage of social networks may allow identifying a person). You should consider that information together with all the means reasonably likely to be used by either you or any other person to identify that individual. See also<text:s/></text:span><text:a xlink:href="https://www.fedlex.admin.ch/eli/cc/1993/1945_1945_1945/en#art_3" office:target-frame-name="_top" xlink:show="replace"><text:span text:style-name="T109">Art. 3</text:span></text:a><text:span text:style-name="T110">.c of the FADP Swiss law.</text:span></text:p><text:p text:style-name="Normal"/><text:p text:style-name="Normal"/><text:p text:style-name="Normal"/><text:p text:style-name="Normal"/><text:p text:style-name="Normal"/><text:p text:style-name="Normal"/></text:note-body></text:note></text:span>?</text:p>
          </table:table-cell>
          <table:table-cell table:style-name="TableCell111">
            <text:p text:style-name="Text_in_tables"><text:span text:style-name="T112">x</text:span><text:s/>Yes<text:s/><text:span text:style-name="T113">(If “Yes”, then fill in Annex 2: Data Protection Analysis)</text:span></text:p>
            <text:p text:style-name="Text_in_tables"><text:span text:style-name="T114">☐</text:span><text:s/>No</text:p>
          </table:table-cell>
        </table:table-row>
        <table:table-row table:style-name="TableRow115">
          <table:table-cell table:style-name="TableCell116">
            <text:p text:style-name="Text_in_tables"><text:span text:style-name="T117">P1l.</text:span><text:span text:style-name="T118"><text:s/></text:span>Could any of the data that you collect, or process<text:s/>contain sensitive data<text:span text:style-name="Appelnotedebasdep."><text:note text:note-class="footnote" text:id="_ftn1"><text:note-citation>2</text:note-citation><text:note-body><text:p text:style-name="P119"><text:span text:style-name="T120"><text:s/>Sensitive data: information that includes but is not limited to religious, ideological, political or trade union-related views or activities; health, genetic, biometric, or concerning the intimate sphere or the racial<text:s/></text:span><text:span text:style-name="T121">origin; ethnic data or social security measures; administrative or criminal proceedings and sanctions. See also<text:s/></text:span><text:a xlink:href="https://www.fedlex.admin.ch/eli/cc/1993/1945_1945_1945/en#art_3" office:target-frame-name="_top" xlink:show="replace"><text:span text:style-name="T122">Art. 3</text:span></text:a><text:span text:style-name="T123">.c of the FADP Swiss law.</text:span></text:p><text:p text:style-name="Normal"/><text:p text:style-name="Normal"/><text:p text:style-name="Normal"/><text:p text:style-name="Normal"/><text:p text:style-name="Normal"/><text:p text:style-name="Normal"/></text:note-body></text:note></text:span><text:s/>or data that you are legally obliged to protect?</text:p>
          </table:table-cell>
          <table:table-cell table:style-name="TableCell124">
            <text:p text:style-name="Text_in_tables"><text:span text:style-name="T125">☐</text:span><text:s/>Yes<text:s/><text:span text:style-name="T126">(If “Yes”, then fill in Annex 2: Data Protection Analysis)</text:span></text:p>
            <text:p text:style-name="Text_in_tables"><text:span text:style-name="T127">x</text:span><text:s/>No</text:p>
          </table:table-cell>
        </table:table-row>
        <table:table-row table:style-name="TableRow128">
          <table:table-cell table:style-name="TableCell129">
            <text:p text:style-name="Text_in_tables"><text:span text:style-name="T130">P1m.</text:span><text:span text:style-name="T131"><text:s/></text:span>Could any of the data that you collect, or process contain confidential data or intellectual property of a third party that you are legally obliged to protect?</text:p>
          </table:table-cell>
          <table:table-cell table:style-name="TableCell132">
            <text:p text:style-name="Text_in_tables"><text:span text:style-name="T133">☐</text:span><text:s/>Yes<text:s/></text:p>
            <text:p text:style-name="Text_in_tables"><text:span text:style-name="T134">x</text:span><text:s/>No</text:p>
          </table:table-cell>
        </table:table-row>
        <text:soft-page-break/>
        <table:table-row table:style-name="TableRow135">
          <table:table-cell table:style-name="TableCell136">
            <text:p text:style-name="Text_in_tables"><text:span text:style-name="T137">P1n.</text:span><text:span text:style-name="T138"><text:s/></text:span>Will you publish any of your data/code (Open Research Data)<text:span text:style-name="Appelnotedebasdep."><text:note text:note-class="footnote" text:id="_ftn2"><text:note-citation>3</text:note-citation><text:note-body><text:p text:style-name="P139"><text:span text:style-name="T140"><text:s/>Either because of an obligation (e.g., funder or publisher requirement), because it is the norm in your community, or because you are<text:s/></text:span><text:span text:style-name="T141">co</text:span><text:span text:style-name="T142">mmitted to doing so yourself.</text:span></text:p><text:p text:style-name="Normal"/><text:p text:style-name="Normal"/><text:p text:style-name="Normal"/><text:p text:style-name="Normal"/><text:p text:style-name="Normal"/><text:p text:style-name="Normal"/></text:note-body></text:note></text:span>?</text:p>
          </table:table-cell>
          <table:table-cell table:style-name="TableCell143">
            <text:p text:style-name="Text_in_tables"><text:span text:style-name="T144">☐</text:span><text:s/>Yes<text:s/><text:span text:style-name="T145">(if “Yes”, then fill in Annex 1: Open Research Data/Code (ORD))</text:span></text:p>
            <text:p text:style-name="Text_in_tables"><text:span text:style-name="T146">x</text:span><text:s/>No</text:p>
          </table:table-cell>
        </table:table-row>
        <table:table-row table:style-name="TableRow147">
          <table:table-cell table:style-name="TableCell148">
            <text:p text:style-name="Text_in_tables"><text:span text:style-name="T149">P1o.</text:span><text:span text:style-name="T150"><text:s/></text:span>P1o. Are ethics authorizations necessary<text:span text:style-name="Appelnotedebasdep."><text:note text:note-class="footnote" text:id="_ftn3"><text:note-citation>4</text:note-citation><text:note-body><text:p text:style-name="Notedebasdepage"><text:s/><text:span text:style-name="T151">Please, check the compliance in the EPFL Research ethics webpage:<text:s/></text:span><text:a xlink:href="https://www.epfl.ch/research/ethic-statement/compliance" office:target-frame-name="_top" xlink:show="replace"><text:span text:style-name="T152">www.epfl.ch/research/ethic-statement/compliance</text:span></text:a><text:span text:style-name="T153"><text:s/></text:span></text:p><text:p text:style-name="Normal"/><text:p text:style-name="Normal"/><text:p text:style-name="Normal"/><text:p text:style-name="Normal"/><text:p text:style-name="Normal"/><text:p text:style-name="Normal"/></text:note-body></text:note></text:span><text:s/>from the competent ethics committee (HREC, AREC)?</text:p>
          </table:table-cell>
          <table:table-cell table:style-name="TableCell154">
            <text:p text:style-name="Text_in_tables"><text:span text:style-name="T155">x</text:span><text:s/>Yes<text:s/><text:span text:style-name="T156">(If “Yes”, please check:<text:s/></text:span><text:span text:style-name="T157">☐</text:span><text:s/>Obtained <text:s text:c="2"/><text:span text:style-name="T158">x</text:span><text:s/>Not obtained<text:span text:style-name="T159">)</text:span></text:p>
            <text:p text:style-name="Text_in_tables"><text:span text:style-name="T160">☐</text:span><text:s/>No</text:p>
          </table:table-cell>
        </table:table-row>
      </table:table>
      <text:p text:style-name="P161"/>
      <text:h text:style-name="Titre1" text:outline-level="1"><text:bookmark-start text:name="_Toc185095991"/><text:span text:style-name="T162">Part 2.<text:s/></text:span>Data &amp; Code Collection<text:span text:style-name="Appelnotedebasdep."><text:note text:note-class="footnote" text:id="_ftn4"><text:note-citation>5</text:note-citation><text:note-body><text:p text:style-name="Footnote"><text:span text:style-name="T163"><text:s/>Acquired, produced, processed, or coded.</text:span></text:p><text:p text:style-name="Normal"/><text:p text:style-name="Normal"/><text:p text:style-name="Normal"/><text:p text:style-name="Normal"/><text:p text:style-name="Normal"/><text:p text:style-name="Normal"/></text:note-body></text:note></text:span><text:bookmark-end text:name="_Toc185095991"/></text:h>
      <text:p text:style-name="Normal">Specify the type of data and code that is acquired, produced, processed or coded during the project, and describe them. Add more rows if<text:s/>necessary.<text:s/><text:span text:style-name="T164">Text in italics</text:span><text:s/>should be deleted.</text:p>
      <table:table table:style-name="Table165">
        <table:table-columns>
          <table:table-column table:style-name="TableColumn166"/>
          <table:table-column table:style-name="TableColumn167"/>
          <table:table-column table:style-name="TableColumn168"/>
          <table:table-column table:style-name="TableColumn169"/>
          <table:table-column table:style-name="TableColumn170"/>
          <table:table-column table:style-name="TableColumn171"/>
          <table:table-column table:style-name="TableColumn172"/>
          <table:table-column table:style-name="TableColumn173"/>
        </table:table-columns>
        <table:table-row table:style-name="TableRow174">
          <table:table-cell table:style-name="TableCell175">
            <text:p text:style-name="Text_in_tables"><text:span text:style-name="T176">P2a. [M]</text:span><text:span text:style-name="T177"><text:line-break/></text:span><text:span text:style-name="T178">Dataset identifier #</text:span></text:p>
          </table:table-cell>
          <table:table-cell table:style-name="TableCell179">
            <text:p text:style-name="Text_in_tables"><text:span text:style-name="T180">P2b. [M]</text:span><text:span text:style-name="T181"><text:line-break/></text:span><text:span text:style-name="T182">Collection</text:span><text:span text:style-name="T183">5</text:span><text:span text:style-name="T184"><text:s/>method</text:span></text:p>
          </table:table-cell>
          <table:table-cell table:style-name="TableCell185">
            <text:p text:style-name="Text_in_tables"><text:span text:style-name="T186">P2c. [M]</text:span><text:span text:style-name="T187"><text:line-break/></text:span><text:span text:style-name="T188">Description of dataset, type of data/code</text:span></text:p>
          </table:table-cell>
          <table:table-cell table:style-name="TableCell189">
            <text:p text:style-name="Text_in_tables"><text:span text:style-name="T190">P2d. [M]</text:span><text:span text:style-name="T191"><text:line-break/></text:span><text:span text:style-name="T192">Origin / source / equipment</text:span></text:p>
          </table:table-cell>
          <table:table-cell table:style-name="TableCell193">
            <text:p text:style-name="Text_in_tables"><text:span text:style-name="T194">P2e. [M]</text:span><text:span text:style-name="T195"><text:line-break/></text:span><text:span text:style-name="T196">Formats</text:span></text:p>
          </table:table-cell>
          <table:table-cell table:style-name="TableCell197">
            <text:p text:style-name="Text_in_tables"><text:span text:style-name="T198">P2f. [R]</text:span><text:span text:style-name="T199"><text:line-break/></text:span><text:span text:style-name="T200">Description of metadata</text:span></text:p>
          </table:table-cell>
          <table:table-cell table:style-name="TableCell201">
            <text:p text:style-name="Text_in_tables"><text:span text:style-name="T202">P2g. [R]</text:span><text:span text:style-name="T203"><text:line-break/></text:span><text:span text:style-name="T204">Naming convention, format</text:span></text:p>
          </table:table-cell>
          <table:table-cell table:style-name="TableCell205">
            <text:p text:style-name="Text_in_tables"><text:span text:style-name="T206">P2h. [R]</text:span><text:span text:style-name="T207"><text:line-break/></text:span><text:span text:style-name="T208">Person in charge</text:span></text:p>
          </table:table-cell>
        </table:table-row>
        <table:table-row table:style-name="TableRow209">
          <table:table-cell table:style-name="TableCell210">
            <text:p text:style-name="P211">1</text:p>
          </table:table-cell>
          <table:table-cell table:style-name="TableCell212">
            <text:p text:style-name="P213">Observational data, acquired</text:p>
          </table:table-cell>
          <table:table-cell table:style-name="TableCell214">
            <text:p text:style-name="P215">Mobile Phone GPS data</text:p>
          </table:table-cell>
          <table:table-cell table:style-name="TableCell216">
            <text:p text:style-name="Text_in_tables"><text:span text:style-name="T217">Acquired from third party (Quadrant)</text:span></text:p>
          </table:table-cell>
          <table:table-cell table:style-name="TableCell218">
            <text:p text:style-name="P219">To be determined, likely .csv</text:p>
          </table:table-cell>
          <table:table-cell table:style-name="TableCell220">
            <text:p text:style-name="P221"/>
          </table:table-cell>
          <table:table-cell table:style-name="TableCell222">
            <text:p text:style-name="P223"/>
          </table:table-cell>
          <table:table-cell table:style-name="TableCell224">
            <text:p text:style-name="P225">Franziska Zollner</text:p>
          </table:table-cell>
        </table:table-row>
      </table:table>
      <text:p text:style-name="Normal"/>
      <table:table table:style-name="Table226">
        <table:table-columns>
          <table:table-column table:style-name="TableColumn227"/>
          <table:table-column table:style-name="TableColumn228"/>
        </table:table-columns>
        <table:table-row table:style-name="TableRow229">
          <table:table-cell table:style-name="TableCell230">
            <text:p text:style-name="Text_in_tables"><text:span text:style-name="T231">P2i [M].</text:span><text:span text:style-name="T232"><text:s/></text:span>Does any of the dataset contains personal data?</text:p>
          </table:table-cell>
          <table:table-cell table:style-name="TableCell233">
            <text:p text:style-name="Text_in_tables"><text:span text:style-name="T234">x</text:span><text:s/>Yes<text:span text:style-name="T235"><text:s/></text:span><text:span text:style-name="T236">(If yes, specify which dataset(s) and complete Annex 2: Data Protection Analysis)</text:span></text:p>
            <text:p text:style-name="Text_in_tables"><text:span text:style-name="T237">☐</text:span><text:s/>No</text:p>
          </table:table-cell>
        </table:table-row>
        <table:table-row table:style-name="TableRow238">
          <table:table-cell table:style-name="TableCell239">
            <text:p text:style-name="P240">Specify the dataset(s) containing personal data</text:p>
            <text:p text:style-name="Text_in_tables"><text:span text:style-name="T241">Note: ensure Annex 2: Data Protection Analysis is filled out accordingly</text:span><text:span text:style-name="T242">.</text:span></text:p>
          </table:table-cell>
          <table:table-cell table:style-name="TableCell243">
            <text:p text:style-name="Text_in_tables"><office:annotation office:name="0" xml:id="1528979601"><dc:creator>Francesco Varrato</dc:creator><dc:date>2026-02-11T11:30:00</dc:date><meta:creator-initials>FV</meta:creator-initials><text:p text:style-name="CommentText"><text:a xlink:href="https://docs.quadrant.io/quadrant-faq" office:target-frame-name="_top" xlink:show="replace"><text:span text:style-name="Hyperlink">https://docs.quadrant.io/quadrant-faq</text:span></text:a></text:p><text:p text:style-name="CommentText">From theit FAQ, I see that<text:s/><text:line-break/>“<text:span text:style-name="T244">Q: Has the data undergone any transformation (for example, anonymization) or is provided in its native form?</text:span></text:p><text:p text:style-name="CommentText"><text:span text:style-name="T245">- No. The data have not, and do not, undergo any transformational changes unless specifically requested by the client. For example, if a client requests that all data be hashed as per SHA 256, we will accommodate and deliver accordingly</text:span>”<text:line-break/>So in principle you may start with a less ‘risky’ dataset to begin with.</text:p></office:annotation>GPS mobile phone data acquired from<text:s/>Quadrant<text:span text:style-name="T246"><office:annotation-end office:name="0"/></text:span></text:p>
          </table:table-cell>
        </table:table-row>
      </table:table>
      <text:h text:style-name="Titre2" text:outline-level="2">Understandability of Acquired, Produced, Processed or Coded Data</text:h>
      <text:soft-page-break/>
      <text:p text:style-name="Explaining">Describe how you make your datasets understandable for yourself and for others.<text:bookmark-start text:name="__RefMoveFrom__move1097341031"/><text:bookmark-start text:name="__RefMoveFrom__move1097340861"/><text:bookmark-start text:name="__RefMoveFrom__move1097340771"/><text:bookmark-end text:name="__RefMoveFrom__move1097341031"/><text:bookmark-end text:name="__RefMoveFrom__move1097340861"/><text:bookmark-end text:name="__RefMoveFrom__move1097340771"/><text:s/><text:span text:style-name="T247">Text in italics</text:span><text:s/>should be deleted.</text:p>
      <table:table table:style-name="Table248">
        <table:table-columns>
          <table:table-column table:style-name="TableColumn249"/>
          <table:table-column table:style-name="TableColumn250"/>
        </table:table-columns>
        <table:table-row table:style-name="TableRow251">
          <table:table-cell table:style-name="TableCell252">
            <text:p text:style-name="Text_in_tables"><text:span text:style-name="T253">P2j.[R]</text:span><text:span text:style-name="T254"><text:s/></text:span>For whom are you collecting<text:span text:style-name="T255">5</text:span><text:s/>this data/code?</text:p>
          </table:table-cell>
          <table:table-cell table:style-name="TableCell256">
            <text:p text:style-name="Text_in_tables">The data is acquired for research purposes for the PhD thesis of Franziska Zollner</text:p>
          </table:table-cell>
        </table:table-row>
        <table:table-row table:style-name="TableRow257">
          <table:table-cell table:style-name="TableCell258">
            <text:p text:style-name="Text_in_tables"><text:bookmark-start text:name="RANGE!A3"/><text:span text:style-name="T259">P2k. [MA]</text:span><text:span text:style-name="T260"><text:s/></text:span>What documentation do you provide with your data/code for your audience to make data/code understandable for future reuse?<text:bookmark-end text:name="RANGE!A3"/></text:p>
          </table:table-cell>
          <table:table-cell table:style-name="TableCell261">
            <text:p text:style-name="Text_in_tables">The data will be confidential and will not be<text:s/>shared with anyone. Hence, no specific documentation will be available</text:p>
          </table:table-cell>
        </table:table-row>
        <table:table-row table:style-name="TableRow262">
          <table:table-cell table:style-name="TableCell263">
            <text:p text:style-name="Text_in_tables"><text:span text:style-name="T264">P2l. [R]</text:span><text:span text:style-name="T265"><text:s/></text:span>How will you ensure the quality of your data/code?</text:p>
          </table:table-cell>
          <table:table-cell table:style-name="TableCell266">
            <text:p text:style-name="Text_in_tables">They data will be checked to see whether it is coherent (e.g., checking for<text:s/><office:annotation office:name="1" xml:id="1703722972"><dc:creator>Francesco Varrato</dc:creator><dc:date>2026-02-11T11:36:00</dc:date><meta:creator-initials>FV</meta:creator-initials><text:p text:style-name="CommentText">Not related to this DMP, sorry, but I just realize that some randomized teleporting would be a great feature for privacy-focused VPNs or DNS providers. Right now one can manually change, but the randomization is not really part of the usual offerings.</text:p></office:annotation>“teleporting behavior”<text:s/><text:span text:style-name="T267"><office:annotation-end office:name="1"/></text:span>of mobile devices) and complete. The code used to do these quality checks will be discussed with the student’s supervisor, Michaël Aklin</text:p>
          </table:table-cell>
        </table:table-row>
      </table:table>
      <text:p text:style-name="P268"/>
      <text:h text:style-name="Titre1" text:outline-level="1"><text:bookmark-start text:name="_Toc185095992"/><text:span text:style-name="T269">Part 3.<text:s/></text:span>Data &amp; Code Storage or Management Infrastructure<text:bookmark-end text:name="_Toc185095992"/></text:h>
      <text:p text:style-name="Normal"><text:span text:style-name="T270">For column<text:s/></text:span><text:span text:style-name="T271">P3g</text:span><text:span text:style-name="T272">, refer<text:s/></text:span><text:span text:style-name="T273">to the<text:s/></text:span>dataset identifiers # in<text:s/><text:span text:style-name="T274">P2a</text:span><text:s/>when discussing the<text:s/>same data or code. Add new rows as necessary.<text:s/><text:span text:style-name="T275">Text in italics</text:span><text:s/>should be deleted.</text:p>
      <table:table table:style-name="Table276">
        <table:table-columns>
          <table:table-column table:style-name="TableColumn277"/>
          <table:table-column table:style-name="TableColumn278"/>
          <table:table-column table:style-name="TableColumn279"/>
          <table:table-column table:style-name="TableColumn280"/>
          <table:table-column table:style-name="TableColumn281"/>
          <table:table-column table:style-name="TableColumn282"/>
          <table:table-column table:style-name="TableColumn283"/>
        </table:table-columns>
        <table:table-row table:style-name="TableRow284">
          <table:table-cell table:style-name="TableCell285">
            <text:p text:style-name="Text_in_tables"><text:span text:style-name="T286">P3a. [M]</text:span><text:span text:style-name="T287"><text:line-break/></text:span><text:span text:style-name="T288">Storage or management system</text:span></text:p>
          </table:table-cell>
          <table:table-cell table:style-name="TableCell289">
            <text:p text:style-name="Text_in_tables"><text:span text:style-name="T290">P3b. [M]</text:span><text:span text:style-name="T291"><text:line-break/></text:span><text:span text:style-name="T292">Role of system</text:span></text:p>
          </table:table-cell>
          <table:table-cell table:style-name="TableCell293">
            <text:p text:style-name="Text_in_tables"><text:span text:style-name="T294">P3c. [M]</text:span><text:span text:style-name="T295"><text:line-break/></text:span><text:span text:style-name="T296">Backup strategy</text:span></text:p>
          </table:table-cell>
          <table:table-cell table:style-name="TableCell297">
            <text:p text:style-name="Text_in_tables"><text:span text:style-name="T298">P3d. [M]</text:span><text:span text:style-name="T299"><text:line-break/></text:span><text:span text:style-name="T300">System provider(s)</text:span></text:p>
          </table:table-cell>
          <table:table-cell table:style-name="TableCell301">
            <text:p text:style-name="Text_in_tables"><text:span text:style-name="T302">P3e. [M]</text:span><text:span text:style-name="T303"><text:line-break/></text:span><text:span text:style-name="T304">Access rights management</text:span></text:p>
          </table:table-cell>
          <table:table-cell table:style-name="TableCell305">
            <text:p text:style-name="Text_in_tables"><text:span text:style-name="T306">P3f. [M]</text:span><text:span text:style-name="T307"><text:line-break/></text:span><text:span text:style-name="T308">Estimated</text:span><text:span text:style-name="T309"><text:line-break/></text:span><text:span text:style-name="T310">size of dataset</text:span></text:p>
          </table:table-cell>
          <table:table-cell table:style-name="TableCell311">
            <text:p text:style-name="Text_in_tables"><text:span text:style-name="T312">P3g. [MA]</text:span><text:span text:style-name="T313"><text:line-break/></text:span><text:span text:style-name="T314">Associated datasets (# from P2a)</text:span></text:p>
          </table:table-cell>
        </table:table-row>
        <table:table-row table:style-name="TableRow315">
          <table:table-cell table:style-name="TableCell316">
            <text:p text:style-name="Normal">The data collected in this project will be stored in a physical<text:s/><office:annotation office:name="2" xml:id="1601984555"><dc:creator>Francesco Varrato</dc:creator><dc:date>2026-02-11T11:36:00</dc:date><meta:creator-initials>FV</meta:creator-initials><text:p text:style-name="CommentText">“server” is more appropriate in this case.<text:line-break/>I’d phrase it as “on servers physically located at the EPFL campus” … but I am gold plating here</text:p></office:annotation>drive<text:span text:style-name="T317"><office:annotation-end office:name="2"/></text:span><text:s/>at EPFL on a NAS (Network Attached Storage).</text:p>
            <text:p text:style-name="Text_in_tables">This is a centrally offered storage system that provides redundancy,<text:s/>replication, ransomware protection, controls integrity and<text:s/>uses<text:s/>the identity management system of EPFL.<text:s/></text:p>
          </table:table-cell>
          <table:table-cell table:style-name="TableCell318">
            <text:p text:style-name="Text_in_tables"><text:span text:style-name="T319"><office:annotation office:name="3" xml:id="1626604262"><dc:creator>Francesco Varrato</dc:creator><dc:date>2026-02-11T11:40:00</dc:date><meta:creator-initials>FV</meta:creator-initials><text:p text:style-name="CommentText">The compute environment (RCP I imagine) may use different storage solutions or in any case different storage. This simply constitutes another row to add to this table.</text:p></office:annotation>Only necessary data required as input will be</text:span><text:s/><text:span text:style-name="T320">transferred to the compute environment to run the analysis.</text:span><text:span text:style-name="T321"><office:annotation-end office:name="3"/></text:span></text:p>
            <text:p text:style-name="Text_in_tables"><text:span text:style-name="T322">The compute environment is on-premises and is operated by the EPFL Research Computing Platform. Access rights are also managed based on the EPFL identity management system. Once the analysis has been run, necessary output will be recopied on the NAS.</text:span></text:p>
          </table:table-cell>
          <table:table-cell table:style-name="TableCell323">
            <text:p text:style-name="P324">The NAS system has regular<text:s/>snapshots.</text:p>
            <text:p text:style-name="Text_in_tables"><text:span text:style-name="T325"><office:annotation office:name="4" xml:id="1833499290"><dc:creator>Francesco Varrato</dc:creator><dc:date>2026-02-11T11:41:00</dc:date><meta:creator-initials>FV</meta:creator-initials><text:p text:style-name="CommentText">Good, and this is the right place to write it, but then you need to have yet another row for this table about the S3 bucket storage (is this the EPFL one<text:s/><text:a xlink:href="https://scitas-doc.epfl.ch/user-guide/data-management/S3-export/" office:target-frame-name="_top" xlink:show="replace"><text:span text:style-name="Hyperlink">from SCITAS</text:span></text:a><text:s/>/<text:s/><text:a xlink:href="https://www.epfl.ch/research/facilities/rcp/rcp-storage-for-research/" office:target-frame-name="_top" xlink:show="replace"><text:span text:style-name="Hyperlink">RCP</text:span></text:a><text:s/>or something else?</text:p></office:annotation>Data will be backed up on a S3 Bucket</text:span><text:span text:style-name="T326"><office:annotation-end office:name="4"/></text:span></text:p>
          </table:table-cell>
          <table:table-cell table:style-name="TableCell327">
            <text:p text:style-name="Text_in_tables"><text:span text:style-name="T328">The NAS is physically in the EPFL datacenters, and the service is provided internally by the Research Computing Platform</text:span></text:p>
          </table:table-cell>
          <table:table-cell table:style-name="TableCell329">
            <text:p text:style-name="Text_in_tables">Access rights are monitored through the EPFL identity management system.<text:s/><text:span text:style-name="T330">Only project members have access to the NAS system through the local network with their login credentials</text:span></text:p>
          </table:table-cell>
          <table:table-cell table:style-name="TableCell331">
            <text:p text:style-name="Text_in_tables">About 1 TB</text:p>
          </table:table-cell>
          <table:table-cell table:style-name="TableCell332">
            <text:p text:style-name="Text_in_tables">1</text:p>
          </table:table-cell>
        </table:table-row>
      </table:table>
      <text:p text:style-name="Normal"/>
      <text:p text:style-name="P333"/>
      <text:h text:style-name="Titre1" text:outline-level="1"><text:bookmark-start text:name="_Toc185095993"/><text:span text:style-name="T334">Part 4.<text:s/></text:span>Data &amp; Code Long Term Preservation<text:span text:style-name="Appelnotedebasdep."><text:note text:note-class="footnote" text:id="_ftn5"><text:note-citation>6</text:note-citation><text:note-body><text:p text:style-name="Notedebasdepage"><text:s/>Digital preservation can be defined as a "series of managed activities necessary to ensure continued access to digital materials for as long as necessary"<text:s/><text:a xlink:href="http://www.dpconline.org/docman/digital-preservation-handbook/299-digital-preservation-handbook/file" office:target-frame-name="_top" xlink:show="replace"><text:span text:style-name="T335">(Digital Preservation Handbook)</text:span></text:a>.</text:p><text:p text:style-name="Normal"/><text:p text:style-name="Normal"/><text:p text:style-name="Normal"/><text:p text:style-name="Normal"/><text:p text:style-name="Normal"/><text:p text:style-name="Normal"/></text:note-body></text:note></text:span><text:bookmark-end text:name="_Toc185095993"/></text:h>
      <text:p text:style-name="Normal">It is expected that the preservation for all datasets of<text:s/><text:span text:style-name="T336">Part 2</text:span><text:s/>is discussed here. For column<text:s/><text:span text:style-name="T337">P4a</text:span>, use all and the same identifiers # as in<text:s/><text:span text:style-name="T338">P2a</text:span>.</text:p>
      <table:table table:style-name="Table339">
        <table:table-columns>
          <table:table-column table:style-name="TableColumn340"/>
          <table:table-column table:style-name="TableColumn341"/>
          <table:table-column table:style-name="TableColumn342"/>
          <table:table-column table:style-name="TableColumn343"/>
          <table:table-column table:style-name="TableColumn344"/>
          <table:table-column table:style-name="TableColumn345"/>
          <table:table-column table:style-name="TableColumn346"/>
          <table:table-column table:style-name="TableColumn347"/>
        </table:table-columns>
        <table:table-row table:style-name="TableRow348">
          <table:table-cell table:style-name="TableCell349">
            <text:p text:style-name="Text_in_tables"><text:span text:style-name="T350">P4a. [MA]</text:span><text:span text:style-name="T351"><text:line-break/></text:span><text:span text:style-name="T352"># (same as P2a.)</text:span></text:p>
          </table:table-cell>
          <table:table-cell table:style-name="TableCell353">
            <text:p text:style-name="Text_in_tables"><text:span text:style-name="T354">P4b. [M]</text:span><text:span text:style-name="T355"><text:line-break/></text:span><text:span text:style-name="T356">What will be preserved?</text:span></text:p>
          </table:table-cell>
          <table:table-cell table:style-name="TableCell357">
            <text:p text:style-name="Text_in_tables"><text:span text:style-name="T358">P4c.<text:s/></text:span><text:span text:style-name="T359">[M]</text:span><text:span text:style-name="T360"><text:line-break/></text:span><text:span text:style-name="T361">Preservation purpose</text:span></text:p>
          </table:table-cell>
          <table:table-cell table:style-name="TableCell362">
            <text:p text:style-name="Text_in_tables"><text:span text:style-name="T363">P4d. [M]</text:span><text:span text:style-name="T364"><text:line-break/></text:span><text:span text:style-name="T365">Retention Period</text:span></text:p>
          </table:table-cell>
          <table:table-cell table:style-name="TableCell366">
            <text:p text:style-name="Text_in_tables"><text:span text:style-name="T367">P4e. [M]</text:span><text:span text:style-name="T368"><text:line-break/></text:span><text:span text:style-name="T369">Deletion process of the preserved data</text:span></text:p>
          </table:table-cell>
          <table:table-cell table:style-name="TableCell370">
            <text:p text:style-name="Text_in_tables"><text:span text:style-name="T371">P4f. [MA]</text:span><text:span text:style-name="T372"><text:line-break/></text:span><text:span text:style-name="T373"><office:annotation office:name="5" xml:id="1301340548"><dc:creator>Francesco Varrato</dc:creator><dc:date>2026-02-11T11:50:00</dc:date><meta:creator-initials>FV</meta:creator-initials><text:p text:style-name="CommentText">I’d usually suggest to use<text:s/><text:a xlink:href="https://go.epfl.ch/acoua" office:target-frame-name="_top" xlink:show="replace"><text:span text:style-name="Hyperlink">https://go.epfl.ch/acoua</text:span></text:a><text:s/>for this. Nonetheless, ACOUA does not accept not-anonymized personal data.<text:s/><text:line-break/>Did you have other archiving infrastructures in mind?</text:p></office:annotation>Preservation infrastructure</text:span><text:span text:style-name="T374"><office:annotation-end office:name="5"/></text:span></text:p>
          </table:table-cell>
          <table:table-cell table:style-name="TableCell375">
            <text:p text:style-name="Text_in_tables"><text:span text:style-name="T376">P4g. [R]</text:span><text:span text:style-name="T377"><text:line-break/></text:span><text:span text:style-name="T378">When/How often will preservation be done?</text:span></text:p>
          </table:table-cell>
          <table:table-cell table:style-name="TableCell379">
            <text:p text:style-name="Text_in_tables"><text:span text:style-name="T380">P4h. [M]</text:span><text:span text:style-name="T381"><text:line-break/></text:span><text:span text:style-name="T382">Person in charge</text:span></text:p>
          </table:table-cell>
        </table:table-row>
        <table:table-row table:style-name="TableRow383">
          <table:table-cell table:style-name="TableCell384">
            <text:p text:style-name="P385">1</text:p>
          </table:table-cell>
          <table:table-cell table:style-name="TableCell386">
            <text:p text:style-name="P387">The whole dataset will be<text:s/>preserved</text:p>
          </table:table-cell>
          <table:table-cell table:style-name="TableCell388">
            <text:p text:style-name="Text_in_tables"><text:span text:style-name="T389">The data will be kept until any related paper/thesis is published<text:s/></text:span><text:span text:style-name="T390"><office:annotation office:name="6" xml:id="740638904"><dc:creator>Francesco Varrato</dc:creator><dc:date>2026-02-11T11:48:00</dc:date><meta:creator-initials>FV</meta:creator-initials><text:p text:style-name="CommentText">This may conflict with the 5 years retention period you set. To rephrase.</text:p></office:annotation>and after enough time has passed for anyone to challenge the published results</text:span><text:span text:style-name="T391"><office:annotation-end office:name="6"/></text:span></text:p>
          </table:table-cell>
          <table:table-cell table:style-name="TableCell392">
            <text:p text:style-name="P393">5 years after the PhD thesis submission of Franziska Zollner</text:p>
          </table:table-cell>
          <table:table-cell table:style-name="TableCell394">
            <text:p text:style-name="P395">There will be an automated, secure<text:s/>deletion process<text:s/></text:p>
          </table:table-cell>
          <table:table-cell table:style-name="TableCell396">
            <text:p text:style-name="P397"/>
          </table:table-cell>
          <table:table-cell table:style-name="TableCell398">
            <text:p text:style-name="P399"/>
          </table:table-cell>
          <table:table-cell table:style-name="TableCell400">
            <text:p text:style-name="P401">Franziska Zollner</text:p>
          </table:table-cell>
        </table:table-row>
      </table:table>
      <text:p text:style-name="Normal"/>
      <text:h text:style-name="Titre2" text:outline-level="2"><text:span text:style-name="T402">[R]<text:s/></text:span>How is preservation achieved</text:h>
      <table:table table:style-name="Table403">
        <table:table-columns>
          <table:table-column table:style-name="TableColumn404"/>
          <table:table-column table:style-name="TableColumn405"/>
        </table:table-columns>
        <table:table-row table:style-name="TableRow406">
          <table:table-cell table:style-name="TableCell407">
            <text:p text:style-name="Text_in_tables"><text:span text:style-name="T408">P4i.</text:span><text:span text:style-name="T409"><text:s/></text:span><text:span text:style-name="T410"><office:annotation office:name="7" xml:id="972431404"><dc:creator>Francesco Varrato</dc:creator><dc:date>2026-02-11T11:54:00</dc:date><meta:creator-initials>FV</meta:creator-initials><text:p text:style-name="CommentText">In principle, whether it’s with ACOUA (that integrates all of this) or not, it’s good practice to:</text:p><text:list text:style-name="LFO2" text:continue-numbering="true"><text:list-item><text:p text:style-name="P411">have at least a README or other accompanying documentation (methods, procedures, logs, etc.)</text:p></text:list-item><text:list-item><text:p text:style-name="P412">Clean the datasets from void or corrupted files or folders</text:p></text:list-item><text:list-item><text:p text:style-name="P413">Harmonize the naming convention (and describe it in the doc)</text:p></text:list-item><text:list-item><text:p text:style-name="P414">Use already or at least convert data in their open formats counterparts (in case they where in proprietary format): one can archive both formats</text:p></text:list-item><text:list-item><text:p text:style-name="P415">Regular checks for possible corruption of files</text:p></text:list-item><text:list-item><text:p text:style-name="P416">Make sure the link or other means to retrieve the datasets works over the retention period</text:p></text:list-item><text:list-item><text:p text:style-name="P417">Etc.</text:p></text:list-item></text:list></office:annotation>What data curation process(es) need(s) to be applied to your data/code (whether it will be published or not) to make them reusable in the long run?</text:span><text:span text:style-name="T418"><office:annotation-end office:name="7"/></text:span></text:p>
          </table:table-cell>
          <table:table-cell table:style-name="TableCell419">
            <text:p text:style-name="Text_in_tables"/>
          </table:table-cell>
        </table:table-row>
      </table:table>
      <text:p text:style-name="Normal"/>
      <text:p text:style-name="P420"/>
      <text:h text:style-name="Titre1" text:outline-level="1"><text:bookmark-start text:name="_Toc185095994"/><text:span text:style-name="T421">Annex 1.<text:s/></text:span>Open<text:s/>Research Data &amp; Code (ORD)<text:bookmark-end text:name="_Toc185095994"/></text:h>
      <text:p text:style-name="Normal">Use this part when datasets are disseminated<text:span text:style-name="Appelnotedebasdep."><text:note text:note-class="footnote" text:id="_ftn6"><text:note-citation>7</text:note-citation><text:note-body><text:p text:style-name="P422"><text:s/>Some types of data (e.g., non-anonymized, relevant for patent, double use technology, …) cannot be published: it is recommended to publish at least the description of those<text:s/>data.</text:p><text:p text:style-name="Normal"/><text:p text:style-name="Normal"/><text:p text:style-name="Normal"/><text:p text:style-name="Normal"/><text:p text:style-name="Normal"/><text:p text:style-name="Normal"/></text:note-body></text:note></text:span><text:s/>in a publicly findable platform or repository<text:span text:style-name="Appelnotedebasdep."><text:note text:note-class="footnote" text:id="_ftn7"><text:note-citation>8</text:note-citation><text:note-body><text:p text:style-name="P423"><text:span text:style-name="T424"><text:s/></text:span>For definitions and suggestions of data dissemination platforms, check the online comparative table at<text:s/><text:a xlink:href="https://go.epfl.ch/datarepo" office:target-frame-name="_top" xlink:show="replace"><text:span text:style-name="Lienhypertexte">go.epfl.ch/datarepo.</text:span></text:a></text:p><text:p text:style-name="Normal"/><text:p text:style-name="Normal"/><text:p text:style-name="Normal"/><text:p text:style-name="Normal"/><text:p text:style-name="Normal"/><text:p text:style-name="Normal"/></text:note-body></text:note></text:span>. The EPFL recommends following the principle that “Data should be as open as possible, as restricted as necessary” (Karel Luyben, President EOSC Association).<text:s/></text:p>
      <text:h text:style-name="Titre2" text:outline-level="2"><text:span text:style-name="T425">[M]<text:s/></text:span>Intended Purpose of Opening Up the Datasets</text:h>
      <table:table table:style-name="Table426">
        <table:table-columns>
          <table:table-column table:style-name="TableColumn427"/>
          <table:table-column table:style-name="TableColumn428"/>
        </table:table-columns>
        <table:table-row table:style-name="TableRow429">
          <table:table-cell table:style-name="TableCell430">
            <text:p text:style-name="Text_in_tables"><text:span text:style-name="T431">A1a.</text:span><text:span text:style-name="T432"><text:s/>What is the intended<text:s/></text:span><text:span text:style-name="T433">purpose of opening your data/code?</text:span></text:p>
          </table:table-cell>
          <table:table-cell table:style-name="TableCell434">
            <text:p text:style-name="P435"/>
          </table:table-cell>
        </table:table-row>
      </table:table>
      <text:p text:style-name="Normal"/>
      <text:h text:style-name="Titre2" text:outline-level="2">List of All Datasets (Data and Code) That Will Be Opened, Where and How</text:h>
      <text:p text:style-name="Normal">For column<text:s/><text:span text:style-name="T436">A1b</text:span>, use all and the same identifiers # as in<text:s/><text:span text:style-name="T437">P2a</text:span>.</text:p>
      <table:table table:style-name="Table438">
        <table:table-columns>
          <table:table-column table:style-name="TableColumn439"/>
          <table:table-column table:style-name="TableColumn440"/>
          <table:table-column table:style-name="TableColumn441"/>
          <table:table-column table:style-name="TableColumn442"/>
          <table:table-column table:style-name="TableColumn443"/>
          <table:table-column table:style-name="TableColumn444"/>
          <table:table-column table:style-name="TableColumn445"/>
        </table:table-columns>
        <table:table-row table:style-name="TableRow446">
          <table:table-cell table:style-name="TableCell447">
            <text:soft-page-break/>
            <text:p text:style-name="Text_in_tables"><text:span text:style-name="T448">A1b. [MA]</text:span><text:span text:style-name="T449"><text:line-break/></text:span>Associated datasets<text:s/><text:line-break/>(# from P2a)</text:p>
          </table:table-cell>
          <table:table-cell table:style-name="TableCell450">
            <text:p text:style-name="Text_in_tables"><text:span text:style-name="T451">A1c. [M]</text:span><text:span text:style-name="T452"><text:line-break/></text:span>Title</text:p>
          </table:table-cell>
          <table:table-cell table:style-name="TableCell453">
            <text:p text:style-name="Text_in_tables"><text:span text:style-name="T454">A1d. [M]</text:span><text:line-break/>Author(s)</text:p>
          </table:table-cell>
          <table:table-cell table:style-name="TableCell455">
            <text:p text:style-name="Text_in_tables"><text:span text:style-name="T456">A1e. [M]</text:span><text:line-break/>Type/Formats</text:p>
          </table:table-cell>
          <table:table-cell table:style-name="TableCell457">
            <text:p text:style-name="Text_in_tables"><text:span text:style-name="T458">A1f. [M]</text:span><text:line-break/>Repository/Platform</text:p>
          </table:table-cell>
          <table:table-cell table:style-name="TableCell459">
            <text:p text:style-name="Text_in_tables"><text:span text:style-name="T460">A1g. [M]</text:span><text:line-break/>License</text:p>
          </table:table-cell>
          <table:table-cell table:style-name="TableCell461">
            <text:p text:style-name="Text_in_tables"><text:span text:style-name="T462">A1h. [MA]</text:span><text:span text:style-name="T463"><text:line-break/></text:span><text:span text:style-name="T464">Anonymization process</text:span><text:span text:style-name="T465"><text:note text:note-class="footnote" text:id="_ftn8"><text:note-citation>9</text:note-citation><text:note-body><text:p text:style-name="P466"><text:s/>Pseudonymized: the identifying information (surname, date of birth, ...) is replaced by a code (e.g., hashing); the key to recover the<text:s/>information, while kept secure, can still be used to identify the person. Anonymized: the personal identity is sufficiently protected by reducing the information, preventing anyone from re-identifying the person, unless they go to great lengths to do so.</text:p><text:p text:style-name="Normal"/><text:p text:style-name="Normal"/><text:p text:style-name="Normal"/><text:p text:style-name="Normal"/><text:p text:style-name="Normal"/><text:p text:style-name="Normal"/></text:note-body></text:note></text:span><text:span text:style-name="T467">, if necessary</text:span></text:p>
          </table:table-cell>
        </table:table-row>
        <table:table-row table:style-name="TableRow468">
          <table:table-cell table:style-name="TableCell469">
            <text:p text:style-name="Text_in_tables"/>
          </table:table-cell>
          <table:table-cell table:style-name="TableCell470">
            <text:p text:style-name="P471"/>
          </table:table-cell>
          <table:table-cell table:style-name="TableCell472">
            <text:p text:style-name="P473"/>
          </table:table-cell>
          <table:table-cell table:style-name="TableCell474">
            <text:p text:style-name="P475"/>
          </table:table-cell>
          <table:table-cell table:style-name="TableCell476">
            <text:p text:style-name="P477"/>
          </table:table-cell>
          <table:table-cell table:style-name="TableCell478">
            <text:p text:style-name="P479"/>
          </table:table-cell>
          <table:table-cell table:style-name="TableCell480">
            <text:p text:style-name="P481"/>
          </table:table-cell>
        </table:table-row>
      </table:table>
      <text:p text:style-name="Normal"/>
      <text:h text:style-name="Titre2" text:outline-level="2"><text:span text:style-name="T482">[R]<text:s/></text:span>Engaging the Research Community in Reusing your Dataset(s)</text:h>
      <table:table table:style-name="Table483">
        <table:table-columns>
          <table:table-column table:style-name="TableColumn484"/>
          <table:table-column table:style-name="TableColumn485"/>
        </table:table-columns>
        <table:table-row table:style-name="TableRow486">
          <table:table-cell table:style-name="TableCell487">
            <text:p text:style-name="Text_in_tables"><text:span text:style-name="T488">A1i.</text:span><text:span text:style-name="T489"><text:s/>What actions (if any) do you plan to promote or facilitate the reuse of published open data?</text:span></text:p>
          </table:table-cell>
          <table:table-cell table:style-name="TableCell490">
            <text:p text:style-name="Text_in_tables"/>
          </table:table-cell>
        </table:table-row>
      </table:table>
      <text:p text:style-name="Normal"/>
      <text:h text:style-name="P491" text:outline-level="1"/>
      <text:h text:style-name="Titre1" text:outline-level="1"><text:bookmark-start text:name="_Toc185095995"/><text:span text:style-name="T492">Annex 2.<text:s/></text:span>Data Protection Analysis<text:bookmark-end text:name="_Toc185095995"/></text:h>
      <text:h text:style-name="Titre2" text:outline-level="2"><text:span text:style-name="T493">[M]<text:s/></text:span>Data and Datasets<text:s/>Collected and/or Produced</text:h>
      <table:table table:style-name="Table494">
        <table:table-columns>
          <table:table-column table:style-name="TableColumn495"/>
          <table:table-column table:style-name="TableColumn496"/>
          <table:table-column table:style-name="TableColumn497"/>
        </table:table-columns>
        <table:table-row table:style-name="TableRow498">
          <table:table-cell table:style-name="TableCell499">
            <text:p text:style-name="Text_in_tables"><text:span text:style-name="T500">A2a.</text:span><text:span text:style-name="T501"><text:s/>How many participants will be included??</text:span></text:p>
          </table:table-cell>
          <table:table-cell table:style-name="TableCell502" table:number-columns-spanned="2">
            <text:p text:style-name="Text_in_tables">For a week of mobile phone location data, there are around 200 000 users. I intend to acquire a year of data which will likely result in a higher number of participants.<text:s/></text:p>
          </table:table-cell>
          <table:covered-table-cell/>
        </table:table-row>
        <table:table-row table:style-name="TableRow503">
          <table:table-cell table:style-name="TableCell504">
            <text:p text:style-name="Text_in_tables"><text:span text:style-name="T505">A2b.</text:span><text:span text:style-name="T506"><text:s/></text:span><text:span text:style-name="T507">Participants’ geographical location: do you consider only Swiss residents? UE residents? Others?</text:span></text:p>
          </table:table-cell>
          <table:table-cell table:style-name="TableCell508" table:number-columns-spanned="2">
            <text:p text:style-name="P509">I don’t have information about the residence of the participants, but I only use mobile phone data from users observed in Tanzania<text:s/></text:p>
          </table:table-cell>
          <table:covered-table-cell/>
        </table:table-row>
        <table:table-row table:style-name="TableRow510">
          <table:table-cell table:style-name="TableCell511">
            <text:p text:style-name="Text_in_tables"><text:span text:style-name="T512">A2c.</text:span><text:span text:style-name="T513"><text:s/></text:span>Consent: have you planned to get or already obtained the subjects’ consent?</text:p>
          </table:table-cell>
          <table:table-cell table:style-name="TableCell514">
            <text:p text:style-name="Text_in_tables"><text:span text:style-name="T515">x</text:span><text:span text:style-name="T516"> Yes</text:span></text:p>
            <text:p text:style-name="Text_in_tables"><text:span text:style-name="T517">☐</text:span><text:span text:style-name="T518"> No</text:span></text:p>
          </table:table-cell>
          <table:table-cell table:style-name="TableCell519">
            <text:p text:style-name="Text_in_tables"><text:span text:style-name="T520">Mobile apps obtain opt-in consent directly from users, usually during the first use launch.</text:span></text:p>
          </table:table-cell>
        </table:table-row>
      </table:table>
      <text:p text:style-name="Normal"/>
      <text:h text:style-name="Titre2" text:outline-level="2"><text:span text:style-name="T521">[M]<text:s/></text:span>Assessment Of 'Probably High-Risk' Data Processing (9 Criteria)</text:h>
      <text:p text:style-name="Normal">Under the current FADP<text:s/>(in force since September 1, 2023), the data controller (i.e., the person who determines the purpose and means of data processing) must conduct a Data Protection Impact Assessment (DPIA) if the processing poses high risks to data subjects. Additionally, if the GDPR applies to your project and two or more of the following criteria are met, a DPIA is required.</text:p>
      <table:table table:style-name="Table522">
        <table:table-columns>
          <table:table-column table:style-name="TableColumn523"/>
          <table:table-column table:style-name="TableColumn524"/>
          <table:table-column table:style-name="TableColumn525"/>
        </table:table-columns>
        <table:table-row table:style-name="TableRow526">
          <table:table-cell table:style-name="TableCell527">
            <text:p text:style-name="Text_in_tables"><text:span text:style-name="T528">A2d.</text:span><text:span text:style-name="T529"><text:s/></text:span>(1) The data processing involves: Evaluation or scoring, including profiling and predicting<text:span text:style-name="Appelnotedebasdep."><text:note text:note-class="footnote" text:id="_ftn9"><text:note-citation>10</text:note-citation><text:note-body><text:p text:style-name="P530"><text:span text:style-name="T531"><text:s/></text:span><text:span text:style-name="T532">Especially important if it involves “aspects concerning the data subject's performance at work, economic situation, health, personal preferences or interests, reliability or behavior, location or movements”</text:span></text:p><text:p text:style-name="Normal"/><text:p text:style-name="Normal"/><text:p text:style-name="Normal"/><text:p text:style-name="Normal"/><text:p text:style-name="Normal"/><text:p text:style-name="Normal"/></text:note-body></text:note></text:span></text:p>
          </table:table-cell>
          <table:table-cell table:style-name="TableCell533">
            <text:p text:style-name="Text_in_tables"><text:span text:style-name="T534">☐</text:span><text:span text:style-name="T535"> Yes</text:span></text:p>
            <text:p text:style-name="Text_in_tables"><text:span text:style-name="T536">x</text:span><text:span text:style-name="T537"> No</text:span></text:p>
          </table:table-cell>
          <table:table-cell table:style-name="TableCell538">
            <text:p text:style-name="Text_in_tables"/>
          </table:table-cell>
        </table:table-row>
        <text:soft-page-break/>
        <table:table-row table:style-name="TableRow539">
          <table:table-cell table:style-name="TableCell540">
            <text:p text:style-name="Text_in_tables"><text:span text:style-name="T541">A2e.</text:span><text:span text:style-name="T542"><text:s/></text:span>(2) The data processing involves: Automated decision making with legal or<text:s/>similar significant effect<text:span text:style-name="Appelnotedebasdep."><text:note text:note-class="footnote" text:id="_ftn10"><text:note-citation>11</text:note-citation><text:note-body><text:p text:style-name="P543"><text:span text:style-name="T544"><text:s/></text:span><text:span text:style-name="T545">Processing that aims at taking decisions on data subjects producing “legal effects concerning the natural person” or which “similarly significantly affects the natural person”</text:span></text:p><text:p text:style-name="Normal"/><text:p text:style-name="Normal"/><text:p text:style-name="Normal"/><text:p text:style-name="Normal"/><text:p text:style-name="Normal"/><text:p text:style-name="Normal"/></text:note-body></text:note></text:span></text:p>
          </table:table-cell>
          <table:table-cell table:style-name="TableCell546">
            <text:p text:style-name="Text_in_tables"><text:span text:style-name="T547">☐</text:span><text:span text:style-name="T548"> Yes</text:span></text:p>
            <text:p text:style-name="Text_in_tables"><text:span text:style-name="T549">x</text:span><text:span text:style-name="T550"> No</text:span></text:p>
          </table:table-cell>
          <table:table-cell table:style-name="TableCell551">
            <text:p text:style-name="P552"/>
          </table:table-cell>
        </table:table-row>
        <table:table-row table:style-name="TableRow553">
          <table:table-cell table:style-name="TableCell554">
            <text:p text:style-name="Text_in_tables"><text:span text:style-name="T555">A2f.</text:span><text:span text:style-name="T556"><text:s/></text:span>(3) The data<text:s/>processing involves: Systematic monitoring to observe, monitor or control data subjects<text:span text:style-name="Appelnotedebasdep."><text:note text:note-class="footnote" text:id="_ftn11"><text:note-citation>12</text:note-citation><text:note-body><text:p text:style-name="P557"><text:span text:style-name="T558"><text:s/></text:span><text:span text:style-name="T559">Including data collected through networks or “a systematic monitoring of a publicly accessible area”</text:span></text:p><text:p text:style-name="Normal"/><text:p text:style-name="Normal"/><text:p text:style-name="Normal"/><text:p text:style-name="Normal"/><text:p text:style-name="Normal"/><text:p text:style-name="Normal"/></text:note-body></text:note></text:span></text:p>
          </table:table-cell>
          <table:table-cell table:style-name="TableCell560">
            <text:p text:style-name="Text_in_tables"><text:span text:style-name="T561">☐</text:span><text:span text:style-name="T562"> Yes</text:span></text:p>
            <text:p text:style-name="Text_in_tables"><text:span text:style-name="T563">x</text:span><text:span text:style-name="T564"> No</text:span></text:p>
          </table:table-cell>
          <table:table-cell table:style-name="TableCell565">
            <text:p text:style-name="P566"/>
          </table:table-cell>
        </table:table-row>
        <table:table-row table:style-name="TableRow567">
          <table:table-cell table:style-name="TableCell568">
            <text:p text:style-name="Text_in_tables"><text:span text:style-name="T569">A2g.</text:span><text:span text:style-name="T570"><text:s/></text:span>(4) The data processing involves: Personal or sensitive data</text:p>
          </table:table-cell>
          <table:table-cell table:style-name="TableCell571">
            <text:p text:style-name="Text_in_tables"><text:span text:style-name="T572">x</text:span><text:span text:style-name="T573"> Yes</text:span></text:p>
            <text:p text:style-name="Text_in_tables"><text:span text:style-name="T574">☐</text:span><text:span text:style-name="T575"> No</text:span></text:p>
          </table:table-cell>
          <table:table-cell table:style-name="TableCell576">
            <text:p text:style-name="P577">The data includes variables such as device ID, IP address, geolocation and timestamps etc. which qualify as personal data</text:p>
          </table:table-cell>
        </table:table-row>
        <table:table-row table:style-name="TableRow578">
          <table:table-cell table:style-name="TableCell579">
            <text:p text:style-name="Text_in_tables"><text:span text:style-name="T580">A2h.</text:span><text:span text:style-name="T581"><text:s/></text:span>(5) The data processing involves: Data processed on a large scale</text:p>
          </table:table-cell>
          <table:table-cell table:style-name="TableCell582">
            <text:p text:style-name="Text_in_tables"><text:span text:style-name="T583">x</text:span><text:span text:style-name="T584"> Yes</text:span></text:p>
            <text:p text:style-name="Text_in_tables"><text:span text:style-name="T585">☐</text:span><text:span text:style-name="T586"> No</text:span></text:p>
          </table:table-cell>
          <table:table-cell table:style-name="TableCell587">
            <text:p text:style-name="P588">Yes, mobile<text:s/>phone data is gathered and aggregated from multiple thousand users</text:p>
          </table:table-cell>
        </table:table-row>
        <text:soft-page-break/>
        <table:table-row table:style-name="TableRow589">
          <table:table-cell table:style-name="TableCell590">
            <text:p text:style-name="Text_in_tables"><text:span text:style-name="T591">A2i.</text:span><text:span text:style-name="T592"><text:s/></text:span>(6) The data processing involves: Matching or combining datasets</text:p>
          </table:table-cell>
          <table:table-cell table:style-name="TableCell593">
            <text:p text:style-name="Text_in_tables"><text:span text:style-name="T594">☐</text:span><text:span text:style-name="T595"> Yes</text:span></text:p>
            <text:p text:style-name="Text_in_tables"><text:span text:style-name="T596">x<text:s/></text:span><text:span text:style-name="T597">No</text:span></text:p>
          </table:table-cell>
          <table:table-cell table:style-name="TableCell598">
            <text:p text:style-name="P599"/>
          </table:table-cell>
        </table:table-row>
        <table:table-row table:style-name="TableRow600">
          <table:table-cell table:style-name="TableCell601">
            <text:p text:style-name="Text_in_tables"><text:span text:style-name="T602">A2j.<text:s/></text:span>(7) The data processing involves: Data concerning vulnerable subjects<text:span text:style-name="Appelnotedebasdep."><text:note text:note-class="footnote" text:id="_ftn12"><text:note-citation>13</text:note-citation><text:note-body><text:p text:style-name="Notedebasdepage"><text:s/>Vulnerability<text:s/>situations may involve: physical or cognitive impairment; subordination to an authority figure or formal authority; social discrimination; stigmatization; unfavorable socio-economic conditions; increased physical or psychological sensitivity to interventions planned in research. The Swiss law defines certain people as<text:s/><text:a xlink:href="https://www.fedlex.admin.ch/eli/cc/2013/617/en#chap_3" office:target-frame-name="_top" xlink:show="replace">particularly vulnerable</text:a>, thus requiring special protection.</text:p><text:p text:style-name="Normal"/><text:p text:style-name="Normal"/><text:p text:style-name="Normal"/><text:p text:style-name="Normal"/><text:p text:style-name="Normal"/><text:p text:style-name="Normal"/></text:note-body></text:note></text:span><text:s/>(e.g.,<text:s/>children, adults lacking capacity, pregnant women, …)</text:p>
          </table:table-cell>
          <table:table-cell table:style-name="TableCell603">
            <text:p text:style-name="Text_in_tables"><text:span text:style-name="T604">x</text:span><text:span text:style-name="T605"> Yes</text:span></text:p>
            <text:p text:style-name="Text_in_tables"><text:span text:style-name="T606">☐</text:span><text:span text:style-name="T607"> No</text:span></text:p>
          </table:table-cell>
          <table:table-cell table:style-name="TableCell608">
            <text:p text:style-name="Text_in_tables"><text:span text:style-name="T609">As there is no particular target group</text:span><text:span text:style-name="T610">.<text:s/></text:span><text:span text:style-name="T611"><office:annotation office:name="8" xml:id="147151646"><dc:creator>Francesco Varrato</dc:creator><dc:date>2026-02-11T12:00:00</dc:date><meta:creator-initials>FV</meta:creator-initials><text:p text:style-name="CommentText">… but I guess there’s no real way for you to verify the ‘vulnerability’ status of subjects. One can imagine that people using a smartphone in a school or maternity hospital etc. may be tracked to discover their habits and infer their ‘vulnerability’ status, but this is a far stretched example. I’d say you can specify even more strongly that you will not be actively looking for fingerprints of vulnerable population’s segments. (You can then also point to the A2m. point)</text:p></office:annotation>V</text:span><text:span text:style-name="T612">ulnerable<text:s/></text:span><text:span text:style-name="T613">subjects might be involved if they own a device that is included in the dataset.</text:span><text:span text:style-name="T614"><office:annotation-end office:name="8"/></text:span></text:p>
          </table:table-cell>
        </table:table-row>
        <table:table-row table:style-name="TableRow615">
          <table:table-cell table:style-name="TableCell616">
            <text:p text:style-name="Text_in_tables"><text:span text:style-name="T617">A2k.</text:span><text:span text:style-name="T618"><text:s/></text:span>(8) The data processing involves: Innovative use or applying new technological or organizational solutions</text:p>
          </table:table-cell>
          <table:table-cell table:style-name="TableCell619">
            <text:p text:style-name="Text_in_tables"><text:span text:style-name="T620">☐</text:span><text:span text:style-name="T621"> Yes</text:span></text:p>
            <text:p text:style-name="Text_in_tables"><text:span text:style-name="T622">x</text:span><text:span text:style-name="T623"> No</text:span></text:p>
          </table:table-cell>
          <table:table-cell table:style-name="TableCell624">
            <text:p text:style-name="P625"/>
          </table:table-cell>
        </table:table-row>
        <table:table-row table:style-name="TableRow626">
          <table:table-cell table:style-name="TableCell627">
            <text:p text:style-name="Text_in_tables"><text:span text:style-name="T628">A2l.</text:span><text:span text:style-name="T629"><text:s/></text:span>(9)The processing in itself “prevents data subjects from exercising a right or using a service or a contract”</text:p>
          </table:table-cell>
          <table:table-cell table:style-name="TableCell630">
            <text:p text:style-name="Text_in_tables"><text:span text:style-name="T631">☐</text:span> Yes</text:p>
            <text:p text:style-name="Text_in_tables"><text:span text:style-name="T632">x</text:span> No</text:p>
          </table:table-cell>
          <table:table-cell table:style-name="TableCell633">
            <text:p text:style-name="P634"/>
          </table:table-cell>
        </table:table-row>
      </table:table>
      <text:p text:style-name="Normal"/>
      <text:h text:style-name="Titre2" text:outline-level="2"><text:span text:style-name="T635">[M]<text:s/></text:span>Security Measures</text:h>
      <table:table table:style-name="Table636">
        <table:table-columns>
          <table:table-column table:style-name="TableColumn637"/>
          <table:table-column table:style-name="TableColumn638"/>
          <table:table-column table:style-name="TableColumn639"/>
        </table:table-columns>
        <table:table-row table:style-name="TableRow640">
          <table:table-cell table:style-name="TableCell641">
            <text:p text:style-name="Text_in_tables"><text:span text:style-name="T642">A2m.</text:span><text:span text:style-name="T643"><text:s/></text:span>Is the data processed in a<text:s/>manner that ensures appropriate security<text:span text:style-name="Appelnotedebasdep."><text:note text:note-class="footnote" text:id="_ftn13"><text:note-citation>14</text:note-citation><text:note-body><text:p text:style-name="P644"><text:span text:style-name="T645"><text:s/>This might include<text:s/></text:span><text:span text:style-name="T646">protection against unauthorized or unlawful processing and against accidental loss, destruction, or damage.</text:span></text:p><text:p text:style-name="Normal"/><text:p text:style-name="Normal"/><text:p text:style-name="Normal"/><text:p text:style-name="Normal"/><text:p text:style-name="Normal"/><text:p text:style-name="Normal"/></text:note-body></text:note></text:span><text:s/>of the personal data using appropriate technical or<text:s/>organizational measures?</text:p>
          </table:table-cell>
          <table:table-cell table:style-name="TableCell647">
            <text:p text:style-name="Text_in_tables"><text:span text:style-name="T648">x</text:span><text:span text:style-name="T649"> Yes</text:span></text:p>
            <text:p text:style-name="Text_in_tables"><text:span text:style-name="T650">☐</text:span><text:span text:style-name="T651"> No</text:span></text:p>
          </table:table-cell>
          <table:table-cell table:style-name="TableCell652">
            <text:p text:style-name="Text_in_tables"><text:span text:style-name="T653">Yes, the data will not be used to identify or track any individual, it will only be used to calculate aggregate mobility statistics</text:span></text:p>
          </table:table-cell>
        </table:table-row>
        <text:soft-page-break/>
        <table:table-row table:style-name="TableRow654">
          <table:table-cell table:style-name="TableCell655">
            <text:p text:style-name="Text_in_tables"><text:span text:style-name="T656">A2n</text:span>. Which technical and organizational measures do you plan to ensure IT<text:s/>security?</text:p>
          </table:table-cell>
          <table:table-cell table:style-name="TableCell657" table:number-columns-spanned="2">
            <text:p text:style-name="Text_in_tables"><text:span text:style-name="T658">The data will only be shared with a very limited number of people.</text:span><text:span text:style-name="T659"><text:s/></text:span><text:span text:style-name="T660">Access rights are monitored through the EPFL identity management system</text:span><text:span text:style-name="T661"><office:annotation office:name="9" xml:id="1086424067"><dc:creator>Francesco Varrato</dc:creator><dc:date>2026-02-11T12:04:00</dc:date><meta:creator-initials>FV</meta:creator-initials><text:p text:style-name="CommentText">In case you can already specify these members names or roles, it would be better. Otherwise I suggest you are a little bit more specific on at least whether these project members all belong to your research group or not.</text:p></office:annotation>. Only project members</text:span><text:span text:style-name="T662"><office:annotation-end office:name="9"/></text:span><text:span text:style-name="T663"><text:s/>have access to the NAS system through the<text:s/></text:span><text:span text:style-name="T664"><office:annotation office:name="10" xml:id="1159437655"><dc:creator>Francesco Varrato</dc:creator><dc:date>2026-02-11T12:02:00</dc:date><meta:creator-initials>FV</meta:creator-initials><text:p text:style-name="CommentText">EPFL network locally or EPFL via Cisco AnyConnect VPN?</text:p></office:annotation>local network<text:s/></text:span><text:span text:style-name="T665"><office:annotation-end office:name="10"/></text:span><text:span text:style-name="T666">with their login credentials</text:span></text:p>
          </table:table-cell>
          <table:covered-table-cell/>
        </table:table-row>
        <table:table-row table:style-name="TableRow667">
          <table:table-cell table:style-name="TableCell668">
            <text:p text:style-name="Text_in_tables"><text:span text:style-name="T669">A2o.</text:span><text:span text:style-name="T670"><text:s/></text:span>How do you ensure that technical and organizational measures are appropriate and correctly implemented regarding the risks?</text:p>
          </table:table-cell>
          <table:table-cell table:style-name="TableCell671" table:number-columns-spanned="2">
            <text:p text:style-name="Text_in_tables"><text:span text:style-name="T672">This will be handled by<text:s/></text:span><text:span text:style-name="T673"><office:annotation office:name="11" xml:id="1403778174"><dc:creator>Francesco Varrato</dc:creator><dc:date>2026-02-11T12:05:00</dc:date><meta:creator-initials>FV</meta:creator-initials><text:p text:style-name="CommentText">,,, “that manage the RCP facility” (or any other info about the specific EPFL service involved. Even if it’s a repetition.</text:p></office:annotation>EPFL IT</text:span><text:span text:style-name="T674"><office:annotation-end office:name="11"/></text:span><text:span text:style-name="T675">.</text:span></text:p>
          </table:table-cell>
          <table:covered-table-cell/>
        </table:table-row>
        <table:table-row table:style-name="TableRow676">
          <table:table-cell table:style-name="TableCell677">
            <text:p text:style-name="Text_in_tables"><text:span text:style-name="T678">A2p</text:span>. Do you plan to share personal research data with another EPFL entity?</text:p>
          </table:table-cell>
          <table:table-cell table:style-name="TableCell679">
            <text:p text:style-name="Text_in_tables"><text:span text:style-name="T680">☐</text:span><text:span text:style-name="T681"> Yes</text:span><text:span text:style-name="T682"><text:line-break/></text:span><text:span text:style-name="T683">x</text:span><text:span text:style-name="T684"> No</text:span></text:p>
          </table:table-cell>
          <table:table-cell table:style-name="TableCell685">
            <text:p text:style-name="Text_in_tables"/>
          </table:table-cell>
        </table:table-row>
        <table:table-row table:style-name="TableRow686">
          <table:table-cell table:style-name="TableCell687">
            <text:p text:style-name="Text_in_tables"><text:span text:style-name="T688">A2q.</text:span><text:span text:style-name="T689"><text:s/></text:span><text:span text:style-name="T690">Do you plan to share personal research data with anyone outside of EPFL?</text:span></text:p>
          </table:table-cell>
          <table:table-cell table:style-name="TableCell691">
            <text:p text:style-name="Text_in_tables"><text:span text:style-name="T692">☐</text:span><text:span text:style-name="T693"> Yes</text:span></text:p>
            <text:p text:style-name="Text_in_tables"><text:span text:style-name="T694">x</text:span><text:span text:style-name="T695"> No</text:span></text:p>
          </table:table-cell>
          <table:table-cell table:style-name="TableCell696">
            <text:p text:style-name="P697"/>
          </table:table-cell>
        </table:table-row>
        <table:table-row table:style-name="TableRow698">
          <table:table-cell table:style-name="TableCell699">
            <text:p text:style-name="Text_in_tables"><text:span text:style-name="T700">A2r.</text:span><text:span text:style-name="T701"><text:s/></text:span>Do you plan to work with a data processor<text:span text:style-name="Appelnotedebasdep."><text:note text:note-class="footnote" text:id="_ftn14"><text:note-citation>15</text:note-citation><text:note-body><text:p text:style-name="P702"><text:span text:style-name="T703"><text:s/></text:span><text:span text:style-name="T704">E.g., private company or other entity that carries out the data processing on the behalf of your research<text:s/></text:span><text:span text:style-name="T705">group or laboratory.</text:span></text:p><text:p text:style-name="Normal"/><text:p text:style-name="Normal"/><text:p text:style-name="Normal"/><text:p text:style-name="Normal"/><text:p text:style-name="Normal"/><text:p text:style-name="Normal"/></text:note-body></text:note></text:span>?</text:p>
          </table:table-cell>
          <table:table-cell table:style-name="TableCell706">
            <text:p text:style-name="Text_in_tables"><text:span text:style-name="T707">☐</text:span><text:span text:style-name="T708"> Yes</text:span></text:p>
            <text:p text:style-name="Text_in_tables"><text:span text:style-name="T709">x</text:span><text:span text:style-name="T710"> No</text:span></text:p>
          </table:table-cell>
          <table:table-cell table:style-name="TableCell711">
            <text:p text:style-name="P712"/>
          </table:table-cell>
        </table:table-row>
        <text:soft-page-break/>
        <table:table-row table:style-name="TableRow713">
          <table:table-cell table:style-name="TableCell714">
            <text:p text:style-name="Text_in_tables"><text:span text:style-name="T715">A2s.</text:span><text:span text:style-name="T716"><text:s/></text:span>Do you have a process in place for granting and revoking appropriate user access (incl. privileged access rights and roles)?</text:p>
          </table:table-cell>
          <table:table-cell table:style-name="TableCell717">
            <text:p text:style-name="Text_in_tables"><text:span text:style-name="T718">x</text:span><text:span text:style-name="T719"> Yes</text:span></text:p>
            <text:p text:style-name="Text_in_tables"><text:span text:style-name="T720">☐</text:span><text:span text:style-name="T721"> No</text:span></text:p>
          </table:table-cell>
          <table:table-cell table:style-name="TableCell722">
            <text:p text:style-name="Text_in_tables"><text:span text:style-name="T723"><office:annotation office:name="12" xml:id="673206298"><dc:creator>Francesco Varrato</dc:creator><dc:date>2026-02-11T12:06:00</dc:date><meta:creator-initials>FV</meta:creator-initials><text:p text:style-name="CommentText">Here you need to tell how you may be able to revoke these access rights, just in case. In principle, it is sufficient to contact the EPFL service (see previous comment)</text:p></office:annotation>Access rights are monitored through the EPFL identity management<text:s/></text:span><text:span text:style-name="T724">system. Only project members have access to the NAS system through the local network with their login credentials</text:span><text:span text:style-name="T725"><office:annotation-end office:name="12"/></text:span></text:p>
          </table:table-cell>
        </table:table-row>
        <table:table-row table:style-name="TableRow726">
          <table:table-cell table:style-name="TableCell727">
            <text:p text:style-name="Text_in_tables"><text:span text:style-name="T728">A2t.<text:s/></text:span>Do you have standards for isolating sensitive data and procedures or technologies in place to protect it from unauthorized access and tampering?</text:p>
          </table:table-cell>
          <table:table-cell table:style-name="TableCell729">
            <text:p text:style-name="Text_in_tables"><text:span text:style-name="T730">☐</text:span><text:span text:style-name="T731"> Yes</text:span></text:p>
            <text:p text:style-name="Text_in_tables"><text:span text:style-name="T732">x</text:span><text:span text:style-name="T733"> No</text:span></text:p>
          </table:table-cell>
          <table:table-cell table:style-name="TableCell734">
            <text:p text:style-name="Text_in_tables"><text:span text:style-name="T735">No. The access to the data will be limited to a selected group of people (as mentioned before).</text:span></text:p>
          </table:table-cell>
        </table:table-row>
        <table:table-row table:style-name="TableRow736">
          <table:table-cell table:style-name="TableCell737">
            <text:p text:style-name="Text_in_tables"><text:span text:style-name="T738">A2u.</text:span><text:span text:style-name="T739"><text:s/></text:span>Do you plan to implement Privacy-by-Design or by-Default<text:span text:style-name="Appelnotedebasdep."><text:note text:note-class="footnote" text:id="_ftn15"><text:note-citation>16</text:note-citation><text:note-body><text:p text:style-name="P740"><text:s/>Privacy by Designs: if personal or sensitive data are involved, privacy measures are taken since the initial research stages and throughout its complete development. Privacy by default: if the research includes choices for individuals on how much personal data they share, the default settings should be the most privacy friendly ones. See also<text:s/><text:a xlink:href="https://gdpr.eu/article-25-data-protection-by-design" office:target-frame-name="_top" xlink:show="replace"><text:span text:style-name="Lienhypertexte">https://gdpr.eu/article-25-data-protection-by-design</text:span></text:a>.</text:p><text:p text:style-name="Normal"/><text:p text:style-name="Normal"/><text:p text:style-name="Normal"/><text:p text:style-name="Normal"/><text:p text:style-name="Normal"/><text:p text:style-name="Normal"/></text:note-body></text:note></text:span>?</text:p>
          </table:table-cell>
          <table:table-cell table:style-name="TableCell741">
            <text:p text:style-name="Text_in_tables"><text:span text:style-name="T742">x</text:span><text:span text:style-name="T743"> Yes</text:span></text:p>
            <text:p text:style-name="Text_in_tables"><text:span text:style-name="T744">☐</text:span><text:span text:style-name="T745"> No</text:span></text:p>
          </table:table-cell>
          <table:table-cell table:style-name="TableCell746">
            <text:p text:style-name="Text_in_tables"><text:span text:style-name="T747"><office:annotation office:name="13" xml:id="1578637759"><dc:creator>Francesco Varrato</dc:creator><dc:date>2026-02-11T12:09:00</dc:date><meta:creator-initials>FV</meta:creator-initials><text:p text:style-name="CommentText">If you obtain by the Quadrant service coordinates that are already truncated, or encrypted data, or data that does not contain any identifier nor quasi-identifier that’s not useful to your research (= if you minimize the data collection), then you could actually argue even better here in favor of the privacy-by-design approach.</text:p></office:annotation>Privacy-by-design. The measures are limiting the access to<text:s/></text:span><text:span text:style-name="T748">the data to a few selected people.</text:span><text:span text:style-name="T749"><office:annotation-end office:name="13"/></text:span></text:p>
          </table:table-cell>
        </table:table-row>
        <table:table-row table:style-name="TableRow750">
          <table:table-cell table:style-name="TableCell751">
            <text:p text:style-name="Text_in_tables"><text:span text:style-name="T752">A2v.</text:span><text:span text:style-name="T753"><text:s/></text:span>How do you plan to ensure the traceability of personal data?<text:span text:style-name="Appelnotedebasdep."><text:note text:note-class="footnote" text:id="_ftn16"><text:note-citation>17</text:note-citation><text:note-body><text:p text:style-name="P754"><text:span text:style-name="T755"><text:s/></text:span><text:span text:style-name="T756">Within the scope of the new FADP, you must keep the event logs related to personal data processing for a period of 2 years.</text:span></text:p><text:p text:style-name="Normal"/><text:p text:style-name="Normal"/><text:p text:style-name="Normal"/><text:p text:style-name="Normal"/><text:p text:style-name="Normal"/><text:p text:style-name="Normal"/></text:note-body></text:note></text:span></text:p>
          </table:table-cell>
          <table:table-cell table:style-name="TableCell757" table:number-columns-spanned="2">
            <text:p text:style-name="Text_in_tables"><text:span text:style-name="T758"><office:annotation office:name="14" xml:id="915034058"><dc:creator>Francesco Varrato</dc:creator><dc:date>2026-02-11T12:14:00</dc:date><meta:creator-initials>FV</meta:creator-initials><text:p text:style-name="CommentText">As per footnote 17, within the scope of the<text:s/><text:a xlink:href="https://www.fedlex.admin.ch/eli/cc/2022/491/en" office:target-frame-name="_top" xlink:show="replace"><text:span text:style-name="Hyperlink">FADP</text:span></text:a>, you must keep the event logs related to personal data processing for a period of 2 years.</text:p><text:p text:style-name="CommentText">This means having a document (logs) that says who accessed/created/modified/exported/transferred/deleted which personal data, when, and how. You must keep these logs for at least two years, separate from the data themselves.<text:s/><text:line-break/>This also means one needs to distinguish data retention from log retention.</text:p></office:annotation>?</text:span><text:span text:style-name="T759"><office:annotation-end office:name="14"/></text:span></text:p>
          </table:table-cell>
          <table:covered-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Normal" style:display-name="Normal" style:family="paragraph">
      <style:text-properties style:font-name="Arial" style:font-name-complex="Arial" fo:font-size="10pt" style:font-size-asian="10pt" style:font-size-complex="10pt" fo:language="en" fo:country="US" style:language-asian="fr" style:country-asian="FR" fo:hyphenate="false"/>
    </style:style>
    <style:style style:name="DefaultParagraphFont" style:display-name="Default Paragraph Font" style:family="text"/>
    <style:style style:name="Titre1" style:display-name="Titre 1" style:family="paragraph" style:parent-style-name="Normal" style:next-style-name="Normal" style:default-outline-level="1">
      <style:paragraph-properties fo:margin-top="0.1666in"/>
      <style:text-properties fo:font-weight="bold" style:font-weight-asian="bold" style:font-weight-complex="bold" fo:font-size="14pt" style:font-size-asian="14pt" style:font-size-complex="14pt" fo:hyphenate="false"/>
    </style:style>
    <style:style style:name="Titre2" style:display-name="Titre 2" style:family="paragraph" style:parent-style-name="Titre1" style:next-style-name="Normal" style:default-outline-level="2">
      <style:text-properties fo:font-size="12pt" style:font-size-asian="12pt" style:font-size-complex="12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Policepardéfaut" style:display-name="Police par défaut" style:family="text"/>
    <style:style style:name="Heading1Char" style:display-name="Heading 1 Char" style:family="text" style:parent-style-name="Policepardéfaut">
      <style:text-properties style:font-name="Arial" style:font-name-complex="Arial" fo:font-weight="bold" style:font-weight-asian="bold" style:font-weight-complex="bold" fo:font-size="14pt" style:font-size-asian="14pt" style:font-size-complex="14pt" fo:language="en" fo:country="US" style:language-asian="fr" style:country-asian="FR"/>
    </style:style>
    <style:style style:name="Heading2Char" style:display-name="Heading 2 Char" style:family="text" style:parent-style-name="Policepardéfaut">
      <style:text-properties style:font-name="Arial" style:font-name-complex="Arial" fo:font-weight="bold" style:font-weight-asian="bold" style:font-weight-complex="bold" fo:font-size="12pt" style:font-size-asian="12pt" style:font-size-complex="12pt" fo:language="en" fo:country="US" style:language-asian="fr" style:country-asian="FR"/>
    </style:style>
    <style:style style:name="Heading3Char" style:display-name="Heading 3 Char" style:family="text" style:parent-style-name="Policepardéfau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Policepardéfau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Policepardéfaut">
      <style:text-properties style:font-name-asian="Times New Roman" style:font-name-complex="Times New Roman" fo:color="#0F4761"/>
    </style:style>
    <style:style style:name="Heading6Char" style:display-name="Heading 6 Char" style:family="text" style:parent-style-name="Policepardéfau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Policepardéfaut">
      <style:text-properties style:font-name-asian="Times New Roman" style:font-name-complex="Times New Roman" fo:color="#595959"/>
    </style:style>
    <style:style style:name="Heading8Char" style:display-name="Heading 8 Char" style:family="text" style:parent-style-name="Policepardéfau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sian="Times New Roman" fo:font-weight="bold" style:font-weight-asian="bold" style:font-weight-complex="bold" fo:letter-spacing="-0.0069in" fo:font-size="18pt" style:font-size-asian="18pt" style:font-size-complex="18pt" fo:hyphenate="false"/>
    </style:style>
    <style:style style:name="TitleChar" style:display-name="Title Char" style:family="text" style:parent-style-name="Policepardéfaut">
      <style:text-properties style:font-name="Arial" style:font-name-asian="Times New Roman" style:font-name-complex="Arial" fo:font-weight="bold" style:font-weight-asian="bold" style:font-weight-complex="bold" fo:letter-spacing="-0.0069in" style:letter-kerning="true" fo:font-size="18pt" style:font-size-asian="18pt" style:font-size-complex="18pt" fo:language="en" fo:country="US" style:language-asian="fr" style:country-asian="FR"/>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HeaderFooter" style:display-name="Header/Footer" style:family="paragraph" style:parent-style-name="Pieddepage">
      <style:paragraph-properties fo:text-align="end" fo:margin-top="0.0833in"/>
      <style:text-properties fo:font-size="8pt" style:font-size-asian="8pt" style:font-size-complex="8pt" fo:hyphenate="false"/>
    </style:style>
    <style:style style:name="HeaderFooterChar" style:display-name="Header/Footer Char" style:family="text" style:parent-style-name="FooterChar">
      <style:text-properties style:font-name="Arial" style:font-name-complex="Arial" fo:font-size="8pt" style:font-size-asian="8pt" style:font-size-complex="8pt" fo:language="en" fo:country="US" style:language-asian="fr" style:country-asian="FR"/>
    </style:style>
    <style:style style:name="En-têtedetabledesmatières" style:display-name="En-tête de table des matières" style:family="paragraph" style:parent-style-name="Titre1" style:next-style-name="Normal" style:default-outline-level="1">
      <style:paragraph-properties fo:keep-with-next="always" fo:keep-together="always" fo:margin-bottom="0in"/>
      <style:text-properties style:font-name="Aptos Display" style:font-name-asian="Times New Roman" style:font-name-complex="Times New Roman" fo:font-weight="normal" style:font-weight-asian="normal" style:font-weight-complex="normal" fo:color="#0F4761" style:letter-kerning="false" fo:font-size="16pt" style:font-size-asian="16pt" style:font-size-complex="16pt" style:language-asian="en" style:country-asian="U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false"/>
    </style:style>
    <style:style style:name="Explaining" style:display-name="Explaining" style:family="paragraph" style:parent-style-name="Normal">
      <style:paragraph-properties style:vertical-align="baseline" fo:line-height="100%">
        <style:tab-stops>
          <style:tab-stop style:type="left" style:position="2.3638in"/>
        </style:tab-stops>
      </style:paragraph-properties>
      <style:text-properties style:font-name-asian="Arial" style:letter-kerning="false" fo:font-size="11pt" style:font-size-asian="11pt" style:font-size-complex="11pt" style:language-asian="en" style:country-asian="US" fo:hyphenate="false"/>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Standard" style:display-name="Standard" style:family="paragraph">
      <style:paragraph-properties style:vertical-align="baseline" fo:margin-bottom="0.0833in" fo:line-height="100%"/>
      <style:text-properties style:font-name="Arial" style:font-name-asian="Arial" style:font-name-complex="Arial" style:letter-kerning="false" fo:font-size="12pt" style:font-size-asian="12pt" fo:hyphenate="false"/>
    </style:style>
    <style:style style:name="Heading2bis" style:display-name="Heading 2 bis" style:family="paragraph" style:parent-style-name="Titre2" style:default-outline-level="2">
      <style:paragraph-properties style:vertical-align="baseline" fo:margin-bottom="0.0277in" fo:line-height="100%"/>
      <style:text-properties style:font-name-asian="Arial" fo:font-variant="small-caps" fo:color="#C00000" style:letter-kerning="false" fo:font-size="14pt" style:font-size-asian="14pt" style:language-asian="en" style:country-asian="US" fo:hyphenate="false"/>
    </style:style>
    <style:style style:name="ExplainingChar" style:display-name="Explaining Char" style:family="text" style:parent-style-name="Policepardéfaut">
      <style:text-properties style:font-name="Arial" style:font-name-asian="Arial" style:font-name-complex="Arial" fo:language="en" fo:country="US"/>
    </style:style>
    <style:style style:name="Notedebasdepage" style:display-name="Note de bas de page" style:family="paragraph" style:parent-style-name="Normal">
      <style:paragraph-properties fo:margin-bottom="0in" fo:line-height="100%"/>
      <style:text-properties fo:font-size="8pt" style:font-size-asian="8pt" fo:hyphenate="false"/>
    </style:style>
    <style:style style:name="FootnoteTextChar" style:display-name="Footnote Text Char" style:family="text" style:parent-style-name="Policepardéfaut">
      <style:text-properties style:font-name="Arial" style:font-name-complex="Arial" fo:font-size="8pt" style:font-size-asian="8pt" style:font-size-complex="10pt" fo:language="en" fo:country="US" style:language-asian="fr" style:country-asian="FR"/>
    </style:style>
    <style:style style:name="Appelnotedebasdep." style:display-name="Appel note de bas de p." style:family="text" style:parent-style-name="Policepardéfaut">
      <style:text-properties style:text-position="super 59%"/>
    </style:style>
    <style:style style:name="Footnote" style:display-name="Footnote" style:family="paragraph" style:parent-style-name="Normal">
      <style:paragraph-properties style:vertical-align="baseline" fo:margin-bottom="0.0833in" fo:line-height="100%"/>
      <style:text-properties style:font-name-asian="Arial" style:letter-kerning="false" fo:font-size="8pt" style:font-size-asian="8pt" style:font-size-complex="11pt" fo:language="fr" fo:country="CH" style:language-asian="en" style:country-asian="US" fo:hyphenate="false"/>
    </style:style>
    <style:style style:name="NormalWeb" style:display-name="Normal (Web)" style:family="paragraph" style:parent-style-name="Standard">
      <style:text-properties style:font-name="Times New Roman" style:font-name-asian="Times New Roman" style:font-name-complex="Times New Roman" style:font-size-complex="12pt" fo:hyphenate="false"/>
    </style:style>
    <style:style style:name="Examples" style:display-name="Examples" style:family="paragraph" style:parent-style-name="Standard">
      <style:paragraph-properties fo:margin-top="0.1666in"/>
      <style:text-properties fo:font-style="italic" style:font-style-asian="italic" fo:font-size="11pt" style:font-size-asian="11pt" style:font-size-complex="12pt" fo:language="en" fo:country="US" style:language-asian="fr" style:country-asian="CH" fo:hyphenate="false"/>
    </style:style>
    <style:style style:name="EndnoteSymbol" style:display-name="Endnote Symbol" style:family="text"/>
    <style:style style:name="Text_in_tables" style:display-name="Text_in_tables" style:family="paragraph" style:parent-style-name="Normal">
      <style:paragraph-properties fo:margin-top="0.0833in" fo:margin-bottom="0.0833in" fo:line-height="100%"/>
      <style:text-properties style:font-name-asian="Calibri" fo:hyphenate="false"/>
    </style:style>
    <style:style style:name="ExamplesChar" style:display-name="Examples Char" style:family="text" style:parent-style-name="Policepardéfaut">
      <style:text-properties style:font-name="Arial" style:font-name-asian="Arial" style:font-name-complex="Arial" fo:font-style="italic" style:font-style-asian="italic" style:font-size-complex="12pt" fo:language="en" fo:country="US" style:language-asian="fr" style:country-asian="CH"/>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hyphenate="false"/>
    </style:style>
    <style:style style:name="CommentTextChar" style:display-name="Comment Text Char" style:family="text" style:parent-style-name="DefaultParagraphFont">
      <style:text-properties style:font-name="Arial" style:font-name-complex="Arial" fo:font-size="10pt" style:font-size-asian="10pt" style:font-size-complex="10pt" fo:language="en" fo:country="US" style:language-asian="fr" style:country-asian="FR"/>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style:font-name-complex="Arial" fo:font-weight="bold" style:font-weight-asian="bold" style:font-weight-complex="bold" fo:font-size="10pt" style:font-size-asian="10pt" style:font-size-complex="10pt" fo:language="en" fo:country="US" style:language-asian="fr" style:country-asian="F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Revision" style:display-name="Revision" style:family="paragraph">
      <style:paragraph-properties fo:margin-bottom="0in" fo:line-height="100%"/>
      <style:text-properties style:font-name="Arial" style:font-name-complex="Arial" fo:font-size="10pt" style:font-size-asian="10pt" style:font-size-complex="10pt" fo:language="en" fo:country="US" style:language-asian="fr" style:country-asian="FR" fo:hyphenate="true"/>
    </style:style>
    <style:style style:name="FootnoteReference" style:display-name="Footnote Reference" style:family="text" style:parent-style-name="DefaultParagraphFont">
      <style:text-properties style:text-position="super 59%"/>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1" style:display-name="Header Char1" style:family="text" style:parent-style-name="DefaultParagraphFont">
      <style:text-properties style:font-name="Arial" style:font-name-complex="Arial" fo:font-size="10pt" style:font-size-asian="10pt" style:font-size-complex="10pt" fo:language="en" fo:country="US" style:language-asian="fr" style:country-asian="FR"/>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1" style:display-name="Footer Char1" style:family="text" style:parent-style-name="DefaultParagraphFont">
      <style:text-properties style:font-name="Arial" style:font-name-complex="Arial" fo:font-size="10pt" style:font-size-asian="10pt" style:font-size-complex="10pt" fo:language="en" fo:country="US" style:language-asian="fr" style:country-asian="FR"/>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fo:color="#FF0000"/>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Symbol"/>
    </style:style>
    <style:style style:name="WW_CharLFO2LVL4" style:family="text">
      <style:text-properties style:font-name="Symbol"/>
    </style:style>
    <style:style style:name="WW_CharLFO2LVL5" style:family="text">
      <style:text-properties style:font-name="Symbol"/>
    </style:style>
    <style:style style:name="WW_CharLFO2LVL6" style:family="text">
      <style:text-properties style:font-name="Symbol"/>
    </style:style>
    <style:style style:name="WW_CharLFO2LVL7" style:family="text">
      <style:text-properties style:font-name="Symbol"/>
    </style:style>
    <style:style style:name="WW_CharLFO2LVL8" style:family="text">
      <style:text-properties style:font-name="Symbol"/>
    </style:style>
    <style:style style:name="WW_CharLFO2LVL9"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2" text:style-name="WW_CharLFO2LVL2"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3" text:style-name="WW_CharLFO2LVL3"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4" text:style-name="WW_CharLFO2LVL4"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5" text:style-name="WW_CharLFO2LVL5"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6" text:style-name="WW_CharLFO2LVL6"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7" text:style-name="WW_CharLFO2LVL7"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8" text:style-name="WW_CharLFO2LVL8"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level-style-bullet text:level="9" text:style-name="WW_CharLFO2LVL9" text:bullet-char="">
        <style:list-level-properties text:space-before="0.4583in" text:min-label-width="0.25in" text:list-level-position-and-space-mode="label-alignment">
          <style:list-level-label-alignment text:label-followed-by="listtab" fo:margin-left="0.7083in" fo:text-indent="-0.25in"/>
        </style:list-level-properties>
        <style:text-properties style:font-name="Symbol"/>
      </text:list-level-style-bullet>
    </text:list-style>
    <style:page-layout style:name="PL0">
      <style:page-layout-properties fo:page-width="11.693in" fo:page-height="8.268in" style:print-orientation="landscape" fo:margin-top="0.4923in" fo:margin-left="0.8861in" fo:margin-bottom="0.4923in" fo:margin-right="0.9472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2" style:parent-style-name="Pieddepage" style:family="paragraph">
      <style:paragraph-properties>
        <style:tab-stops>
          <style:tab-stop style:type="center" style:position="3.3465in"/>
          <style:tab-stop style:type="right" style:position="6.693in"/>
        </style:tab-stops>
      </style:paragraph-properties>
    </style:style>
    <style:style style:name="T3" style:parent-style-name="Policepardéfaut" style:family="text">
      <style:text-properties fo:font-size="7.5pt" style:font-size-asian="7.5pt" style:font-size-complex="7.5pt" style:language-asian="fr" style:country-asian="CH"/>
    </style:style>
    <style:style style:name="T4" style:parent-style-name="Policepardéfaut" style:family="text">
      <style:text-properties fo:font-size="7.5pt" style:font-size-asian="7.5pt" style:font-size-complex="7.5pt" fo:language="fr" fo:country="CH"/>
    </style:style>
    <style:style style:name="T5" style:parent-style-name="Policepardéfaut" style:family="text">
      <style:text-properties fo:font-size="7.5pt" style:font-size-asian="7.5pt" style:font-size-complex="7.5pt" fo:language="fr" fo:country="CH"/>
    </style:style>
    <style:style style:name="T6" style:parent-style-name="Policepardéfaut" style:family="text">
      <style:text-properties fo:font-size="7.5pt" style:font-size-asian="7.5pt" style:font-size-complex="7.5pt" fo:language="fr" fo:country="CH"/>
    </style:style>
    <style:style style:name="T7" style:parent-style-name="Policepardéfaut" style:family="text">
      <style:text-properties fo:font-size="7.5pt" style:font-size-asian="7.5pt" style:font-size-complex="7.5pt" fo:language="fr" fo:country="CH"/>
    </style:style>
    <style:style style:name="T8" style:parent-style-name="Policepardéfaut" style:family="text">
      <style:text-properties fo:font-size="7.5pt" style:font-size-asian="7.5pt" style:font-size-complex="7.5pt" fo:language="fr" fo:country="CH"/>
    </style:style>
    <style:style style:name="T9" style:parent-style-name="Policepardéfaut" style:family="text">
      <style:text-properties fo:language="fr" fo:country="CH"/>
    </style:style>
    <style:style style:name="T10" style:parent-style-name="Lienhypertexte" style:family="text">
      <style:text-properties fo:font-size="7.5pt" style:font-size-asian="7.5pt" style:font-size-complex="7.5pt" fo:language="fr" fo:country="CH"/>
    </style:style>
    <style:style style:name="P11" style:parent-style-name="Pieddepage" style:family="paragraph">
      <style:paragraph-properties>
        <style:tab-stops>
          <style:tab-stop style:type="center" style:position="3.15in"/>
          <style:tab-stop style:type="right" style:position="6.693in"/>
        </style:tab-stops>
      </style:paragraph-properties>
    </style:style>
    <style:style style:name="T12" style:parent-style-name="Policepardéfaut" style:family="text">
      <style:text-properties fo:font-size="7.5pt" style:font-size-asian="7.5pt" style:font-size-complex="7.5pt"/>
    </style:style>
    <style:style style:name="T13" style:parent-style-name="Policepardéfaut" style:family="text">
      <style:text-properties fo:font-size="7.5pt" style:font-size-asian="7.5pt" style:font-size-complex="7.5pt"/>
    </style:style>
    <style:style style:name="T14" style:parent-style-name="Policepardéfaut" style:family="text">
      <style:text-properties fo:font-size="7.5pt" style:font-size-asian="7.5pt" style:font-size-complex="7.5pt"/>
    </style:style>
    <style:style style:name="T15" style:parent-style-name="Lienhypertexte" style:family="text">
      <style:text-properties fo:font-size="7.5pt" style:font-size-asian="7.5pt" style:font-size-complex="7.5pt"/>
    </style:style>
    <style:style style:family="graphic" style:name="a0" style:parent-style-name="Graphics">
      <style:graphic-properties fo:border="0.01042in none" fo:background-color="transparent" style:wrap="parallel" style:wrap-contour="false" style:horizontal-rel="page" style:vertical-rel="page" style:horizontal-pos="from-left" style:vertical-pos="from-top"/>
    </style:style>
    <style:style style:family="graphic" style:name="a1" style:parent-style-name="Graphics">
      <style:graphic-properties fo:border="0.01042in none" fo:background-color="transparent" style:wrap="run-through" style:run-through="foreground" style:horizontal-rel="page" style:vertical-rel="paragraph" style:horizontal-pos="from-left" style:vertical-pos="from-top" draw:allow-overlap="false"/>
    </style:style>
  </office:automatic-styles>
  <office:master-styles>
    <style:master-page style:name="MP0" style:page-layout-name="PL0">
      <style:header>
        <text:p text:style-name="HeaderFooter"><draw:frame draw:z-index="251659264" draw:style-name="a0" draw:name="Image 3" text:anchor-type="paragraph" svg:x="0.66944in" svg:y="0.45641in" svg:width="0.75197in" svg:height="0.32677in" style:rel-width="scale" style:rel-height="scale"><draw:image xlink:href="media/image1.emf" xlink:type="simple" xlink:show="embed" xlink:actuate="onLoad"/><svg:title/><svg:desc/></draw:frame>EPFL v3.4 – Dec 2024</text:p>
      </style:header>
      <style:footer>
        <text:p text:style-name="P2"><text:span text:style-name="T3"><draw:frame draw:z-index="251661312" draw:style-name="a1" draw:name="Image 36" text:anchor-type="paragraph" svg:x="0.66944in" svg:y="0.03403in" svg:width="0.08268in" svg:height="0.07087in" style:rel-width="scale" style:rel-height="scale"><draw:image xlink:href="media/image2.emf" xlink:type="simple" xlink:show="embed" xlink:actuate="onLoad"/><svg:title/><svg:desc/></draw:frame></text:span><text:span text:style-name="T4">Bibliothèque</text:span><text:span text:style-name="T5"><text:tab/>page<text:s/></text:span><text:span text:style-name="T6"><text:page-number text:fixed="false">1</text:page-number></text:span><text:span text:style-name="T7"><text:s/>of<text:s/></text:span><text:span text:style-name="T8"><text:page-count>6</text:page-count></text:span><text:span text:style-name="T9"><text:tab/></text:span><text:a xlink:href="mailto:researchdata@epfl.ch" office:target-frame-name="_top" xlink:show="replace"><text:span text:style-name="T10">researchdata@epfl.ch</text:span></text:a></text:p>
        <text:p text:style-name="P11"><text:span text:style-name="T12">Research Data Management Team</text:span><text:span text:style-name="T13"><text:tab/></text:span><text:span text:style-name="T14"><text:tab/></text:span><text:a xlink:href="https://go.epfl.ch/rdm" office:target-frame-name="_top" xlink:show="replace"><text:span text:style-name="T15">go.epfl.ch/rdm</text:span></text: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hiara Gabella</meta:initial-creator>
    <dc:creator>Francesco Varrato</dc:creator>
    <meta:creation-date>2026-02-04T15:02:00Z</meta:creation-date>
    <dc:date>2026-02-11T11:15:00Z</dc:date>
    <meta:template xlink:href="Normal" xlink:type="simple"/>
    <meta:editing-cycles>9</meta:editing-cycles>
    <meta:editing-duration>PT39180S</meta:editing-duration>
    <meta:document-statistic meta:page-count="18" meta:paragraph-count="28" meta:word-count="2163" meta:character-count="14465" meta:row-count="102" meta:non-whitespace-character-count="12330"/>
  </office:meta>
</office:document-meta>
</file>